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1.70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6.011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4cm" fo:break-before="auto" style:use-optimal-row-height="true"/>
    </style:style>
    <style:style style:name="ro4" style:family="table-row">
      <style:table-row-properties style:row-height="0.725cm" fo:break-before="auto" style:use-optimal-row-height="true"/>
    </style:style>
    <style:style style:name="ta1" style:family="table" style:master-page-name="PageStyle_5f_Hist_20_0">
      <style:table-properties table:display="true" style:writing-mode="lr-tb"/>
    </style:style>
    <style:style style:name="ta2" style:family="table" style:master-page-name="PageStyle_5f_Hist_20_1">
      <style:table-properties table:display="true" style:writing-mode="lr-tb"/>
    </style:style>
    <style:style style:name="ta3" style:family="table" style:master-page-name="PageStyle_5f_Hist_20_2">
      <style:table-properties table:display="true" style:writing-mode="lr-tb"/>
    </style:style>
    <style:style style:name="ta4" style:family="table" style:master-page-name="PageStyle_5f_Hist_20_3">
      <style:table-properties table:display="true" style:writing-mode="lr-tb"/>
    </style:style>
    <style:style style:name="ta5" style:family="table" style:master-page-name="PageStyle_5f_QQ_20_3">
      <style:table-properties table:display="true" style:writing-mode="lr-tb"/>
    </style:style>
    <style:style style:name="ta6" style:family="table" style:master-page-name="PageStyle_5f_ChiSq_20_3">
      <style:table-properties table:display="true" style:writing-mode="lr-tb"/>
    </style:style>
    <style:style style:name="ta7" style:family="table" style:master-page-name="PageStyle_5f_ChiSq_20_6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133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33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 style:data-style-name="N138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fo:padding="0.071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st 0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8"/>
        <table:table-column table:style-name="co1" table:default-cell-style-name="Default"/>
        <table:table-column table:style-name="co3" table:default-cell-style-name="ce18"/>
        <table:table-column table:style-name="co1" table:number-columns-repeated="1015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table:style-name="ce19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  <table:table-cell table:style-name="ce19" office:value-type="string" calcext:value-type="string">
            <text:p>Sort data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1" table:style-name="ta2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8"/>
        <table:table-column table:style-name="co1" table:default-cell-style-name="Default"/>
        <table:table-column table:style-name="co3" table:default-cell-style-name="ce18"/>
        <table:table-column table:style-name="co1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19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19" office:value-type="string" calcext:value-type="string">
            <text:p>Fix interval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table:style-name="ce19" office:value-type="string" calcext:value-type="string">
            <text:p>Count hits (Oi)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2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8"/>
        <table:table-column table:style-name="co1" table:default-cell-style-name="Default"/>
        <table:table-column table:style-name="co3" table:default-cell-style-name="ce18"/>
        <table:table-column table:style-name="co1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0" office:value-type="string" calcext:value-type="string">
            <text:p>xmin</text:p>
          </table:table-cell>
          <table:table-cell table:style-name="ce20" office:value-type="string" calcext:value-type="string">
            <text:p>xmax</text:p>
          </table:table-cell>
          <table:table-cell table:style-name="ce23"/>
          <table:table-cell table:style-name="ce20" office:value-type="string" calcext:value-type="string">
            <text:p>Observed</text:p>
          </table:table-cell>
          <table:table-cell/>
          <table:table-cell table:style-name="ce19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3"/>
          <table:table-cell table:style-name="ce22" office:value-type="float" office:value="114" calcext:value-type="float">
            <text:p>114</text:p>
          </table:table-cell>
          <table:table-cell/>
          <table:table-cell table:style-name="ce19" office:value-type="string" calcext:value-type="string">
            <text:p>Draw histogram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table:style-name="ce23"/>
          <table:table-cell table:style-name="ce22" office:value-type="float" office:value="52" calcext:value-type="float">
            <text:p>5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23"/>
          <table:table-cell table:style-name="ce22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80" calcext:value-type="float">
            <text:p>80</text:p>
          </table:table-cell>
          <table:table-cell table:style-name="ce23"/>
          <table:table-cell table:style-name="ce22" office:value-type="float" office:value="19" calcext:value-type="float">
            <text:p>19</text:p>
          </table:table-cell>
          <table:table-cell/>
          <table:table-cell table:style-name="ce19"/>
          <table:table-cell/>
          <table:table-cell table:style-name="ce25" office:value-type="string" calcext:value-type="string">
            <text:p>n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0" calcext:value-type="float">
            <text:p>100</text:p>
          </table:table-cell>
          <table:table-cell table:style-name="ce23"/>
          <table:table-cell table:style-name="ce22" office:value-type="float" office:value="12" calcext:value-type="float">
            <text:p>12</text:p>
          </table:table-cell>
          <table:table-cell/>
          <table:table-cell table:style-name="ce19"/>
          <table:table-cell/>
          <table:table-cell table:style-name="ce25" office:value-type="string" calcext:value-type="string">
            <text:p>k</text:p>
          </table:table-cell>
          <table:table-cell table:style-name="ce25" table:formula="of:=SQRT([.L5])" office:value-type="float" office:value="12.6095202129185" calcext:value-type="float">
            <text:p>12,6095202129185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/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ce25" office:value-type="string" calcext:value-type="string">
            <text:p>lowest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40" calcext:value-type="float">
            <text:p>140</text:p>
          </table:table-cell>
          <table:table-cell table:style-name="ce23"/>
          <table:table-cell table:style-name="ce22" office:value-type="float" office:value="6" calcext:value-type="float">
            <text:p>6</text:p>
          </table:table-cell>
          <table:table-cell table:number-columns-repeated="3"/>
          <table:table-cell table:style-name="ce25" office:value-type="string" calcext:value-type="string">
            <text:p>highest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60" calcext:value-type="float">
            <text:p>16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range</text:p>
          </table:table-cell>
          <table:table-cell table:style-name="ce25" table:formula="of:=256/13" office:value-type="float" office:value="19.6923076923077" calcext:value-type="float">
            <text:p>19,6923076923077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80" calcext:value-type="float">
            <text:p>18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3"/>
          <table:table-cell table:style-name="ce25" table:number-columns-repeated="4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00" calcext:value-type="float">
            <text:p>20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13 buckets in 20er Schritten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/>
          <table:table-cell table:style-name="ce22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4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240" calcext:value-type="float">
            <text:p>240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60" calcext:value-type="float">
            <text:p>26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0" table:number-columns-repeated="2"/>
          <table:table-cell table:style-name="ce23"/>
          <table:table-cell table:style-name="ce20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1"/>
          <table:table-cell table:style-name="ce2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2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22"/>
          <table:table-cell table:style-name="ce24"/>
          <table:table-cell table:style-name="ce22"/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3" table:style-name="ta4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8"/>
        <table:table-column table:style-name="co1" table:default-cell-style-name="Default"/>
        <table:table-column table:style-name="co3" table:default-cell-style-name="ce18"/>
        <table:table-column table:style-name="co1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0" office:value-type="string" calcext:value-type="string">
            <text:p>xmin</text:p>
          </table:table-cell>
          <table:table-cell table:style-name="ce20" office:value-type="string" calcext:value-type="string">
            <text:p>xmax</text:p>
          </table:table-cell>
          <table:table-cell table:style-name="ce23"/>
          <table:table-cell table:style-name="ce20" office:value-type="string" calcext:value-type="string">
            <text:p>Observed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3"/>
          <table:table-cell table:style-name="ce22" office:value-type="float" office:value="114" calcext:value-type="float">
            <text:p>11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table:style-name="ce23"/>
          <table:table-cell table:style-name="ce22" office:value-type="float" office:value="52" calcext:value-type="float">
            <text:p>5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23"/>
          <table:table-cell table:style-name="ce22" office:value-type="float" office:value="38" calcext:value-type="float">
            <text:p>38</text:p>
          </table:table-cell>
          <table:table-cell table:number-columns-repeated="2"/>
          <table:table-cell table:style-name="ce19" office:value-type="string" calcext:value-type="string">
            <text:p>Next step: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80" calcext:value-type="float">
            <text:p>80</text:p>
          </table:table-cell>
          <table:table-cell table:style-name="ce23"/>
          <table:table-cell table:style-name="ce22" office:value-type="float" office:value="19" calcext:value-type="float">
            <text:p>19</text:p>
          </table:table-cell>
          <table:table-cell/>
          <table:table-cell table:style-name="ce19"/>
          <table:table-cell table:style-name="ce19" office:value-type="string" calcext:value-type="string">
            <text:p>Compute F^(-1)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0" calcext:value-type="float">
            <text:p>100</text:p>
          </table:table-cell>
          <table:table-cell table:style-name="ce23"/>
          <table:table-cell table:style-name="ce22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/>
          <table:table-cell table:style-name="ce2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40" calcext:value-type="float">
            <text:p>140</text:p>
          </table:table-cell>
          <table:table-cell table:style-name="ce23"/>
          <table:table-cell table:style-name="ce2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60" calcext:value-type="float">
            <text:p>16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80" calcext:value-type="float">
            <text:p>18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00" calcext:value-type="float">
            <text:p>200</text:p>
          </table:table-cell>
          <table:table-cell table:style-name="ce23"/>
          <table:table-cell table:style-name="ce2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/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240" calcext:value-type="float">
            <text:p>240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60" calcext:value-type="float">
            <text:p>26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table:style-name="ce9" office:value-type="string" calcext:value-type="string">
            <text:p>Looks exponentially distributed!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>
            <draw:frame draw:z-index="0" draw:name="Chart 2" draw:style-name="gr1" draw:text-style-name="P1" svg:width="23.097cm" svg:height="12.724cm" svg:x="0.547cm" svg:y="0.132cm">
              <draw:object draw:notify-on-update-of-ranges="'Hist 3'.D2:'Hist 3'.E11 'Hist 3'.G2:'Hist 3'.G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0" table:number-columns-repeated="2"/>
          <table:table-cell table:style-name="ce23"/>
          <table:table-cell table:style-name="ce20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1"/>
          <table:table-cell table:style-name="ce2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2" table:number-columns-repeated="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22"/>
          <table:table-cell table:style-name="ce23"/>
          <table:table-cell table:style-name="ce2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22"/>
          <table:table-cell table:style-name="ce24"/>
          <table:table-cell table:style-name="ce22" table:formula="of:=SUM([.G81:.G9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Q 3" table:style-name="ta5">
        <office:forms form:automatic-focus="false" form:apply-design-mode="false"/>
        <table:shapes>
          <draw:frame draw:z-index="0" draw:style-name="gr2" draw:text-style-name="P1" svg:width="17.804cm" svg:height="12.072cm" svg:x="17.183cm" svg:y="1.401cm">
            <draw:object draw:notify-on-update-of-ranges="'QQ 3'.G1:'QQ 3'.G260 'QQ 3'.F1:'QQ 3'.F2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ce18"/>
        <table:table-column table:style-name="co4" table:default-cell-style-name="ce12"/>
        <table:table-column table:style-name="co4" table:default-cell-style-name="ce14"/>
        <table:table-column table:style-name="co1" table:default-cell-style-name="Default"/>
        <table:table-column table:style-name="co4" table:default-cell-style-name="ce18"/>
        <table:table-column table:style-name="co3" table:default-cell-style-name="ce18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ce19" office:value-type="string" calcext:value-type="string">
            <text:p>j</text:p>
          </table:table-cell>
          <table:table-cell table:style-name="ce66" office:value-type="string" calcext:value-type="string">
            <text:p>(j-1/2)/n</text:p>
          </table:table-cell>
          <table:table-cell table:style-name="ce22" office:value-type="string" calcext:value-type="string">
            <text:p>F^(-1)</text:p>
          </table:table-cell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table:style-name="ce27" office:value-type="string" calcext:value-type="string">
            <text:p>n</text:p>
          </table:table-cell>
          <table:table-cell table:style-name="ce27" office:value-type="float" office:value="259" calcext:value-type="float">
            <text:p>259</text:p>
          </table:table-cell>
          <table:table-cell table:style-name="ce22"/>
          <table:table-cell table:style-name="ce19" office:value-type="float" office:value="1" calcext:value-type="float">
            <text:p>1</text:p>
          </table:table-cell>
          <table:table-cell table:style-name="ce66" table:formula="of:=([.D2]-0.5)/[.$B$2]" office:value-type="float" office:value="0.00193050193050193" calcext:value-type="float">
            <text:p>0,00193050193050193</text:p>
          </table:table-cell>
          <table:table-cell table:style-name="ce68" table:formula="of:=-(1/[.$B$6])*LN(1-[.E2])" office:value-type="float" office:value="0.0789957905334322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66" table:formula="of:=([.D3]-0.5)/[.$B$2]" office:value-type="float" office:value="0.00579150579150579" calcext:value-type="float">
            <text:p>0,00579150579150579</text:p>
          </table:table-cell>
          <table:table-cell table:style-name="ce68" table:formula="of:=-(1/[.$B$6])*LN(1-[.E3])" office:value-type="float" office:value="0.23744679851648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office:value-type="string" calcext:value-type="string">
            <text:p>Next Step: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Average</text:p>
          </table:table-cell>
          <table:table-cell table:style-name="ce22" table:formula="of:=AVERAGE([.G2:.G260])" office:value-type="float" office:value="40.8803088803089" calcext:value-type="float">
            <text:p>40,8803088803089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66" table:formula="of:=([.D4]-0.5)/[.$B$2]" office:value-type="float" office:value="0.00965250965250965" calcext:value-type="float">
            <text:p>0,00965250965250965</text:p>
          </table:table-cell>
          <table:table-cell table:style-name="ce68" table:formula="of:=-(1/[.$B$6])*LN(1-[.E4])" office:value-type="float" office:value="0.396514348939377" calcext:value-type="float">
            <text:p>0,4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office:value-type="string" calcext:value-type="string">
            <text:p>Fix intervals</text:p>
          </table:table-cell>
          <table:table-cell table:number-columns-repeated="1008"/>
        </table:table-row>
        <table:table-row table:style-name="ro1">
          <table:table-cell table:style-name="ce22" table:number-columns-repeated="2"/>
          <table:table-cell/>
          <table:table-cell table:style-name="ce19" office:value-type="float" office:value="4" calcext:value-type="float">
            <text:p>4</text:p>
          </table:table-cell>
          <table:table-cell table:style-name="ce66" table:formula="of:=([.D5]-0.5)/[.$B$2]" office:value-type="float" office:value="0.0135135135135135" calcext:value-type="float">
            <text:p>0,0135135135135135</text:p>
          </table:table-cell>
          <table:table-cell table:style-name="ce68" table:formula="of:=-(1/[.$B$6])*LN(1-[.E5])" office:value-type="float" office:value="0.556203258558239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office:value-type="string" calcext:value-type="string">
            <text:p>Count hits (Oi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mbda</text:p>
          </table:table-cell>
          <table:table-cell table:formula="of:=1/[.B4]" office:value-type="float" office:value="0.0244616547034378" calcext:value-type="float">
            <text:p>0,0244616547034378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66" table:formula="of:=([.D6]-0.5)/[.$B$2]" office:value-type="float" office:value="0.0173745173745174" calcext:value-type="float">
            <text:p>0,0173745173745174</text:p>
          </table:table-cell>
          <table:table-cell table:style-name="ce68" table:formula="of:=-(1/[.$B$6])*LN(1-[.E6])" office:value-type="float" office:value="0.716518400797187" calcext:value-type="float">
            <text:p>0,7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office:value-type="string" calcext:value-type="string">
            <text:p>Find expected values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6" table:formula="of:=([.D7]-0.5)/[.$B$2]" office:value-type="float" office:value="0.0212355212355212" calcext:value-type="float">
            <text:p>0,0212355212355212</text:p>
          </table:table-cell>
          <table:table-cell table:style-name="ce68" table:formula="of:=-(1/[.$B$6])*LN(1-[.E7])" office:value-type="float" office:value="0.877464706640768" calcext:value-type="float">
            <text:p>0,8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" calcext:value-type="float">
            <text:p>7</text:p>
          </table:table-cell>
          <table:table-cell table:style-name="ce66" table:formula="of:=([.D8]-0.5)/[.$B$2]" office:value-type="float" office:value="0.0250965250965251" calcext:value-type="float">
            <text:p>0,0250965250965251</text:p>
          </table:table-cell>
          <table:table-cell table:style-name="ce68" table:formula="of:=-(1/[.$B$6])*LN(1-[.E8])" office:value-type="float" office:value="1.039047165544" calcext:value-type="float">
            <text:p>1,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66" table:formula="of:=([.D9]-0.5)/[.$B$2]" office:value-type="float" office:value="0.028957528957529" calcext:value-type="float">
            <text:p>0,028957528957529</text:p>
          </table:table-cell>
          <table:table-cell table:style-name="ce68" table:formula="of:=-(1/[.$B$6])*LN(1-[.E9])" office:value-type="float" office:value="1.2012708263605" calcext:value-type="float">
            <text:p>1,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" calcext:value-type="float">
            <text:p>9</text:p>
          </table:table-cell>
          <table:table-cell table:style-name="ce66" table:formula="of:=([.D10]-0.5)/[.$B$2]" office:value-type="float" office:value="0.0328185328185328" calcext:value-type="float">
            <text:p>0,0328185328185328</text:p>
          </table:table-cell>
          <table:table-cell table:style-name="ce68" table:formula="of:=-(1/[.$B$6])*LN(1-[.E10])" office:value-type="float" office:value="1.36414079828903" calcext:value-type="float">
            <text:p>1,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6" table:formula="of:=([.D11]-0.5)/[.$B$2]" office:value-type="float" office:value="0.0366795366795367" calcext:value-type="float">
            <text:p>0,0366795366795367</text:p>
          </table:table-cell>
          <table:table-cell table:style-name="ce68" table:formula="of:=-(1/[.$B$6])*LN(1-[.E11])" office:value-type="float" office:value="1.5276622518391" calcext:value-type="float">
            <text:p>1,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" calcext:value-type="float">
            <text:p>11</text:p>
          </table:table-cell>
          <table:table-cell table:style-name="ce66" table:formula="of:=([.D12]-0.5)/[.$B$2]" office:value-type="float" office:value="0.0405405405405405" calcext:value-type="float">
            <text:p>0,0405405405405405</text:p>
          </table:table-cell>
          <table:table-cell table:style-name="ce68" table:formula="of:=-(1/[.$B$6])*LN(1-[.E12])" office:value-type="float" office:value="1.69184041981584" calcext:value-type="float">
            <text:p>1,6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" calcext:value-type="float">
            <text:p>12</text:p>
          </table:table-cell>
          <table:table-cell table:style-name="ce66" table:formula="of:=([.D13]-0.5)/[.$B$2]" office:value-type="float" office:value="0.0444015444015444" calcext:value-type="float">
            <text:p>0,0444015444015444</text:p>
          </table:table-cell>
          <table:table-cell table:style-name="ce68" table:formula="of:=-(1/[.$B$6])*LN(1-[.E13])" office:value-type="float" office:value="1.85668059832476" calcext:value-type="float">
            <text:p>1,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" calcext:value-type="float">
            <text:p>13</text:p>
          </table:table-cell>
          <table:table-cell table:style-name="ce66" table:formula="of:=([.D14]-0.5)/[.$B$2]" office:value-type="float" office:value="0.0482625482625483" calcext:value-type="float">
            <text:p>0,0482625482625483</text:p>
          </table:table-cell>
          <table:table-cell table:style-name="ce68" table:formula="of:=-(1/[.$B$6])*LN(1-[.E14])" office:value-type="float" office:value="2.02218814779693" calcext:value-type="float">
            <text:p>2,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" calcext:value-type="float">
            <text:p>14</text:p>
          </table:table-cell>
          <table:table-cell table:style-name="ce66" table:formula="of:=([.D15]-0.5)/[.$B$2]" office:value-type="float" office:value="0.0521235521235521" calcext:value-type="float">
            <text:p>0,0521235521235521</text:p>
          </table:table-cell>
          <table:table-cell table:style-name="ce68" table:formula="of:=-(1/[.$B$6])*LN(1-[.E15])" office:value-type="float" office:value="2.18836849403484" calcext:value-type="float">
            <text:p>2,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" calcext:value-type="float">
            <text:p>15</text:p>
          </table:table-cell>
          <table:table-cell table:style-name="ce66" table:formula="of:=([.D16]-0.5)/[.$B$2]" office:value-type="float" office:value="0.055984555984556" calcext:value-type="float">
            <text:p>0,055984555984556</text:p>
          </table:table-cell>
          <table:table-cell table:style-name="ce68" table:formula="of:=-(1/[.$B$6])*LN(1-[.E16])" office:value-type="float" office:value="2.35522712927977" calcext:value-type="float">
            <text:p>2,3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style-name="ce66" table:formula="of:=([.D17]-0.5)/[.$B$2]" office:value-type="float" office:value="0.0598455598455598" calcext:value-type="float">
            <text:p>0,0598455598455598</text:p>
          </table:table-cell>
          <table:table-cell table:style-name="ce68" table:formula="of:=-(1/[.$B$6])*LN(1-[.E17])" office:value-type="float" office:value="2.52276961330095" calcext:value-type="float">
            <text:p>2,5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" calcext:value-type="float">
            <text:p>17</text:p>
          </table:table-cell>
          <table:table-cell table:style-name="ce66" table:formula="of:=([.D18]-0.5)/[.$B$2]" office:value-type="float" office:value="0.0637065637065637" calcext:value-type="float">
            <text:p>0,0637065637065637</text:p>
          </table:table-cell>
          <table:table-cell table:style-name="ce68" table:formula="of:=-(1/[.$B$6])*LN(1-[.E18])" office:value-type="float" office:value="2.69100157450708" calcext:value-type="float">
            <text:p>2,6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" calcext:value-type="float">
            <text:p>18</text:p>
          </table:table-cell>
          <table:table-cell table:style-name="ce66" table:formula="of:=([.D19]-0.5)/[.$B$2]" office:value-type="float" office:value="0.0675675675675676" calcext:value-type="float">
            <text:p>0,0675675675675676</text:p>
          </table:table-cell>
          <table:table-cell table:style-name="ce68" table:formula="of:=-(1/[.$B$6])*LN(1-[.E19])" office:value-type="float" office:value="2.85992871108095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" calcext:value-type="float">
            <text:p>19</text:p>
          </table:table-cell>
          <table:table-cell table:style-name="ce66" table:formula="of:=([.D20]-0.5)/[.$B$2]" office:value-type="float" office:value="0.0714285714285714" calcext:value-type="float">
            <text:p>0,0714285714285714</text:p>
          </table:table-cell>
          <table:table-cell table:style-name="ce68" table:formula="of:=-(1/[.$B$6])*LN(1-[.E20])" office:value-type="float" office:value="3.02955679213748" calcext:value-type="float">
            <text:p>3,0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" calcext:value-type="float">
            <text:p>20</text:p>
          </table:table-cell>
          <table:table-cell table:style-name="ce66" table:formula="of:=([.D21]-0.5)/[.$B$2]" office:value-type="float" office:value="0.0752895752895753" calcext:value-type="float">
            <text:p>0,0752895752895753</text:p>
          </table:table-cell>
          <table:table-cell table:style-name="ce68" table:formula="of:=-(1/[.$B$6])*LN(1-[.E21])" office:value-type="float" office:value="3.19989165890593" calcext:value-type="float">
            <text:p>3,2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" calcext:value-type="float">
            <text:p>21</text:p>
          </table:table-cell>
          <table:table-cell table:style-name="ce66" table:formula="of:=([.D22]-0.5)/[.$B$2]" office:value-type="float" office:value="0.0791505791505792" calcext:value-type="float">
            <text:p>0,0791505791505792</text:p>
          </table:table-cell>
          <table:table-cell table:style-name="ce68" table:formula="of:=-(1/[.$B$6])*LN(1-[.E22])" office:value-type="float" office:value="3.37093922593687" calcext:value-type="float">
            <text:p>3,3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" calcext:value-type="float">
            <text:p>22</text:p>
          </table:table-cell>
          <table:table-cell table:style-name="ce66" table:formula="of:=([.D23]-0.5)/[.$B$2]" office:value-type="float" office:value="0.083011583011583" calcext:value-type="float">
            <text:p>0,083011583011583</text:p>
          </table:table-cell>
          <table:table-cell table:style-name="ce68" table:formula="of:=-(1/[.$B$6])*LN(1-[.E23])" office:value-type="float" office:value="3.54270548233446" calcext:value-type="float">
            <text:p>3,5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" calcext:value-type="float">
            <text:p>23</text:p>
          </table:table-cell>
          <table:table-cell table:style-name="ce66" table:formula="of:=([.D24]-0.5)/[.$B$2]" office:value-type="float" office:value="0.0868725868725869" calcext:value-type="float">
            <text:p>0,0868725868725869</text:p>
          </table:table-cell>
          <table:table-cell table:style-name="ce68" table:formula="of:=-(1/[.$B$6])*LN(1-[.E24])" office:value-type="float" office:value="3.71519649301475" calcext:value-type="float">
            <text:p>3,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" calcext:value-type="float">
            <text:p>24</text:p>
          </table:table-cell>
          <table:table-cell table:style-name="ce66" table:formula="of:=([.D25]-0.5)/[.$B$2]" office:value-type="float" office:value="0.0907335907335907" calcext:value-type="float">
            <text:p>0,0907335907335907</text:p>
          </table:table-cell>
          <table:table-cell table:style-name="ce68" table:formula="of:=-(1/[.$B$6])*LN(1-[.E25])" office:value-type="float" office:value="3.88841839999064" calcext:value-type="float">
            <text:p>3,8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" calcext:value-type="float">
            <text:p>25</text:p>
          </table:table-cell>
          <table:table-cell table:style-name="ce66" table:formula="of:=([.D26]-0.5)/[.$B$2]" office:value-type="float" office:value="0.0945945945945946" calcext:value-type="float">
            <text:p>0,0945945945945946</text:p>
          </table:table-cell>
          <table:table-cell table:style-name="ce68" table:formula="of:=-(1/[.$B$6])*LN(1-[.E26])" office:value-type="float" office:value="4.06237742368417" calcext:value-type="float">
            <text:p>4,0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6" calcext:value-type="float">
            <text:p>26</text:p>
          </table:table-cell>
          <table:table-cell table:style-name="ce66" table:formula="of:=([.D27]-0.5)/[.$B$2]" office:value-type="float" office:value="0.0984555984555985" calcext:value-type="float">
            <text:p>0,0984555984555985</text:p>
          </table:table-cell>
          <table:table-cell table:style-name="ce68" table:formula="of:=-(1/[.$B$6])*LN(1-[.E27])" office:value-type="float" office:value="4.23707986426688" calcext:value-type="float">
            <text:p>4,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7" calcext:value-type="float">
            <text:p>27</text:p>
          </table:table-cell>
          <table:table-cell table:style-name="ce66" table:formula="of:=([.D28]-0.5)/[.$B$2]" office:value-type="float" office:value="0.102316602316602" calcext:value-type="float">
            <text:p>0,102316602316602</text:p>
          </table:table-cell>
          <table:table-cell table:style-name="ce68" table:formula="of:=-(1/[.$B$6])*LN(1-[.E28])" office:value-type="float" office:value="4.41253210302887" calcext:value-type="float">
            <text:p>4,4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8" calcext:value-type="float">
            <text:p>28</text:p>
          </table:table-cell>
          <table:table-cell table:style-name="ce66" table:formula="of:=([.D29]-0.5)/[.$B$2]" office:value-type="float" office:value="0.106177606177606" calcext:value-type="float">
            <text:p>0,106177606177606</text:p>
          </table:table-cell>
          <table:table-cell table:style-name="ce68" table:formula="of:=-(1/[.$B$6])*LN(1-[.E29])" office:value-type="float" office:value="4.58874060377745" calcext:value-type="float">
            <text:p>4,5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9" calcext:value-type="float">
            <text:p>29</text:p>
          </table:table-cell>
          <table:table-cell table:style-name="ce66" table:formula="of:=([.D30]-0.5)/[.$B$2]" office:value-type="float" office:value="0.11003861003861" calcext:value-type="float">
            <text:p>0,11003861003861</text:p>
          </table:table-cell>
          <table:table-cell table:style-name="ce68" table:formula="of:=-(1/[.$B$6])*LN(1-[.E30])" office:value-type="float" office:value="4.76571191426599" calcext:value-type="float">
            <text:p>4,7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0" calcext:value-type="float">
            <text:p>30</text:p>
          </table:table-cell>
          <table:table-cell table:style-name="ce66" table:formula="of:=([.D31]-0.5)/[.$B$2]" office:value-type="float" office:value="0.113899613899614" calcext:value-type="float">
            <text:p>0,113899613899614</text:p>
          </table:table-cell>
          <table:table-cell table:style-name="ce68" table:formula="of:=-(1/[.$B$6])*LN(1-[.E31])" office:value-type="float" office:value="4.94345266765388" calcext:value-type="float">
            <text:p>4,9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1" calcext:value-type="float">
            <text:p>31</text:p>
          </table:table-cell>
          <table:table-cell table:style-name="ce66" table:formula="of:=([.D32]-0.5)/[.$B$2]" office:value-type="float" office:value="0.117760617760618" calcext:value-type="float">
            <text:p>0,117760617760618</text:p>
          </table:table-cell>
          <table:table-cell table:style-name="ce68" table:formula="of:=-(1/[.$B$6])*LN(1-[.E32])" office:value-type="float" office:value="5.12196958399833" calcext:value-type="float">
            <text:p>5,1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2" calcext:value-type="float">
            <text:p>32</text:p>
          </table:table-cell>
          <table:table-cell table:style-name="ce66" table:formula="of:=([.D33]-0.5)/[.$B$2]" office:value-type="float" office:value="0.121621621621622" calcext:value-type="float">
            <text:p>0,121621621621622</text:p>
          </table:table-cell>
          <table:table-cell table:style-name="ce68" table:formula="of:=-(1/[.$B$6])*LN(1-[.E33])" office:value-type="float" office:value="5.30126947177893" calcext:value-type="float">
            <text:p>5,3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3" calcext:value-type="float">
            <text:p>33</text:p>
          </table:table-cell>
          <table:table-cell table:style-name="ce66" table:formula="of:=([.D34]-0.5)/[.$B$2]" office:value-type="float" office:value="0.125482625482625" calcext:value-type="float">
            <text:p>0,125482625482625</text:p>
          </table:table-cell>
          <table:table-cell table:style-name="ce68" table:formula="of:=-(1/[.$B$6])*LN(1-[.E34])" office:value-type="float" office:value="5.48135922945576" calcext:value-type="float">
            <text:p>5,4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4" calcext:value-type="float">
            <text:p>34</text:p>
          </table:table-cell>
          <table:table-cell table:style-name="ce66" table:formula="of:=([.D35]-0.5)/[.$B$2]" office:value-type="float" office:value="0.129343629343629" calcext:value-type="float">
            <text:p>0,129343629343629</text:p>
          </table:table-cell>
          <table:table-cell table:style-name="ce68" table:formula="of:=-(1/[.$B$6])*LN(1-[.E35])" office:value-type="float" office:value="5.66224584706196" calcext:value-type="float">
            <text:p>5,6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5" calcext:value-type="float">
            <text:p>35</text:p>
          </table:table-cell>
          <table:table-cell table:style-name="ce66" table:formula="of:=([.D36]-0.5)/[.$B$2]" office:value-type="float" office:value="0.133204633204633" calcext:value-type="float">
            <text:p>0,133204633204633</text:p>
          </table:table-cell>
          <table:table-cell table:style-name="ce68" table:formula="of:=-(1/[.$B$6])*LN(1-[.E36])" office:value-type="float" office:value="5.84393640783173" calcext:value-type="float">
            <text:p>5,8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6" calcext:value-type="float">
            <text:p>36</text:p>
          </table:table-cell>
          <table:table-cell table:style-name="ce66" table:formula="of:=([.D37]-0.5)/[.$B$2]" office:value-type="float" office:value="0.137065637065637" calcext:value-type="float">
            <text:p>0,137065637065637</text:p>
          </table:table-cell>
          <table:table-cell table:style-name="ce68" table:formula="of:=-(1/[.$B$6])*LN(1-[.E37])" office:value-type="float" office:value="6.02643808986464" calcext:value-type="float">
            <text:p>6,0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7" calcext:value-type="float">
            <text:p>37</text:p>
          </table:table-cell>
          <table:table-cell table:style-name="ce66" table:formula="of:=([.D38]-0.5)/[.$B$2]" office:value-type="float" office:value="0.140926640926641" calcext:value-type="float">
            <text:p>0,140926640926641</text:p>
          </table:table-cell>
          <table:table-cell table:style-name="ce68" table:formula="of:=-(1/[.$B$6])*LN(1-[.E38])" office:value-type="float" office:value="6.20975816782724" calcext:value-type="float">
            <text:p>6,2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8" calcext:value-type="float">
            <text:p>38</text:p>
          </table:table-cell>
          <table:table-cell table:style-name="ce66" table:formula="of:=([.D39]-0.5)/[.$B$2]" office:value-type="float" office:value="0.144787644787645" calcext:value-type="float">
            <text:p>0,144787644787645</text:p>
          </table:table-cell>
          <table:table-cell table:style-name="ce68" table:formula="of:=-(1/[.$B$6])*LN(1-[.E39])" office:value-type="float" office:value="6.39390401469309" calcext:value-type="float">
            <text:p>6,3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39" calcext:value-type="float">
            <text:p>39</text:p>
          </table:table-cell>
          <table:table-cell table:style-name="ce66" table:formula="of:=([.D40]-0.5)/[.$B$2]" office:value-type="float" office:value="0.148648648648649" calcext:value-type="float">
            <text:p>0,148648648648649</text:p>
          </table:table-cell>
          <table:table-cell table:style-name="ce68" table:formula="of:=-(1/[.$B$6])*LN(1-[.E40])" office:value-type="float" office:value="6.57888310352201" calcext:value-type="float">
            <text:p>6,5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0" calcext:value-type="float">
            <text:p>40</text:p>
          </table:table-cell>
          <table:table-cell table:style-name="ce66" table:formula="of:=([.D41]-0.5)/[.$B$2]" office:value-type="float" office:value="0.152509652509653" calcext:value-type="float">
            <text:p>0,152509652509653</text:p>
          </table:table-cell>
          <table:table-cell table:style-name="ce68" table:formula="of:=-(1/[.$B$6])*LN(1-[.E41])" office:value-type="float" office:value="6.7647030092799" calcext:value-type="float">
            <text:p>6,7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1" calcext:value-type="float">
            <text:p>41</text:p>
          </table:table-cell>
          <table:table-cell table:style-name="ce66" table:formula="of:=([.D42]-0.5)/[.$B$2]" office:value-type="float" office:value="0.156370656370656" calcext:value-type="float">
            <text:p>0,156370656370656</text:p>
          </table:table-cell>
          <table:table-cell table:style-name="ce68" table:formula="of:=-(1/[.$B$6])*LN(1-[.E42])" office:value-type="float" office:value="6.95137141069999" calcext:value-type="float">
            <text:p>6,9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2" calcext:value-type="float">
            <text:p>42</text:p>
          </table:table-cell>
          <table:table-cell table:style-name="ce66" table:formula="of:=([.D43]-0.5)/[.$B$2]" office:value-type="float" office:value="0.16023166023166" calcext:value-type="float">
            <text:p>0,16023166023166</text:p>
          </table:table-cell>
          <table:table-cell table:style-name="ce68" table:formula="of:=-(1/[.$B$6])*LN(1-[.E43])" office:value-type="float" office:value="7.13889609218695" calcext:value-type="float">
            <text:p>7,1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3" calcext:value-type="float">
            <text:p>43</text:p>
          </table:table-cell>
          <table:table-cell table:style-name="ce66" table:formula="of:=([.D44]-0.5)/[.$B$2]" office:value-type="float" office:value="0.164092664092664" calcext:value-type="float">
            <text:p>0,164092664092664</text:p>
          </table:table-cell>
          <table:table-cell table:style-name="ce68" table:formula="of:=-(1/[.$B$6])*LN(1-[.E44])" office:value-type="float" office:value="7.32728494576465" calcext:value-type="float">
            <text:p>7,3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4" calcext:value-type="float">
            <text:p>44</text:p>
          </table:table-cell>
          <table:table-cell table:style-name="ce66" table:formula="of:=([.D45]-0.5)/[.$B$2]" office:value-type="float" office:value="0.167953667953668" calcext:value-type="float">
            <text:p>0,167953667953668</text:p>
          </table:table-cell>
          <table:table-cell table:style-name="ce68" table:formula="of:=-(1/[.$B$6])*LN(1-[.E45])" office:value-type="float" office:value="7.51654597306921" calcext:value-type="float">
            <text:p>7,5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5" calcext:value-type="float">
            <text:p>45</text:p>
          </table:table-cell>
          <table:table-cell table:style-name="ce66" table:formula="of:=([.D46]-0.5)/[.$B$2]" office:value-type="float" office:value="0.171814671814672" calcext:value-type="float">
            <text:p>0,171814671814672</text:p>
          </table:table-cell>
          <table:table-cell table:style-name="ce68" table:formula="of:=-(1/[.$B$6])*LN(1-[.E46])" office:value-type="float" office:value="7.70668728738827" calcext:value-type="float">
            <text:p>7,7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6" calcext:value-type="float">
            <text:p>46</text:p>
          </table:table-cell>
          <table:table-cell table:style-name="ce66" table:formula="of:=([.D47]-0.5)/[.$B$2]" office:value-type="float" office:value="0.175675675675676" calcext:value-type="float">
            <text:p>0,175675675675676</text:p>
          </table:table-cell>
          <table:table-cell table:style-name="ce68" table:formula="of:=-(1/[.$B$6])*LN(1-[.E47])" office:value-type="float" office:value="7.89771711574799" calcext:value-type="float">
            <text:p>7,9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7" calcext:value-type="float">
            <text:p>47</text:p>
          </table:table-cell>
          <table:table-cell table:style-name="ce66" table:formula="of:=([.D48]-0.5)/[.$B$2]" office:value-type="float" office:value="0.17953667953668" calcext:value-type="float">
            <text:p>0,17953667953668</text:p>
          </table:table-cell>
          <table:table-cell table:style-name="ce68" table:formula="of:=-(1/[.$B$6])*LN(1-[.E48])" office:value-type="float" office:value="8.08964380104896" calcext:value-type="float">
            <text:p>8,0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8" calcext:value-type="float">
            <text:p>48</text:p>
          </table:table-cell>
          <table:table-cell table:style-name="ce66" table:formula="of:=([.D49]-0.5)/[.$B$2]" office:value-type="float" office:value="0.183397683397683" calcext:value-type="float">
            <text:p>0,183397683397683</text:p>
          </table:table-cell>
          <table:table-cell table:style-name="ce68" table:formula="of:=-(1/[.$B$6])*LN(1-[.E49])" office:value-type="float" office:value="8.28247580425257" calcext:value-type="float">
            <text:p>8,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49" calcext:value-type="float">
            <text:p>49</text:p>
          </table:table-cell>
          <table:table-cell table:style-name="ce66" table:formula="of:=([.D50]-0.5)/[.$B$2]" office:value-type="float" office:value="0.187258687258687" calcext:value-type="float">
            <text:p>0,187258687258687</text:p>
          </table:table-cell>
          <table:table-cell table:style-name="ce68" table:formula="of:=-(1/[.$B$6])*LN(1-[.E50])" office:value-type="float" office:value="8.47622170661912" calcext:value-type="float">
            <text:p>8,4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0" calcext:value-type="float">
            <text:p>50</text:p>
          </table:table-cell>
          <table:table-cell table:style-name="ce66" table:formula="of:=([.D51]-0.5)/[.$B$2]" office:value-type="float" office:value="0.191119691119691" calcext:value-type="float">
            <text:p>0,191119691119691</text:p>
          </table:table-cell>
          <table:table-cell table:style-name="ce68" table:formula="of:=-(1/[.$B$6])*LN(1-[.E51])" office:value-type="float" office:value="8.67089021199927" calcext:value-type="float">
            <text:p>8,6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1" calcext:value-type="float">
            <text:p>51</text:p>
          </table:table-cell>
          <table:table-cell table:style-name="ce66" table:formula="of:=([.D52]-0.5)/[.$B$2]" office:value-type="float" office:value="0.194980694980695" calcext:value-type="float">
            <text:p>0,194980694980695</text:p>
          </table:table-cell>
          <table:table-cell table:style-name="ce68" table:formula="of:=-(1/[.$B$6])*LN(1-[.E52])" office:value-type="float" office:value="8.86649014918029" calcext:value-type="float">
            <text:p>8,8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2" calcext:value-type="float">
            <text:p>52</text:p>
          </table:table-cell>
          <table:table-cell table:style-name="ce66" table:formula="of:=([.D53]-0.5)/[.$B$2]" office:value-type="float" office:value="0.198841698841699" calcext:value-type="float">
            <text:p>0,198841698841699</text:p>
          </table:table-cell>
          <table:table-cell table:style-name="ce68" table:formula="of:=-(1/[.$B$6])*LN(1-[.E53])" office:value-type="float" office:value="9.0630304742887" calcext:value-type="float">
            <text:p>9,0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3" calcext:value-type="float">
            <text:p>53</text:p>
          </table:table-cell>
          <table:table-cell table:style-name="ce66" table:formula="of:=([.D54]-0.5)/[.$B$2]" office:value-type="float" office:value="0.202702702702703" calcext:value-type="float">
            <text:p>0,202702702702703</text:p>
          </table:table-cell>
          <table:table-cell table:style-name="ce68" table:formula="of:=-(1/[.$B$6])*LN(1-[.E54])" office:value-type="float" office:value="9.26052027325094" calcext:value-type="float">
            <text:p>9,2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4" calcext:value-type="float">
            <text:p>54</text:p>
          </table:table-cell>
          <table:table-cell table:style-name="ce66" table:formula="of:=([.D55]-0.5)/[.$B$2]" office:value-type="float" office:value="0.206563706563707" calcext:value-type="float">
            <text:p>0,206563706563707</text:p>
          </table:table-cell>
          <table:table-cell table:style-name="ce68" table:formula="of:=-(1/[.$B$6])*LN(1-[.E55])" office:value-type="float" office:value="9.4589687643138" calcext:value-type="float">
            <text:p>9,4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5" calcext:value-type="float">
            <text:p>55</text:p>
          </table:table-cell>
          <table:table-cell table:style-name="ce66" table:formula="of:=([.D56]-0.5)/[.$B$2]" office:value-type="float" office:value="0.21042471042471" calcext:value-type="float">
            <text:p>0,21042471042471</text:p>
          </table:table-cell>
          <table:table-cell table:style-name="ce68" table:formula="of:=-(1/[.$B$6])*LN(1-[.E56])" office:value-type="float" office:value="9.65838530062634" calcext:value-type="float">
            <text:p>9,6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6" calcext:value-type="float">
            <text:p>56</text:p>
          </table:table-cell>
          <table:table-cell table:style-name="ce66" table:formula="of:=([.D57]-0.5)/[.$B$2]" office:value-type="float" office:value="0.214285714285714" calcext:value-type="float">
            <text:p>0,214285714285714</text:p>
          </table:table-cell>
          <table:table-cell table:style-name="ce68" table:formula="of:=-(1/[.$B$6])*LN(1-[.E57])" office:value-type="float" office:value="9.85877937288499" calcext:value-type="float">
            <text:p>9,8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7" calcext:value-type="float">
            <text:p>57</text:p>
          </table:table-cell>
          <table:table-cell table:style-name="ce66" table:formula="of:=([.D58]-0.5)/[.$B$2]" office:value-type="float" office:value="0.218146718146718" calcext:value-type="float">
            <text:p>0,218146718146718</text:p>
          </table:table-cell>
          <table:table-cell table:style-name="ce68" table:formula="of:=-(1/[.$B$6])*LN(1-[.E58])" office:value-type="float" office:value="10.0601606120439" calcext:value-type="float">
            <text:p>10,0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8" calcext:value-type="float">
            <text:p>58</text:p>
          </table:table-cell>
          <table:table-cell table:style-name="ce66" table:formula="of:=([.D59]-0.5)/[.$B$2]" office:value-type="float" office:value="0.222007722007722" calcext:value-type="float">
            <text:p>0,222007722007722</text:p>
          </table:table-cell>
          <table:table-cell table:style-name="ce68" table:formula="of:=-(1/[.$B$6])*LN(1-[.E59])" office:value-type="float" office:value="10.2625387920924" calcext:value-type="float">
            <text:p>10,2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59" calcext:value-type="float">
            <text:p>59</text:p>
          </table:table-cell>
          <table:table-cell table:style-name="ce66" table:formula="of:=([.D60]-0.5)/[.$B$2]" office:value-type="float" office:value="0.225868725868726" calcext:value-type="float">
            <text:p>0,225868725868726</text:p>
          </table:table-cell>
          <table:table-cell table:style-name="ce68" table:formula="of:=-(1/[.$B$6])*LN(1-[.E60])" office:value-type="float" office:value="10.4659238329014" calcext:value-type="float">
            <text:p>10,4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0" calcext:value-type="float">
            <text:p>60</text:p>
          </table:table-cell>
          <table:table-cell table:style-name="ce66" table:formula="of:=([.D61]-0.5)/[.$B$2]" office:value-type="float" office:value="0.22972972972973" calcext:value-type="float">
            <text:p>0,22972972972973</text:p>
          </table:table-cell>
          <table:table-cell table:style-name="ce68" table:formula="of:=-(1/[.$B$6])*LN(1-[.E61])" office:value-type="float" office:value="10.6703258031411" calcext:value-type="float">
            <text:p>10,6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1" calcext:value-type="float">
            <text:p>61</text:p>
          </table:table-cell>
          <table:table-cell table:style-name="ce66" table:formula="of:=([.D62]-0.5)/[.$B$2]" office:value-type="float" office:value="0.233590733590734" calcext:value-type="float">
            <text:p>0,233590733590734</text:p>
          </table:table-cell>
          <table:table-cell table:style-name="ce68" table:formula="of:=-(1/[.$B$6])*LN(1-[.E62])" office:value-type="float" office:value="10.8757549232719" calcext:value-type="float">
            <text:p>10,8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2" calcext:value-type="float">
            <text:p>62</text:p>
          </table:table-cell>
          <table:table-cell table:style-name="ce66" table:formula="of:=([.D63]-0.5)/[.$B$2]" office:value-type="float" office:value="0.237451737451737" calcext:value-type="float">
            <text:p>0,237451737451737</text:p>
          </table:table-cell>
          <table:table-cell table:style-name="ce68" table:formula="of:=-(1/[.$B$6])*LN(1-[.E63])" office:value-type="float" office:value="11.0822215686113" calcext:value-type="float">
            <text:p>11,08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3" calcext:value-type="float">
            <text:p>63</text:p>
          </table:table-cell>
          <table:table-cell table:style-name="ce66" table:formula="of:=([.D64]-0.5)/[.$B$2]" office:value-type="float" office:value="0.241312741312741" calcext:value-type="float">
            <text:p>0,241312741312741</text:p>
          </table:table-cell>
          <table:table-cell table:style-name="ce68" table:formula="of:=-(1/[.$B$6])*LN(1-[.E64])" office:value-type="float" office:value="11.2897362724775" calcext:value-type="float">
            <text:p>11,2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4" calcext:value-type="float">
            <text:p>64</text:p>
          </table:table-cell>
          <table:table-cell table:style-name="ce66" table:formula="of:=([.D65]-0.5)/[.$B$2]" office:value-type="float" office:value="0.245173745173745" calcext:value-type="float">
            <text:p>0,245173745173745</text:p>
          </table:table-cell>
          <table:table-cell table:style-name="ce68" table:formula="of:=-(1/[.$B$6])*LN(1-[.E65])" office:value-type="float" office:value="11.4983097294145" calcext:value-type="float">
            <text:p>11,5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5" calcext:value-type="float">
            <text:p>65</text:p>
          </table:table-cell>
          <table:table-cell table:style-name="ce66" table:formula="of:=([.D66]-0.5)/[.$B$2]" office:value-type="float" office:value="0.249034749034749" calcext:value-type="float">
            <text:p>0,249034749034749</text:p>
          </table:table-cell>
          <table:table-cell table:style-name="ce68" table:formula="of:=-(1/[.$B$6])*LN(1-[.E66])" office:value-type="float" office:value="11.7079527984992" calcext:value-type="float">
            <text:p>11,7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6" calcext:value-type="float">
            <text:p>66</text:p>
          </table:table-cell>
          <table:table-cell table:style-name="ce66" table:formula="of:=([.D67]-0.5)/[.$B$2]" office:value-type="float" office:value="0.252895752895753" calcext:value-type="float">
            <text:p>0,252895752895753</text:p>
          </table:table-cell>
          <table:table-cell table:style-name="ce68" table:formula="of:=-(1/[.$B$6])*LN(1-[.E67])" office:value-type="float" office:value="11.9186765067339" calcext:value-type="float">
            <text:p>11,9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7" calcext:value-type="float">
            <text:p>67</text:p>
          </table:table-cell>
          <table:table-cell table:style-name="ce66" table:formula="of:=([.D68]-0.5)/[.$B$2]" office:value-type="float" office:value="0.256756756756757" calcext:value-type="float">
            <text:p>0,256756756756757</text:p>
          </table:table-cell>
          <table:table-cell table:style-name="ce68" table:formula="of:=-(1/[.$B$6])*LN(1-[.E68])" office:value-type="float" office:value="12.1304920525264" calcext:value-type="float">
            <text:p>12,1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8" calcext:value-type="float">
            <text:p>68</text:p>
          </table:table-cell>
          <table:table-cell table:style-name="ce66" table:formula="of:=([.D69]-0.5)/[.$B$2]" office:value-type="float" office:value="0.260617760617761" calcext:value-type="float">
            <text:p>0,260617760617761</text:p>
          </table:table-cell>
          <table:table-cell table:style-name="ce68" table:formula="of:=-(1/[.$B$6])*LN(1-[.E69])" office:value-type="float" office:value="12.3434108092615" calcext:value-type="float">
            <text:p>12,3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69" calcext:value-type="float">
            <text:p>69</text:p>
          </table:table-cell>
          <table:table-cell table:style-name="ce66" table:formula="of:=([.D70]-0.5)/[.$B$2]" office:value-type="float" office:value="0.264478764478764" calcext:value-type="float">
            <text:p>0,264478764478764</text:p>
          </table:table-cell>
          <table:table-cell table:style-name="ce68" table:formula="of:=-(1/[.$B$6])*LN(1-[.E70])" office:value-type="float" office:value="12.5574443289649" calcext:value-type="float">
            <text:p>12,5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0" calcext:value-type="float">
            <text:p>70</text:p>
          </table:table-cell>
          <table:table-cell table:style-name="ce66" table:formula="of:=([.D71]-0.5)/[.$B$2]" office:value-type="float" office:value="0.268339768339768" calcext:value-type="float">
            <text:p>0,268339768339768</text:p>
          </table:table-cell>
          <table:table-cell table:style-name="ce68" table:formula="of:=-(1/[.$B$6])*LN(1-[.E71])" office:value-type="float" office:value="12.7726043460644" calcext:value-type="float">
            <text:p>12,77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1" calcext:value-type="float">
            <text:p>71</text:p>
          </table:table-cell>
          <table:table-cell table:style-name="ce66" table:formula="of:=([.D72]-0.5)/[.$B$2]" office:value-type="float" office:value="0.272200772200772" calcext:value-type="float">
            <text:p>0,272200772200772</text:p>
          </table:table-cell>
          <table:table-cell table:style-name="ce68" table:formula="of:=-(1/[.$B$6])*LN(1-[.E72])" office:value-type="float" office:value="12.9889027812505" calcext:value-type="float">
            <text:p>12,99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2" calcext:value-type="float">
            <text:p>72</text:p>
          </table:table-cell>
          <table:table-cell table:style-name="ce66" table:formula="of:=([.D73]-0.5)/[.$B$2]" office:value-type="float" office:value="0.276061776061776" calcext:value-type="float">
            <text:p>0,276061776061776</text:p>
          </table:table-cell>
          <table:table-cell table:style-name="ce68" table:formula="of:=-(1/[.$B$6])*LN(1-[.E73])" office:value-type="float" office:value="13.206351745439" calcext:value-type="float">
            <text:p>13,2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3" calcext:value-type="float">
            <text:p>73</text:p>
          </table:table-cell>
          <table:table-cell table:style-name="ce66" table:formula="of:=([.D74]-0.5)/[.$B$2]" office:value-type="float" office:value="0.27992277992278" calcext:value-type="float">
            <text:p>0,27992277992278</text:p>
          </table:table-cell>
          <table:table-cell table:style-name="ce68" table:formula="of:=-(1/[.$B$6])*LN(1-[.E74])" office:value-type="float" office:value="13.4249635438405" calcext:value-type="float">
            <text:p>13,42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4" calcext:value-type="float">
            <text:p>74</text:p>
          </table:table-cell>
          <table:table-cell table:style-name="ce66" table:formula="of:=([.D75]-0.5)/[.$B$2]" office:value-type="float" office:value="0.283783783783784" calcext:value-type="float">
            <text:p>0,283783783783784</text:p>
          </table:table-cell>
          <table:table-cell table:style-name="ce68" table:formula="of:=-(1/[.$B$6])*LN(1-[.E75])" office:value-type="float" office:value="13.6447506801385" calcext:value-type="float">
            <text:p>13,6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5" calcext:value-type="float">
            <text:p>75</text:p>
          </table:table-cell>
          <table:table-cell table:style-name="ce66" table:formula="of:=([.D76]-0.5)/[.$B$2]" office:value-type="float" office:value="0.287644787644788" calcext:value-type="float">
            <text:p>0,287644787644788</text:p>
          </table:table-cell>
          <table:table-cell table:style-name="ce68" table:formula="of:=-(1/[.$B$6])*LN(1-[.E76])" office:value-type="float" office:value="13.8657258607811" calcext:value-type="float">
            <text:p>13,87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6" calcext:value-type="float">
            <text:p>76</text:p>
          </table:table-cell>
          <table:table-cell table:style-name="ce66" table:formula="of:=([.D77]-0.5)/[.$B$2]" office:value-type="float" office:value="0.291505791505791" calcext:value-type="float">
            <text:p>0,291505791505791</text:p>
          </table:table-cell>
          <table:table-cell table:style-name="ce68" table:formula="of:=-(1/[.$B$6])*LN(1-[.E77])" office:value-type="float" office:value="14.0879019993885" calcext:value-type="float">
            <text:p>14,09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7" calcext:value-type="float">
            <text:p>77</text:p>
          </table:table-cell>
          <table:table-cell table:style-name="ce66" table:formula="of:=([.D78]-0.5)/[.$B$2]" office:value-type="float" office:value="0.295366795366795" calcext:value-type="float">
            <text:p>0,295366795366795</text:p>
          </table:table-cell>
          <table:table-cell table:style-name="ce68" table:formula="of:=-(1/[.$B$6])*LN(1-[.E78])" office:value-type="float" office:value="14.3112922212818" calcext:value-type="float">
            <text:p>14,3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8" calcext:value-type="float">
            <text:p>78</text:p>
          </table:table-cell>
          <table:table-cell table:style-name="ce66" table:formula="of:=([.D79]-0.5)/[.$B$2]" office:value-type="float" office:value="0.299227799227799" calcext:value-type="float">
            <text:p>0,299227799227799</text:p>
          </table:table-cell>
          <table:table-cell table:style-name="ce68" table:formula="of:=-(1/[.$B$6])*LN(1-[.E79])" office:value-type="float" office:value="14.5359098681358" calcext:value-type="float">
            <text:p>14,5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79" calcext:value-type="float">
            <text:p>79</text:p>
          </table:table-cell>
          <table:table-cell table:style-name="ce66" table:formula="of:=([.D80]-0.5)/[.$B$2]" office:value-type="float" office:value="0.303088803088803" calcext:value-type="float">
            <text:p>0,303088803088803</text:p>
          </table:table-cell>
          <table:table-cell table:style-name="ce68" table:formula="of:=-(1/[.$B$6])*LN(1-[.E80])" office:value-type="float" office:value="14.7617685027601" calcext:value-type="float">
            <text:p>14,7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0" calcext:value-type="float">
            <text:p>80</text:p>
          </table:table-cell>
          <table:table-cell table:style-name="ce66" table:formula="of:=([.D81]-0.5)/[.$B$2]" office:value-type="float" office:value="0.306949806949807" calcext:value-type="float">
            <text:p>0,306949806949807</text:p>
          </table:table-cell>
          <table:table-cell table:style-name="ce68" table:formula="of:=-(1/[.$B$6])*LN(1-[.E81])" office:value-type="float" office:value="14.9888819140135" calcext:value-type="float">
            <text:p>14,99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1" calcext:value-type="float">
            <text:p>81</text:p>
          </table:table-cell>
          <table:table-cell table:style-name="ce66" table:formula="of:=([.D82]-0.5)/[.$B$2]" office:value-type="float" office:value="0.310810810810811" calcext:value-type="float">
            <text:p>0,310810810810811</text:p>
          </table:table-cell>
          <table:table-cell table:style-name="ce68" table:formula="of:=-(1/[.$B$6])*LN(1-[.E82])" office:value-type="float" office:value="15.2172641218556" calcext:value-type="float">
            <text:p>15,2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2" calcext:value-type="float">
            <text:p>82</text:p>
          </table:table-cell>
          <table:table-cell table:style-name="ce66" table:formula="of:=([.D83]-0.5)/[.$B$2]" office:value-type="float" office:value="0.314671814671815" calcext:value-type="float">
            <text:p>0,314671814671815</text:p>
          </table:table-cell>
          <table:table-cell table:style-name="ce68" table:formula="of:=-(1/[.$B$6])*LN(1-[.E83])" office:value-type="float" office:value="15.4469293825394" calcext:value-type="float">
            <text:p>15,4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3" calcext:value-type="float">
            <text:p>83</text:p>
          </table:table-cell>
          <table:table-cell table:style-name="ce66" table:formula="of:=([.D84]-0.5)/[.$B$2]" office:value-type="float" office:value="0.318532818532818" calcext:value-type="float">
            <text:p>0,318532818532818</text:p>
          </table:table-cell>
          <table:table-cell table:style-name="ce68" table:formula="of:=-(1/[.$B$6])*LN(1-[.E84])" office:value-type="float" office:value="15.6778921939524" calcext:value-type="float">
            <text:p>15,6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4" calcext:value-type="float">
            <text:p>84</text:p>
          </table:table-cell>
          <table:table-cell table:style-name="ce66" table:formula="of:=([.D85]-0.5)/[.$B$2]" office:value-type="float" office:value="0.322393822393822" calcext:value-type="float">
            <text:p>0,322393822393822</text:p>
          </table:table-cell>
          <table:table-cell table:style-name="ce68" table:formula="of:=-(1/[.$B$6])*LN(1-[.E85])" office:value-type="float" office:value="15.9101673011074" calcext:value-type="float">
            <text:p>15,9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5" calcext:value-type="float">
            <text:p>85</text:p>
          </table:table-cell>
          <table:table-cell table:style-name="ce66" table:formula="of:=([.D86]-0.5)/[.$B$2]" office:value-type="float" office:value="0.326254826254826" calcext:value-type="float">
            <text:p>0,326254826254826</text:p>
          </table:table-cell>
          <table:table-cell table:style-name="ce68" table:formula="of:=-(1/[.$B$6])*LN(1-[.E86])" office:value-type="float" office:value="16.1437697017919" calcext:value-type="float">
            <text:p>16,1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6" calcext:value-type="float">
            <text:p>86</text:p>
          </table:table-cell>
          <table:table-cell table:style-name="ce66" table:formula="of:=([.D87]-0.5)/[.$B$2]" office:value-type="float" office:value="0.33011583011583" calcext:value-type="float">
            <text:p>0,33011583011583</text:p>
          </table:table-cell>
          <table:table-cell table:style-name="ce68" table:formula="of:=-(1/[.$B$6])*LN(1-[.E87])" office:value-type="float" office:value="16.3787146523786" calcext:value-type="float">
            <text:p>16,3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7" calcext:value-type="float">
            <text:p>87</text:p>
          </table:table-cell>
          <table:table-cell table:style-name="ce66" table:formula="of:=([.D88]-0.5)/[.$B$2]" office:value-type="float" office:value="0.333976833976834" calcext:value-type="float">
            <text:p>0,333976833976834</text:p>
          </table:table-cell>
          <table:table-cell table:style-name="ce68" table:formula="of:=-(1/[.$B$6])*LN(1-[.E88])" office:value-type="float" office:value="16.6150176738045" calcext:value-type="float">
            <text:p>16,6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8" calcext:value-type="float">
            <text:p>88</text:p>
          </table:table-cell>
          <table:table-cell table:style-name="ce66" table:formula="of:=([.D89]-0.5)/[.$B$2]" office:value-type="float" office:value="0.337837837837838" calcext:value-type="float">
            <text:p>0,337837837837838</text:p>
          </table:table-cell>
          <table:table-cell table:style-name="ce68" table:formula="of:=-(1/[.$B$6])*LN(1-[.E89])" office:value-type="float" office:value="16.8526945577237" calcext:value-type="float">
            <text:p>16,8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89" calcext:value-type="float">
            <text:p>89</text:p>
          </table:table-cell>
          <table:table-cell table:style-name="ce66" table:formula="of:=([.D90]-0.5)/[.$B$2]" office:value-type="float" office:value="0.341698841698842" calcext:value-type="float">
            <text:p>0,341698841698842</text:p>
          </table:table-cell>
          <table:table-cell table:style-name="ce68" table:formula="of:=-(1/[.$B$6])*LN(1-[.E90])" office:value-type="float" office:value="17.0917613728399" calcext:value-type="float">
            <text:p>17,09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0" calcext:value-type="float">
            <text:p>90</text:p>
          </table:table-cell>
          <table:table-cell table:style-name="ce66" table:formula="of:=([.D91]-0.5)/[.$B$2]" office:value-type="float" office:value="0.345559845559846" calcext:value-type="float">
            <text:p>0,345559845559846</text:p>
          </table:table-cell>
          <table:table-cell table:style-name="ce68" table:formula="of:=-(1/[.$B$6])*LN(1-[.E91])" office:value-type="float" office:value="17.3322344714255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1" calcext:value-type="float">
            <text:p>91</text:p>
          </table:table-cell>
          <table:table-cell table:style-name="ce66" table:formula="of:=([.D92]-0.5)/[.$B$2]" office:value-type="float" office:value="0.349420849420849" calcext:value-type="float">
            <text:p>0,349420849420849</text:p>
          </table:table-cell>
          <table:table-cell table:style-name="ce68" table:formula="of:=-(1/[.$B$6])*LN(1-[.E92])" office:value-type="float" office:value="17.5741304960332" calcext:value-type="float">
            <text:p>17,57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2" calcext:value-type="float">
            <text:p>92</text:p>
          </table:table-cell>
          <table:table-cell table:style-name="ce66" table:formula="of:=([.D93]-0.5)/[.$B$2]" office:value-type="float" office:value="0.353281853281853" calcext:value-type="float">
            <text:p>0,353281853281853</text:p>
          </table:table-cell>
          <table:table-cell table:style-name="ce68" table:formula="of:=-(1/[.$B$6])*LN(1-[.E93])" office:value-type="float" office:value="17.8174663864077" calcext:value-type="float">
            <text:p>17,8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3" calcext:value-type="float">
            <text:p>93</text:p>
          </table:table-cell>
          <table:table-cell table:style-name="ce66" table:formula="of:=([.D94]-0.5)/[.$B$2]" office:value-type="float" office:value="0.357142857142857" calcext:value-type="float">
            <text:p>0,357142857142857</text:p>
          </table:table-cell>
          <table:table-cell table:style-name="ce68" table:formula="of:=-(1/[.$B$6])*LN(1-[.E94])" office:value-type="float" office:value="18.0622593866041" calcext:value-type="float">
            <text:p>18,0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4" calcext:value-type="float">
            <text:p>94</text:p>
          </table:table-cell>
          <table:table-cell table:style-name="ce66" table:formula="of:=([.D95]-0.5)/[.$B$2]" office:value-type="float" office:value="0.361003861003861" calcext:value-type="float">
            <text:p>0,361003861003861</text:p>
          </table:table-cell>
          <table:table-cell table:style-name="ce68" table:formula="of:=-(1/[.$B$6])*LN(1-[.E95])" office:value-type="float" office:value="18.3085270523207" calcext:value-type="float">
            <text:p>18,3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5" calcext:value-type="float">
            <text:p>95</text:p>
          </table:table-cell>
          <table:table-cell table:style-name="ce66" table:formula="of:=([.D96]-0.5)/[.$B$2]" office:value-type="float" office:value="0.364864864864865" calcext:value-type="float">
            <text:p>0,364864864864865</text:p>
          </table:table-cell>
          <table:table-cell table:style-name="ce68" table:formula="of:=-(1/[.$B$6])*LN(1-[.E96])" office:value-type="float" office:value="18.5562872584542" calcext:value-type="float">
            <text:p>18,5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6" calcext:value-type="float">
            <text:p>96</text:p>
          </table:table-cell>
          <table:table-cell table:style-name="ce66" table:formula="of:=([.D97]-0.5)/[.$B$2]" office:value-type="float" office:value="0.368725868725869" calcext:value-type="float">
            <text:p>0,368725868725869</text:p>
          </table:table-cell>
          <table:table-cell table:style-name="ce68" table:formula="of:=-(1/[.$B$6])*LN(1-[.E97])" office:value-type="float" office:value="18.8055582068853" calcext:value-type="float">
            <text:p>18,8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7" calcext:value-type="float">
            <text:p>97</text:p>
          </table:table-cell>
          <table:table-cell table:style-name="ce66" table:formula="of:=([.D98]-0.5)/[.$B$2]" office:value-type="float" office:value="0.372586872586873" calcext:value-type="float">
            <text:p>0,372586872586873</text:p>
          </table:table-cell>
          <table:table-cell table:style-name="ce68" table:formula="of:=-(1/[.$B$6])*LN(1-[.E98])" office:value-type="float" office:value="19.0563584345025" calcext:value-type="float">
            <text:p>19,0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8" calcext:value-type="float">
            <text:p>98</text:p>
          </table:table-cell>
          <table:table-cell table:style-name="ce66" table:formula="of:=([.D99]-0.5)/[.$B$2]" office:value-type="float" office:value="0.376447876447876" calcext:value-type="float">
            <text:p>0,376447876447876</text:p>
          </table:table-cell>
          <table:table-cell table:style-name="ce68" table:formula="of:=-(1/[.$B$6])*LN(1-[.E99])" office:value-type="float" office:value="19.3087068214746" calcext:value-type="float">
            <text:p>19,3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99" calcext:value-type="float">
            <text:p>99</text:p>
          </table:table-cell>
          <table:table-cell table:style-name="ce66" table:formula="of:=([.D100]-0.5)/[.$B$2]" office:value-type="float" office:value="0.38030888030888" calcext:value-type="float">
            <text:p>0,38030888030888</text:p>
          </table:table-cell>
          <table:table-cell table:style-name="ce68" table:formula="of:=-(1/[.$B$6])*LN(1-[.E100])" office:value-type="float" office:value="19.5626225997791" calcext:value-type="float">
            <text:p>19,5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0" calcext:value-type="float">
            <text:p>100</text:p>
          </table:table-cell>
          <table:table-cell table:style-name="ce66" table:formula="of:=([.D101]-0.5)/[.$B$2]" office:value-type="float" office:value="0.384169884169884" calcext:value-type="float">
            <text:p>0,384169884169884</text:p>
          </table:table-cell>
          <table:table-cell table:style-name="ce68" table:formula="of:=-(1/[.$B$6])*LN(1-[.E101])" office:value-type="float" office:value="19.818125361998" calcext:value-type="float">
            <text:p>19,8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1" calcext:value-type="float">
            <text:p>101</text:p>
          </table:table-cell>
          <table:table-cell table:style-name="ce66" table:formula="of:=([.D102]-0.5)/[.$B$2]" office:value-type="float" office:value="0.388030888030888" calcext:value-type="float">
            <text:p>0,388030888030888</text:p>
          </table:table-cell>
          <table:table-cell table:style-name="ce68" table:formula="of:=-(1/[.$B$6])*LN(1-[.E102])" office:value-type="float" office:value="20.075235070389" calcext:value-type="float">
            <text:p>20,08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2" calcext:value-type="float">
            <text:p>102</text:p>
          </table:table-cell>
          <table:table-cell table:style-name="ce66" table:formula="of:=([.D103]-0.5)/[.$B$2]" office:value-type="float" office:value="0.391891891891892" calcext:value-type="float">
            <text:p>0,391891891891892</text:p>
          </table:table-cell>
          <table:table-cell table:style-name="ce68" table:formula="of:=-(1/[.$B$6])*LN(1-[.E103])" office:value-type="float" office:value="20.3339720662456" calcext:value-type="float">
            <text:p>20,3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3" calcext:value-type="float">
            <text:p>103</text:p>
          </table:table-cell>
          <table:table-cell table:style-name="ce66" table:formula="of:=([.D104]-0.5)/[.$B$2]" office:value-type="float" office:value="0.395752895752896" calcext:value-type="float">
            <text:p>0,395752895752896</text:p>
          </table:table-cell>
          <table:table-cell table:style-name="ce68" table:formula="of:=-(1/[.$B$6])*LN(1-[.E104])" office:value-type="float" office:value="20.5943570795531" calcext:value-type="float">
            <text:p>20,59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4" calcext:value-type="float">
            <text:p>104</text:p>
          </table:table-cell>
          <table:table-cell table:style-name="ce66" table:formula="of:=([.D105]-0.5)/[.$B$2]" office:value-type="float" office:value="0.3996138996139" calcext:value-type="float">
            <text:p>0,3996138996139</text:p>
          </table:table-cell>
          <table:table-cell table:style-name="ce68" table:formula="of:=-(1/[.$B$6])*LN(1-[.E105])" office:value-type="float" office:value="20.8564112389563" calcext:value-type="float">
            <text:p>20,8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5" calcext:value-type="float">
            <text:p>105</text:p>
          </table:table-cell>
          <table:table-cell table:style-name="ce66" table:formula="of:=([.D106]-0.5)/[.$B$2]" office:value-type="float" office:value="0.403474903474903" calcext:value-type="float">
            <text:p>0,403474903474903</text:p>
          </table:table-cell>
          <table:table-cell table:style-name="ce68" table:formula="of:=-(1/[.$B$6])*LN(1-[.E106])" office:value-type="float" office:value="21.1201560820466" calcext:value-type="float">
            <text:p>21,1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6" calcext:value-type="float">
            <text:p>106</text:p>
          </table:table-cell>
          <table:table-cell table:style-name="ce66" table:formula="of:=([.D107]-0.5)/[.$B$2]" office:value-type="float" office:value="0.407335907335907" calcext:value-type="float">
            <text:p>0,407335907335907</text:p>
          </table:table-cell>
          <table:table-cell table:style-name="ce68" table:formula="of:=-(1/[.$B$6])*LN(1-[.E107])" office:value-type="float" office:value="21.3856135659852" calcext:value-type="float">
            <text:p>21,3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7" calcext:value-type="float">
            <text:p>107</text:p>
          </table:table-cell>
          <table:table-cell table:style-name="ce66" table:formula="of:=([.D108]-0.5)/[.$B$2]" office:value-type="float" office:value="0.411196911196911" calcext:value-type="float">
            <text:p>0,411196911196911</text:p>
          </table:table-cell>
          <table:table-cell table:style-name="ce68" table:formula="of:=-(1/[.$B$6])*LN(1-[.E108])" office:value-type="float" office:value="21.6528060784715" calcext:value-type="float">
            <text:p>21,6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8" calcext:value-type="float">
            <text:p>108</text:p>
          </table:table-cell>
          <table:table-cell table:style-name="ce66" table:formula="of:=([.D109]-0.5)/[.$B$2]" office:value-type="float" office:value="0.415057915057915" calcext:value-type="float">
            <text:p>0,415057915057915</text:p>
          </table:table-cell>
          <table:table-cell table:style-name="ce68" table:formula="of:=-(1/[.$B$6])*LN(1-[.E109])" office:value-type="float" office:value="21.9217564490742" calcext:value-type="float">
            <text:p>21,9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09" calcext:value-type="float">
            <text:p>109</text:p>
          </table:table-cell>
          <table:table-cell table:style-name="ce66" table:formula="of:=([.D110]-0.5)/[.$B$2]" office:value-type="float" office:value="0.418918918918919" calcext:value-type="float">
            <text:p>0,418918918918919</text:p>
          </table:table-cell>
          <table:table-cell table:style-name="ce68" table:formula="of:=-(1/[.$B$6])*LN(1-[.E110])" office:value-type="float" office:value="22.1924879609356" calcext:value-type="float">
            <text:p>22,1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0" calcext:value-type="float">
            <text:p>110</text:p>
          </table:table-cell>
          <table:table-cell table:style-name="ce66" table:formula="of:=([.D111]-0.5)/[.$B$2]" office:value-type="float" office:value="0.422779922779923" calcext:value-type="float">
            <text:p>0,422779922779923</text:p>
          </table:table-cell>
          <table:table-cell table:style-name="ce68" table:formula="of:=-(1/[.$B$6])*LN(1-[.E111])" office:value-type="float" office:value="22.465024362868" calcext:value-type="float">
            <text:p>22,47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1" calcext:value-type="float">
            <text:p>111</text:p>
          </table:table-cell>
          <table:table-cell table:style-name="ce66" table:formula="of:=([.D112]-0.5)/[.$B$2]" office:value-type="float" office:value="0.426640926640927" calcext:value-type="float">
            <text:p>0,426640926640927</text:p>
          </table:table-cell>
          <table:table-cell table:style-name="ce68" table:formula="of:=-(1/[.$B$6])*LN(1-[.E112])" office:value-type="float" office:value="22.7393898818549" calcext:value-type="float">
            <text:p>22,7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2" calcext:value-type="float">
            <text:p>112</text:p>
          </table:table-cell>
          <table:table-cell table:style-name="ce66" table:formula="of:=([.D113]-0.5)/[.$B$2]" office:value-type="float" office:value="0.43050193050193" calcext:value-type="float">
            <text:p>0,43050193050193</text:p>
          </table:table-cell>
          <table:table-cell table:style-name="ce68" table:formula="of:=-(1/[.$B$6])*LN(1-[.E113])" office:value-type="float" office:value="23.0156092359745" calcext:value-type="float">
            <text:p>23,0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3" calcext:value-type="float">
            <text:p>113</text:p>
          </table:table-cell>
          <table:table-cell table:style-name="ce66" table:formula="of:=([.D114]-0.5)/[.$B$2]" office:value-type="float" office:value="0.434362934362934" calcext:value-type="float">
            <text:p>0,434362934362934</text:p>
          </table:table-cell>
          <table:table-cell table:style-name="ce68" table:formula="of:=-(1/[.$B$6])*LN(1-[.E114])" office:value-type="float" office:value="23.2937076477633" calcext:value-type="float">
            <text:p>23,2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4" calcext:value-type="float">
            <text:p>114</text:p>
          </table:table-cell>
          <table:table-cell table:style-name="ce66" table:formula="of:=([.D115]-0.5)/[.$B$2]" office:value-type="float" office:value="0.438223938223938" calcext:value-type="float">
            <text:p>0,438223938223938</text:p>
          </table:table-cell>
          <table:table-cell table:style-name="ce68" table:formula="of:=-(1/[.$B$6])*LN(1-[.E115])" office:value-type="float" office:value="23.5737108580372" calcext:value-type="float">
            <text:p>23,5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5" calcext:value-type="float">
            <text:p>115</text:p>
          </table:table-cell>
          <table:table-cell table:style-name="ce66" table:formula="of:=([.D116]-0.5)/[.$B$2]" office:value-type="float" office:value="0.442084942084942" calcext:value-type="float">
            <text:p>0,442084942084942</text:p>
          </table:table-cell>
          <table:table-cell table:style-name="ce68" table:formula="of:=-(1/[.$B$6])*LN(1-[.E116])" office:value-type="float" office:value="23.8556451401891" calcext:value-type="float">
            <text:p>23,8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6" calcext:value-type="float">
            <text:p>116</text:p>
          </table:table-cell>
          <table:table-cell table:style-name="ce66" table:formula="of:=([.D117]-0.5)/[.$B$2]" office:value-type="float" office:value="0.445945945945946" calcext:value-type="float">
            <text:p>0,445945945945946</text:p>
          </table:table-cell>
          <table:table-cell table:style-name="ce68" table:formula="of:=-(1/[.$B$6])*LN(1-[.E117])" office:value-type="float" office:value="24.1395373149828" calcext:value-type="float">
            <text:p>24,1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7" calcext:value-type="float">
            <text:p>117</text:p>
          </table:table-cell>
          <table:table-cell table:style-name="ce66" table:formula="of:=([.D118]-0.5)/[.$B$2]" office:value-type="float" office:value="0.44980694980695" calcext:value-type="float">
            <text:p>0,44980694980695</text:p>
          </table:table-cell>
          <table:table-cell table:style-name="ce68" table:formula="of:=-(1/[.$B$6])*LN(1-[.E118])" office:value-type="float" office:value="24.4254147658646" calcext:value-type="float">
            <text:p>24,4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8" calcext:value-type="float">
            <text:p>118</text:p>
          </table:table-cell>
          <table:table-cell table:style-name="ce66" table:formula="of:=([.D119]-0.5)/[.$B$2]" office:value-type="float" office:value="0.453667953667954" calcext:value-type="float">
            <text:p>0,453667953667954</text:p>
          </table:table-cell>
          <table:table-cell table:style-name="ce68" table:formula="of:=-(1/[.$B$6])*LN(1-[.E119])" office:value-type="float" office:value="24.7133054548139" calcext:value-type="float">
            <text:p>24,7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19" calcext:value-type="float">
            <text:p>119</text:p>
          </table:table-cell>
          <table:table-cell table:style-name="ce66" table:formula="of:=([.D120]-0.5)/[.$B$2]" office:value-type="float" office:value="0.457528957528958" calcext:value-type="float">
            <text:p>0,457528957528958</text:p>
          </table:table-cell>
          <table:table-cell table:style-name="ce68" table:formula="of:=-(1/[.$B$6])*LN(1-[.E120])" office:value-type="float" office:value="25.0032379387556" calcext:value-type="float">
            <text:p>25,0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0" calcext:value-type="float">
            <text:p>120</text:p>
          </table:table-cell>
          <table:table-cell table:style-name="ce66" table:formula="of:=([.D121]-0.5)/[.$B$2]" office:value-type="float" office:value="0.461389961389961" calcext:value-type="float">
            <text:p>0,461389961389961</text:p>
          </table:table-cell>
          <table:table-cell table:style-name="ce68" table:formula="of:=-(1/[.$B$6])*LN(1-[.E121])" office:value-type="float" office:value="25.295241386559" calcext:value-type="float">
            <text:p>25,3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1" calcext:value-type="float">
            <text:p>121</text:p>
          </table:table-cell>
          <table:table-cell table:style-name="ce66" table:formula="of:=([.D122]-0.5)/[.$B$2]" office:value-type="float" office:value="0.465250965250965" calcext:value-type="float">
            <text:p>0,465250965250965</text:p>
          </table:table-cell>
          <table:table-cell table:style-name="ce68" table:formula="of:=-(1/[.$B$6])*LN(1-[.E122])" office:value-type="float" office:value="25.5893455966481" calcext:value-type="float">
            <text:p>25,59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2" calcext:value-type="float">
            <text:p>122</text:p>
          </table:table-cell>
          <table:table-cell table:style-name="ce66" table:formula="of:=([.D123]-0.5)/[.$B$2]" office:value-type="float" office:value="0.469111969111969" calcext:value-type="float">
            <text:p>0,469111969111969</text:p>
          </table:table-cell>
          <table:table-cell table:style-name="ce68" table:formula="of:=-(1/[.$B$6])*LN(1-[.E123])" office:value-type="float" office:value="25.88558101525" calcext:value-type="float">
            <text:p>25,89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3" calcext:value-type="float">
            <text:p>123</text:p>
          </table:table-cell>
          <table:table-cell table:style-name="ce66" table:formula="of:=([.D124]-0.5)/[.$B$2]" office:value-type="float" office:value="0.472972972972973" calcext:value-type="float">
            <text:p>0,472972972972973</text:p>
          </table:table-cell>
          <table:table-cell table:style-name="ce68" table:formula="of:=-(1/[.$B$6])*LN(1-[.E124])" office:value-type="float" office:value="26.1839787553091" calcext:value-type="float">
            <text:p>26,18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4" calcext:value-type="float">
            <text:p>124</text:p>
          </table:table-cell>
          <table:table-cell table:style-name="ce66" table:formula="of:=([.D125]-0.5)/[.$B$2]" office:value-type="float" office:value="0.476833976833977" calcext:value-type="float">
            <text:p>0,476833976833977</text:p>
          </table:table-cell>
          <table:table-cell table:style-name="ce68" table:formula="of:=-(1/[.$B$6])*LN(1-[.E125])" office:value-type="float" office:value="26.484570616097" calcext:value-type="float">
            <text:p>26,48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5" calcext:value-type="float">
            <text:p>125</text:p>
          </table:table-cell>
          <table:table-cell table:style-name="ce66" table:formula="of:=([.D126]-0.5)/[.$B$2]" office:value-type="float" office:value="0.480694980694981" calcext:value-type="float">
            <text:p>0,480694980694981</text:p>
          </table:table-cell>
          <table:table-cell table:style-name="ce68" table:formula="of:=-(1/[.$B$6])*LN(1-[.E126])" office:value-type="float" office:value="26.7873891035488" calcext:value-type="float">
            <text:p>26,7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6" calcext:value-type="float">
            <text:p>126</text:p>
          </table:table-cell>
          <table:table-cell table:style-name="ce66" table:formula="of:=([.D127]-0.5)/[.$B$2]" office:value-type="float" office:value="0.484555984555985" calcext:value-type="float">
            <text:p>0,484555984555985</text:p>
          </table:table-cell>
          <table:table-cell table:style-name="ce68" table:formula="of:=-(1/[.$B$6])*LN(1-[.E127])" office:value-type="float" office:value="27.0924674513574" calcext:value-type="float">
            <text:p>27,0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7" calcext:value-type="float">
            <text:p>127</text:p>
          </table:table-cell>
          <table:table-cell table:style-name="ce66" table:formula="of:=([.D128]-0.5)/[.$B$2]" office:value-type="float" office:value="0.488416988416988" calcext:value-type="float">
            <text:p>0,488416988416988</text:p>
          </table:table-cell>
          <table:table-cell table:style-name="ce68" table:formula="of:=-(1/[.$B$6])*LN(1-[.E128])" office:value-type="float" office:value="27.3998396428621" calcext:value-type="float">
            <text:p>27,4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8" calcext:value-type="float">
            <text:p>128</text:p>
          </table:table-cell>
          <table:table-cell table:style-name="ce66" table:formula="of:=([.D129]-0.5)/[.$B$2]" office:value-type="float" office:value="0.492277992277992" calcext:value-type="float">
            <text:p>0,492277992277992</text:p>
          </table:table-cell>
          <table:table-cell table:style-name="ce68" table:formula="of:=-(1/[.$B$6])*LN(1-[.E129])" office:value-type="float" office:value="27.7095404337654" calcext:value-type="float">
            <text:p>27,7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29" calcext:value-type="float">
            <text:p>129</text:p>
          </table:table-cell>
          <table:table-cell table:style-name="ce66" table:formula="of:=([.D130]-0.5)/[.$B$2]" office:value-type="float" office:value="0.496138996138996" calcext:value-type="float">
            <text:p>0,496138996138996</text:p>
          </table:table-cell>
          <table:table-cell table:style-name="ce68" table:formula="of:=-(1/[.$B$6])*LN(1-[.E130])" office:value-type="float" office:value="28.0216053757171" calcext:value-type="float">
            <text:p>28,02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0" calcext:value-type="float">
            <text:p>130</text:p>
          </table:table-cell>
          <table:table-cell table:style-name="ce66" table:formula="of:=([.D131]-0.5)/[.$B$2]" office:value-type="float" office:value="0.5" calcext:value-type="float">
            <text:p>0,5</text:p>
          </table:table-cell>
          <table:table-cell table:style-name="ce68" table:formula="of:=-(1/[.$B$6])*LN(1-[.E131])" office:value-type="float" office:value="28.3360708408058" calcext:value-type="float">
            <text:p>28,34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1" calcext:value-type="float">
            <text:p>131</text:p>
          </table:table-cell>
          <table:table-cell table:style-name="ce66" table:formula="of:=([.D132]-0.5)/[.$B$2]" office:value-type="float" office:value="0.503861003861004" calcext:value-type="float">
            <text:p>0,503861003861004</text:p>
          </table:table-cell>
          <table:table-cell table:style-name="ce68" table:formula="of:=-(1/[.$B$6])*LN(1-[.E132])" office:value-type="float" office:value="28.6529740469993" calcext:value-type="float">
            <text:p>28,6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2" calcext:value-type="float">
            <text:p>132</text:p>
          </table:table-cell>
          <table:table-cell table:style-name="ce66" table:formula="of:=([.D133]-0.5)/[.$B$2]" office:value-type="float" office:value="0.507722007722008" calcext:value-type="float">
            <text:p>0,507722007722008</text:p>
          </table:table-cell>
          <table:table-cell table:style-name="ce68" table:formula="of:=-(1/[.$B$6])*LN(1-[.E133])" office:value-type="float" office:value="28.9723530845791" calcext:value-type="float">
            <text:p>28,9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3" calcext:value-type="float">
            <text:p>133</text:p>
          </table:table-cell>
          <table:table-cell table:style-name="ce66" table:formula="of:=([.D134]-0.5)/[.$B$2]" office:value-type="float" office:value="0.511583011583012" calcext:value-type="float">
            <text:p>0,511583011583012</text:p>
          </table:table-cell>
          <table:table-cell table:style-name="ce68" table:formula="of:=-(1/[.$B$6])*LN(1-[.E134])" office:value-type="float" office:value="29.2942469436155" calcext:value-type="float">
            <text:p>29,29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4" calcext:value-type="float">
            <text:p>134</text:p>
          </table:table-cell>
          <table:table-cell table:style-name="ce66" table:formula="of:=([.D135]-0.5)/[.$B$2]" office:value-type="float" office:value="0.515444015444015" calcext:value-type="float">
            <text:p>0,515444015444015</text:p>
          </table:table-cell>
          <table:table-cell table:style-name="ce68" table:formula="of:=-(1/[.$B$6])*LN(1-[.E135])" office:value-type="float" office:value="29.6186955425331" calcext:value-type="float">
            <text:p>29,62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5" calcext:value-type="float">
            <text:p>135</text:p>
          </table:table-cell>
          <table:table-cell table:style-name="ce66" table:formula="of:=([.D136]-0.5)/[.$B$2]" office:value-type="float" office:value="0.519305019305019" calcext:value-type="float">
            <text:p>0,519305019305019</text:p>
          </table:table-cell>
          <table:table-cell table:style-name="ce68" table:formula="of:=-(1/[.$B$6])*LN(1-[.E136])" office:value-type="float" office:value="29.9457397578188" calcext:value-type="float">
            <text:p>29,9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6" calcext:value-type="float">
            <text:p>136</text:p>
          </table:table-cell>
          <table:table-cell table:style-name="ce66" table:formula="of:=([.D137]-0.5)/[.$B$2]" office:value-type="float" office:value="0.523166023166023" calcext:value-type="float">
            <text:p>0,523166023166023</text:p>
          </table:table-cell>
          <table:table-cell table:style-name="ce68" table:formula="of:=-(1/[.$B$6])*LN(1-[.E137])" office:value-type="float" office:value="30.2754214549281" calcext:value-type="float">
            <text:p>30,2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7" calcext:value-type="float">
            <text:p>137</text:p>
          </table:table-cell>
          <table:table-cell table:style-name="ce66" table:formula="of:=([.D138]-0.5)/[.$B$2]" office:value-type="float" office:value="0.527027027027027" calcext:value-type="float">
            <text:p>0,527027027027027</text:p>
          </table:table-cell>
          <table:table-cell table:style-name="ce68" table:formula="of:=-(1/[.$B$6])*LN(1-[.E138])" office:value-type="float" office:value="30.6077835204472" calcext:value-type="float">
            <text:p>30,6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8" calcext:value-type="float">
            <text:p>138</text:p>
          </table:table-cell>
          <table:table-cell table:style-name="ce66" table:formula="of:=([.D139]-0.5)/[.$B$2]" office:value-type="float" office:value="0.530888030888031" calcext:value-type="float">
            <text:p>0,530888030888031</text:p>
          </table:table-cell>
          <table:table-cell table:style-name="ce68" table:formula="of:=-(1/[.$B$6])*LN(1-[.E139])" office:value-type="float" office:value="30.9428698955741" calcext:value-type="float">
            <text:p>30,9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39" calcext:value-type="float">
            <text:p>139</text:p>
          </table:table-cell>
          <table:table-cell table:style-name="ce66" table:formula="of:=([.D140]-0.5)/[.$B$2]" office:value-type="float" office:value="0.534749034749035" calcext:value-type="float">
            <text:p>0,534749034749035</text:p>
          </table:table-cell>
          <table:table-cell table:style-name="ce68" table:formula="of:=-(1/[.$B$6])*LN(1-[.E140])" office:value-type="float" office:value="31.2807256109821" calcext:value-type="float">
            <text:p>31,28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0" calcext:value-type="float">
            <text:p>140</text:p>
          </table:table-cell>
          <table:table-cell table:style-name="ce66" table:formula="of:=([.D141]-0.5)/[.$B$2]" office:value-type="float" office:value="0.538610038610039" calcext:value-type="float">
            <text:p>0,538610038610039</text:p>
          </table:table-cell>
          <table:table-cell table:style-name="ce68" table:formula="of:=-(1/[.$B$6])*LN(1-[.E141])" office:value-type="float" office:value="31.6213968231373" calcext:value-type="float">
            <text:p>31,6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1" calcext:value-type="float">
            <text:p>141</text:p>
          </table:table-cell>
          <table:table-cell table:style-name="ce66" table:formula="of:=([.D142]-0.5)/[.$B$2]" office:value-type="float" office:value="0.542471042471042" calcext:value-type="float">
            <text:p>0,542471042471042</text:p>
          </table:table-cell>
          <table:table-cell table:style-name="ce68" table:formula="of:=-(1/[.$B$6])*LN(1-[.E142])" office:value-type="float" office:value="31.9649308521415" calcext:value-type="float">
            <text:p>31,9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2" calcext:value-type="float">
            <text:p>142</text:p>
          </table:table-cell>
          <table:table-cell table:style-name="ce66" table:formula="of:=([.D143]-0.5)/[.$B$2]" office:value-type="float" office:value="0.546332046332046" calcext:value-type="float">
            <text:p>0,546332046332046</text:p>
          </table:table-cell>
          <table:table-cell table:style-name="ce68" table:formula="of:=-(1/[.$B$6])*LN(1-[.E143])" office:value-type="float" office:value="32.3113762211778" calcext:value-type="float">
            <text:p>32,3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3" calcext:value-type="float">
            <text:p>143</text:p>
          </table:table-cell>
          <table:table-cell table:style-name="ce66" table:formula="of:=([.D144]-0.5)/[.$B$2]" office:value-type="float" office:value="0.55019305019305" calcext:value-type="float">
            <text:p>0,55019305019305</text:p>
          </table:table-cell>
          <table:table-cell table:style-name="ce68" table:formula="of:=-(1/[.$B$6])*LN(1-[.E144])" office:value-type="float" office:value="32.6607826976439" calcext:value-type="float">
            <text:p>32,66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4" calcext:value-type="float">
            <text:p>144</text:p>
          </table:table-cell>
          <table:table-cell table:style-name="ce66" table:formula="of:=([.D145]-0.5)/[.$B$2]" office:value-type="float" office:value="0.554054054054054" calcext:value-type="float">
            <text:p>0,554054054054054</text:p>
          </table:table-cell>
          <table:table-cell table:style-name="ce68" table:formula="of:=-(1/[.$B$6])*LN(1-[.E145])" office:value-type="float" office:value="33.0132013360566" calcext:value-type="float">
            <text:p>33,0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5" calcext:value-type="float">
            <text:p>145</text:p>
          </table:table-cell>
          <table:table-cell table:style-name="ce66" table:formula="of:=([.D146]-0.5)/[.$B$2]" office:value-type="float" office:value="0.557915057915058" calcext:value-type="float">
            <text:p>0,557915057915058</text:p>
          </table:table-cell>
          <table:table-cell table:style-name="ce68" table:formula="of:=-(1/[.$B$6])*LN(1-[.E146])" office:value-type="float" office:value="33.3686845228228" calcext:value-type="float">
            <text:p>33,3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6" calcext:value-type="float">
            <text:p>146</text:p>
          </table:table-cell>
          <table:table-cell table:style-name="ce66" table:formula="of:=([.D147]-0.5)/[.$B$2]" office:value-type="float" office:value="0.561776061776062" calcext:value-type="float">
            <text:p>0,561776061776062</text:p>
          </table:table-cell>
          <table:table-cell table:style-name="ce68" table:formula="of:=-(1/[.$B$6])*LN(1-[.E147])" office:value-type="float" office:value="33.7272860229742" calcext:value-type="float">
            <text:p>33,7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7" calcext:value-type="float">
            <text:p>147</text:p>
          </table:table-cell>
          <table:table-cell table:style-name="ce66" table:formula="of:=([.D148]-0.5)/[.$B$2]" office:value-type="float" office:value="0.565637065637066" calcext:value-type="float">
            <text:p>0,565637065637066</text:p>
          </table:table-cell>
          <table:table-cell table:style-name="ce68" table:formula="of:=-(1/[.$B$6])*LN(1-[.E148])" office:value-type="float" office:value="34.0890610289691" calcext:value-type="float">
            <text:p>34,09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8" calcext:value-type="float">
            <text:p>148</text:p>
          </table:table-cell>
          <table:table-cell table:style-name="ce66" table:formula="of:=([.D149]-0.5)/[.$B$2]" office:value-type="float" office:value="0.569498069498069" calcext:value-type="float">
            <text:p>0,569498069498069</text:p>
          </table:table-cell>
          <table:table-cell table:style-name="ce68" table:formula="of:=-(1/[.$B$6])*LN(1-[.E149])" office:value-type="float" office:value="34.4540662116744" calcext:value-type="float">
            <text:p>34,45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49" calcext:value-type="float">
            <text:p>149</text:p>
          </table:table-cell>
          <table:table-cell table:style-name="ce66" table:formula="of:=([.D150]-0.5)/[.$B$2]" office:value-type="float" office:value="0.573359073359073" calcext:value-type="float">
            <text:p>0,573359073359073</text:p>
          </table:table-cell>
          <table:table-cell table:style-name="ce68" table:formula="of:=-(1/[.$B$6])*LN(1-[.E150])" office:value-type="float" office:value="34.8223597736426" calcext:value-type="float">
            <text:p>34,8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0" calcext:value-type="float">
            <text:p>150</text:p>
          </table:table-cell>
          <table:table-cell table:style-name="ce66" table:formula="of:=([.D151]-0.5)/[.$B$2]" office:value-type="float" office:value="0.577220077220077" calcext:value-type="float">
            <text:p>0,577220077220077</text:p>
          </table:table-cell>
          <table:table-cell table:style-name="ce68" table:formula="of:=-(1/[.$B$6])*LN(1-[.E151])" office:value-type="float" office:value="35.194001504812" calcext:value-type="float">
            <text:p>35,1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1" calcext:value-type="float">
            <text:p>151</text:p>
          </table:table-cell>
          <table:table-cell table:style-name="ce66" table:formula="of:=([.D152]-0.5)/[.$B$2]" office:value-type="float" office:value="0.581081081081081" calcext:value-type="float">
            <text:p>0,581081081081081</text:p>
          </table:table-cell>
          <table:table-cell table:style-name="ce68" table:formula="of:=-(1/[.$B$6])*LN(1-[.E152])" office:value-type="float" office:value="35.5690528407607" calcext:value-type="float">
            <text:p>35,57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2" calcext:value-type="float">
            <text:p>152</text:p>
          </table:table-cell>
          <table:table-cell table:style-name="ce66" table:formula="of:=([.D153]-0.5)/[.$B$2]" office:value-type="float" office:value="0.584942084942085" calcext:value-type="float">
            <text:p>0,584942084942085</text:p>
          </table:table-cell>
          <table:table-cell table:style-name="ce68" table:formula="of:=-(1/[.$B$6])*LN(1-[.E153])" office:value-type="float" office:value="35.9475769236591" calcext:value-type="float">
            <text:p>35,9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3" calcext:value-type="float">
            <text:p>153</text:p>
          </table:table-cell>
          <table:table-cell table:style-name="ce66" table:formula="of:=([.D154]-0.5)/[.$B$2]" office:value-type="float" office:value="0.588803088803089" calcext:value-type="float">
            <text:p>0,588803088803089</text:p>
          </table:table-cell>
          <table:table-cell table:style-name="ce68" table:formula="of:=-(1/[.$B$6])*LN(1-[.E154])" office:value-type="float" office:value="36.3296386660696" calcext:value-type="float">
            <text:p>36,33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4" calcext:value-type="float">
            <text:p>154</text:p>
          </table:table-cell>
          <table:table-cell table:style-name="ce66" table:formula="of:=([.D155]-0.5)/[.$B$2]" office:value-type="float" office:value="0.592664092664093" calcext:value-type="float">
            <text:p>0,592664092664093</text:p>
          </table:table-cell>
          <table:table-cell table:style-name="ce68" table:formula="of:=-(1/[.$B$6])*LN(1-[.E155])" office:value-type="float" office:value="36.715304817756" calcext:value-type="float">
            <text:p>36,72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5" calcext:value-type="float">
            <text:p>155</text:p>
          </table:table-cell>
          <table:table-cell table:style-name="ce66" table:formula="of:=([.D156]-0.5)/[.$B$2]" office:value-type="float" office:value="0.596525096525097" calcext:value-type="float">
            <text:p>0,596525096525097</text:p>
          </table:table-cell>
          <table:table-cell table:style-name="ce68" table:formula="of:=-(1/[.$B$6])*LN(1-[.E156])" office:value-type="float" office:value="37.1046440356756" calcext:value-type="float">
            <text:p>37,1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6" calcext:value-type="float">
            <text:p>156</text:p>
          </table:table-cell>
          <table:table-cell table:style-name="ce66" table:formula="of:=([.D157]-0.5)/[.$B$2]" office:value-type="float" office:value="0.6003861003861" calcext:value-type="float">
            <text:p>0,6003861003861</text:p>
          </table:table-cell>
          <table:table-cell table:style-name="ce68" table:formula="of:=-(1/[.$B$6])*LN(1-[.E157])" office:value-type="float" office:value="37.4977269573347" calcext:value-type="float">
            <text:p>37,50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7" calcext:value-type="float">
            <text:p>157</text:p>
          </table:table-cell>
          <table:table-cell table:style-name="ce66" table:formula="of:=([.D158]-0.5)/[.$B$2]" office:value-type="float" office:value="0.604247104247104" calcext:value-type="float">
            <text:p>0,604247104247104</text:p>
          </table:table-cell>
          <table:table-cell table:style-name="ce68" table:formula="of:=-(1/[.$B$6])*LN(1-[.E158])" office:value-type="float" office:value="37.8946262777063" calcext:value-type="float">
            <text:p>37,8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8" calcext:value-type="float">
            <text:p>158</text:p>
          </table:table-cell>
          <table:table-cell table:style-name="ce66" table:formula="of:=([.D159]-0.5)/[.$B$2]" office:value-type="float" office:value="0.608108108108108" calcext:value-type="float">
            <text:p>0,608108108108108</text:p>
          </table:table-cell>
          <table:table-cell table:style-name="ce68" table:formula="of:=-(1/[.$B$6])*LN(1-[.E159])" office:value-type="float" office:value="38.2954168299188" calcext:value-type="float">
            <text:p>38,3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59" calcext:value-type="float">
            <text:p>159</text:p>
          </table:table-cell>
          <table:table-cell table:style-name="ce66" table:formula="of:=([.D160]-0.5)/[.$B$2]" office:value-type="float" office:value="0.611969111969112" calcext:value-type="float">
            <text:p>0,611969111969112</text:p>
          </table:table-cell>
          <table:table-cell table:style-name="ce68" table:formula="of:=-(1/[.$B$6])*LN(1-[.E160])" office:value-type="float" office:value="38.7001756699379" calcext:value-type="float">
            <text:p>38,7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0" calcext:value-type="float">
            <text:p>160</text:p>
          </table:table-cell>
          <table:table-cell table:style-name="ce66" table:formula="of:=([.D161]-0.5)/[.$B$2]" office:value-type="float" office:value="0.615830115830116" calcext:value-type="float">
            <text:p>0,615830115830116</text:p>
          </table:table-cell>
          <table:table-cell table:style-name="ce68" table:formula="of:=-(1/[.$B$6])*LN(1-[.E161])" office:value-type="float" office:value="39.1089821654845" calcext:value-type="float">
            <text:p>39,11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1" calcext:value-type="float">
            <text:p>161</text:p>
          </table:table-cell>
          <table:table-cell table:style-name="ce66" table:formula="of:=([.D162]-0.5)/[.$B$2]" office:value-type="float" office:value="0.61969111969112" calcext:value-type="float">
            <text:p>0,61969111969112</text:p>
          </table:table-cell>
          <table:table-cell table:style-name="ce68" table:formula="of:=-(1/[.$B$6])*LN(1-[.E162])" office:value-type="float" office:value="39.5219180894424" calcext:value-type="float">
            <text:p>39,52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2" calcext:value-type="float">
            <text:p>162</text:p>
          </table:table-cell>
          <table:table-cell table:style-name="ce66" table:formula="of:=([.D163]-0.5)/[.$B$2]" office:value-type="float" office:value="0.623552123552124" calcext:value-type="float">
            <text:p>0,623552123552124</text:p>
          </table:table-cell>
          <table:table-cell table:style-name="ce68" table:formula="of:=-(1/[.$B$6])*LN(1-[.E163])" office:value-type="float" office:value="39.9390677180326" calcext:value-type="float">
            <text:p>39,94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3" calcext:value-type="float">
            <text:p>163</text:p>
          </table:table-cell>
          <table:table-cell table:style-name="ce66" table:formula="of:=([.D164]-0.5)/[.$B$2]" office:value-type="float" office:value="0.627413127413127" calcext:value-type="float">
            <text:p>0,627413127413127</text:p>
          </table:table-cell>
          <table:table-cell table:style-name="ce68" table:formula="of:=-(1/[.$B$6])*LN(1-[.E164])" office:value-type="float" office:value="40.3605179340482" calcext:value-type="float">
            <text:p>40,3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4" calcext:value-type="float">
            <text:p>164</text:p>
          </table:table-cell>
          <table:table-cell table:style-name="ce66" table:formula="of:=([.D165]-0.5)/[.$B$2]" office:value-type="float" office:value="0.631274131274131" calcext:value-type="float">
            <text:p>0,631274131274131</text:p>
          </table:table-cell>
          <table:table-cell table:style-name="ce68" table:formula="of:=-(1/[.$B$6])*LN(1-[.E165])" office:value-type="float" office:value="40.786358335466" calcext:value-type="float">
            <text:p>40,7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5" calcext:value-type="float">
            <text:p>165</text:p>
          </table:table-cell>
          <table:table-cell table:style-name="ce66" table:formula="of:=([.D166]-0.5)/[.$B$2]" office:value-type="float" office:value="0.635135135135135" calcext:value-type="float">
            <text:p>0,635135135135135</text:p>
          </table:table-cell>
          <table:table-cell table:style-name="ce68" table:formula="of:=-(1/[.$B$6])*LN(1-[.E166])" office:value-type="float" office:value="41.2166813497757" calcext:value-type="float">
            <text:p>41,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6" calcext:value-type="float">
            <text:p>166</text:p>
          </table:table-cell>
          <table:table-cell table:style-name="ce66" table:formula="of:=([.D167]-0.5)/[.$B$2]" office:value-type="float" office:value="0.638996138996139" calcext:value-type="float">
            <text:p>0,638996138996139</text:p>
          </table:table-cell>
          <table:table-cell table:style-name="ce68" table:formula="of:=-(1/[.$B$6])*LN(1-[.E167])" office:value-type="float" office:value="41.6515823543901" calcext:value-type="float">
            <text:p>41,6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7" calcext:value-type="float">
            <text:p>167</text:p>
          </table:table-cell>
          <table:table-cell table:style-name="ce66" table:formula="of:=([.D168]-0.5)/[.$B$2]" office:value-type="float" office:value="0.642857142857143" calcext:value-type="float">
            <text:p>0,642857142857143</text:p>
          </table:table-cell>
          <table:table-cell table:style-name="ce68" table:formula="of:=-(1/[.$B$6])*LN(1-[.E168])" office:value-type="float" office:value="42.0911598035294" calcext:value-type="float">
            <text:p>42,0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8" calcext:value-type="float">
            <text:p>168</text:p>
          </table:table-cell>
          <table:table-cell table:style-name="ce66" table:formula="of:=([.D169]-0.5)/[.$B$2]" office:value-type="float" office:value="0.646718146718147" calcext:value-type="float">
            <text:p>0,646718146718147</text:p>
          </table:table-cell>
          <table:table-cell table:style-name="ce68" table:formula="of:=-(1/[.$B$6])*LN(1-[.E169])" office:value-type="float" office:value="42.5355153620017" calcext:value-type="float">
            <text:p>42,5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69" calcext:value-type="float">
            <text:p>169</text:p>
          </table:table-cell>
          <table:table-cell table:style-name="ce66" table:formula="of:=([.D170]-0.5)/[.$B$2]" office:value-type="float" office:value="0.650579150579151" calcext:value-type="float">
            <text:p>0,650579150579151</text:p>
          </table:table-cell>
          <table:table-cell table:style-name="ce68" table:formula="of:=-(1/[.$B$6])*LN(1-[.E170])" office:value-type="float" office:value="42.9847540463353" calcext:value-type="float">
            <text:p>42,98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0" calcext:value-type="float">
            <text:p>170</text:p>
          </table:table-cell>
          <table:table-cell table:style-name="ce66" table:formula="of:=([.D171]-0.5)/[.$B$2]" office:value-type="float" office:value="0.654440154440154" calcext:value-type="float">
            <text:p>0,654440154440154</text:p>
          </table:table-cell>
          <table:table-cell table:style-name="ce68" table:formula="of:=-(1/[.$B$6])*LN(1-[.E171])" office:value-type="float" office:value="43.4389843737509" calcext:value-type="float">
            <text:p>43,4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1" calcext:value-type="float">
            <text:p>171</text:p>
          </table:table-cell>
          <table:table-cell table:style-name="ce66" table:formula="of:=([.D172]-0.5)/[.$B$2]" office:value-type="float" office:value="0.658301158301158" calcext:value-type="float">
            <text:p>0,658301158301158</text:p>
          </table:table-cell>
          <table:table-cell table:style-name="ce68" table:formula="of:=-(1/[.$B$6])*LN(1-[.E172])" office:value-type="float" office:value="43.8983185195047" calcext:value-type="float">
            <text:p>43,9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2" calcext:value-type="float">
            <text:p>172</text:p>
          </table:table-cell>
          <table:table-cell table:style-name="ce66" table:formula="of:=([.D173]-0.5)/[.$B$2]" office:value-type="float" office:value="0.662162162162162" calcext:value-type="float">
            <text:p>0,662162162162162</text:p>
          </table:table-cell>
          <table:table-cell table:style-name="ce68" table:formula="of:=-(1/[.$B$6])*LN(1-[.E173])" office:value-type="float" office:value="44.3628724831708" calcext:value-type="float">
            <text:p>44,3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3" calcext:value-type="float">
            <text:p>173</text:p>
          </table:table-cell>
          <table:table-cell table:style-name="ce66" table:formula="of:=([.D174]-0.5)/[.$B$2]" office:value-type="float" office:value="0.666023166023166" calcext:value-type="float">
            <text:p>0,666023166023166</text:p>
          </table:table-cell>
          <table:table-cell table:style-name="ce68" table:formula="of:=-(1/[.$B$6])*LN(1-[.E174])" office:value-type="float" office:value="44.8327662644823" calcext:value-type="float">
            <text:p>44,83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4" calcext:value-type="float">
            <text:p>174</text:p>
          </table:table-cell>
          <table:table-cell table:style-name="ce66" table:formula="of:=([.D175]-0.5)/[.$B$2]" office:value-type="float" office:value="0.66988416988417" calcext:value-type="float">
            <text:p>0,66988416988417</text:p>
          </table:table-cell>
          <table:table-cell table:style-name="ce68" table:formula="of:=-(1/[.$B$6])*LN(1-[.E175])" office:value-type="float" office:value="45.3081240493948" calcext:value-type="float">
            <text:p>45,3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5" calcext:value-type="float">
            <text:p>175</text:p>
          </table:table-cell>
          <table:table-cell table:style-name="ce66" table:formula="of:=([.D176]-0.5)/[.$B$2]" office:value-type="float" office:value="0.673745173745174" calcext:value-type="float">
            <text:p>0,673745173745174</text:p>
          </table:table-cell>
          <table:table-cell table:style-name="ce68" table:formula="of:=-(1/[.$B$6])*LN(1-[.E176])" office:value-type="float" office:value="45.7890744070962" calcext:value-type="float">
            <text:p>45,79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6" calcext:value-type="float">
            <text:p>176</text:p>
          </table:table-cell>
          <table:table-cell table:style-name="ce66" table:formula="of:=([.D177]-0.5)/[.$B$2]" office:value-type="float" office:value="0.677606177606178" calcext:value-type="float">
            <text:p>0,677606177606178</text:p>
          </table:table-cell>
          <table:table-cell table:style-name="ce68" table:formula="of:=-(1/[.$B$6])*LN(1-[.E177])" office:value-type="float" office:value="46.2757504987444" calcext:value-type="float">
            <text:p>46,28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7" calcext:value-type="float">
            <text:p>177</text:p>
          </table:table-cell>
          <table:table-cell table:style-name="ce66" table:formula="of:=([.D178]-0.5)/[.$B$2]" office:value-type="float" office:value="0.681467181467181" calcext:value-type="float">
            <text:p>0,681467181467181</text:p>
          </table:table-cell>
          <table:table-cell table:style-name="ce68" table:formula="of:=-(1/[.$B$6])*LN(1-[.E178])" office:value-type="float" office:value="46.7682902987802" calcext:value-type="float">
            <text:p>46,77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8" calcext:value-type="float">
            <text:p>178</text:p>
          </table:table-cell>
          <table:table-cell table:style-name="ce66" table:formula="of:=([.D179]-0.5)/[.$B$2]" office:value-type="float" office:value="0.685328185328185" calcext:value-type="float">
            <text:p>0,685328185328185</text:p>
          </table:table-cell>
          <table:table-cell table:style-name="ce68" table:formula="of:=-(1/[.$B$6])*LN(1-[.E179])" office:value-type="float" office:value="47.2668368297352" calcext:value-type="float">
            <text:p>47,27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79" calcext:value-type="float">
            <text:p>179</text:p>
          </table:table-cell>
          <table:table-cell table:style-name="ce66" table:formula="of:=([.D180]-0.5)/[.$B$2]" office:value-type="float" office:value="0.689189189189189" calcext:value-type="float">
            <text:p>0,689189189189189</text:p>
          </table:table-cell>
          <table:table-cell table:style-name="ce68" table:formula="of:=-(1/[.$B$6])*LN(1-[.E180])" office:value-type="float" office:value="47.7715384115363" calcext:value-type="float">
            <text:p>47,77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0" calcext:value-type="float">
            <text:p>180</text:p>
          </table:table-cell>
          <table:table-cell table:style-name="ce66" table:formula="of:=([.D181]-0.5)/[.$B$2]" office:value-type="float" office:value="0.693050193050193" calcext:value-type="float">
            <text:p>0,693050193050193</text:p>
          </table:table-cell>
          <table:table-cell table:style-name="ce68" table:formula="of:=-(1/[.$B$6])*LN(1-[.E181])" office:value-type="float" office:value="48.2825489263923" calcext:value-type="float">
            <text:p>48,2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1" calcext:value-type="float">
            <text:p>181</text:p>
          </table:table-cell>
          <table:table-cell table:style-name="ce66" table:formula="of:=([.D182]-0.5)/[.$B$2]" office:value-type="float" office:value="0.696911196911197" calcext:value-type="float">
            <text:p>0,696911196911197</text:p>
          </table:table-cell>
          <table:table-cell table:style-name="ce68" table:formula="of:=-(1/[.$B$6])*LN(1-[.E182])" office:value-type="float" office:value="48.800028100446" calcext:value-type="float">
            <text:p>48,8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2" calcext:value-type="float">
            <text:p>182</text:p>
          </table:table-cell>
          <table:table-cell table:style-name="ce66" table:formula="of:=([.D183]-0.5)/[.$B$2]" office:value-type="float" office:value="0.700772200772201" calcext:value-type="float">
            <text:p>0,700772200772201</text:p>
          </table:table-cell>
          <table:table-cell table:style-name="ce68" table:formula="of:=-(1/[.$B$6])*LN(1-[.E183])" office:value-type="float" office:value="49.3241418034843" calcext:value-type="float">
            <text:p>49,3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3" calcext:value-type="float">
            <text:p>183</text:p>
          </table:table-cell>
          <table:table-cell table:style-name="ce66" table:formula="of:=([.D184]-0.5)/[.$B$2]" office:value-type="float" office:value="0.704633204633205" calcext:value-type="float">
            <text:p>0,704633204633205</text:p>
          </table:table-cell>
          <table:table-cell table:style-name="ce68" table:formula="of:=-(1/[.$B$6])*LN(1-[.E184])" office:value-type="float" office:value="49.8550623681093" calcext:value-type="float">
            <text:p>49,86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4" calcext:value-type="float">
            <text:p>184</text:p>
          </table:table-cell>
          <table:table-cell table:style-name="ce66" table:formula="of:=([.D185]-0.5)/[.$B$2]" office:value-type="float" office:value="0.708494208494209" calcext:value-type="float">
            <text:p>0,708494208494209</text:p>
          </table:table-cell>
          <table:table-cell table:style-name="ce68" table:formula="of:=-(1/[.$B$6])*LN(1-[.E185])" office:value-type="float" office:value="50.3929689299112" calcext:value-type="float">
            <text:p>50,39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5" calcext:value-type="float">
            <text:p>185</text:p>
          </table:table-cell>
          <table:table-cell table:style-name="ce66" table:formula="of:=([.D186]-0.5)/[.$B$2]" office:value-type="float" office:value="0.712355212355212" calcext:value-type="float">
            <text:p>0,712355212355212</text:p>
          </table:table-cell>
          <table:table-cell table:style-name="ce68" table:formula="of:=-(1/[.$B$6])*LN(1-[.E186])" office:value-type="float" office:value="50.93804779032" calcext:value-type="float">
            <text:p>50,94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6" calcext:value-type="float">
            <text:p>186</text:p>
          </table:table-cell>
          <table:table-cell table:style-name="ce66" table:formula="of:=([.D187]-0.5)/[.$B$2]" office:value-type="float" office:value="0.716216216216216" calcext:value-type="float">
            <text:p>0,716216216216216</text:p>
          </table:table-cell>
          <table:table-cell table:style-name="ce68" table:formula="of:=-(1/[.$B$6])*LN(1-[.E187])" office:value-type="float" office:value="51.4904928039774" calcext:value-type="float">
            <text:p>51,49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7" calcext:value-type="float">
            <text:p>187</text:p>
          </table:table-cell>
          <table:table-cell table:style-name="ce66" table:formula="of:=([.D188]-0.5)/[.$B$2]" office:value-type="float" office:value="0.72007722007722" calcext:value-type="float">
            <text:p>0,72007722007722</text:p>
          </table:table-cell>
          <table:table-cell table:style-name="ce68" table:formula="of:=-(1/[.$B$6])*LN(1-[.E188])" office:value-type="float" office:value="52.0505057926423" calcext:value-type="float">
            <text:p>52,0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8" calcext:value-type="float">
            <text:p>188</text:p>
          </table:table-cell>
          <table:table-cell table:style-name="ce66" table:formula="of:=([.D189]-0.5)/[.$B$2]" office:value-type="float" office:value="0.723938223938224" calcext:value-type="float">
            <text:p>0,723938223938224</text:p>
          </table:table-cell>
          <table:table-cell table:style-name="ce68" table:formula="of:=-(1/[.$B$6])*LN(1-[.E189])" office:value-type="float" office:value="52.6182969878437" calcext:value-type="float">
            <text:p>52,6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89" calcext:value-type="float">
            <text:p>189</text:p>
          </table:table-cell>
          <table:table-cell table:style-name="ce66" table:formula="of:=([.D190]-0.5)/[.$B$2]" office:value-type="float" office:value="0.727799227799228" calcext:value-type="float">
            <text:p>0,727799227799228</text:p>
          </table:table-cell>
          <table:table-cell table:style-name="ce68" table:formula="of:=-(1/[.$B$6])*LN(1-[.E190])" office:value-type="float" office:value="53.194085504708" calcext:value-type="float">
            <text:p>53,19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0" calcext:value-type="float">
            <text:p>190</text:p>
          </table:table-cell>
          <table:table-cell table:style-name="ce66" table:formula="of:=([.D191]-0.5)/[.$B$2]" office:value-type="float" office:value="0.731660231660232" calcext:value-type="float">
            <text:p>0,731660231660232</text:p>
          </table:table-cell>
          <table:table-cell table:style-name="ce68" table:formula="of:=-(1/[.$B$6])*LN(1-[.E191])" office:value-type="float" office:value="53.7780998496357" calcext:value-type="float">
            <text:p>53,78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1" calcext:value-type="float">
            <text:p>191</text:p>
          </table:table-cell>
          <table:table-cell table:style-name="ce66" table:formula="of:=([.D192]-0.5)/[.$B$2]" office:value-type="float" office:value="0.735521235521235" calcext:value-type="float">
            <text:p>0,735521235521235</text:p>
          </table:table-cell>
          <table:table-cell table:style-name="ce68" table:formula="of:=-(1/[.$B$6])*LN(1-[.E192])" office:value-type="float" office:value="54.3705784647692" calcext:value-type="float">
            <text:p>54,3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2" calcext:value-type="float">
            <text:p>192</text:p>
          </table:table-cell>
          <table:table-cell table:style-name="ce66" table:formula="of:=([.D193]-0.5)/[.$B$2]" office:value-type="float" office:value="0.739382239382239" calcext:value-type="float">
            <text:p>0,739382239382239</text:p>
          </table:table-cell>
          <table:table-cell table:style-name="ce68" table:formula="of:=-(1/[.$B$6])*LN(1-[.E193])" office:value-type="float" office:value="54.9717703124993" calcext:value-type="float">
            <text:p>54,9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3" calcext:value-type="float">
            <text:p>193</text:p>
          </table:table-cell>
          <table:table-cell table:style-name="ce66" table:formula="of:=([.D194]-0.5)/[.$B$2]" office:value-type="float" office:value="0.743243243243243" calcext:value-type="float">
            <text:p>0,743243243243243</text:p>
          </table:table-cell>
          <table:table-cell table:style-name="ce68" table:formula="of:=-(1/[.$B$6])*LN(1-[.E194])" office:value-type="float" office:value="55.5819355035964" calcext:value-type="float">
            <text:p>55,5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4" calcext:value-type="float">
            <text:p>194</text:p>
          </table:table-cell>
          <table:table-cell table:style-name="ce66" table:formula="of:=([.D195]-0.5)/[.$B$2]" office:value-type="float" office:value="0.747104247104247" calcext:value-type="float">
            <text:p>0,747104247104247</text:p>
          </table:table-cell>
          <table:table-cell table:style-name="ce68" table:formula="of:=-(1/[.$B$6])*LN(1-[.E195])" office:value-type="float" office:value="56.2013459729329" calcext:value-type="float">
            <text:p>56,2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5" calcext:value-type="float">
            <text:p>195</text:p>
          </table:table-cell>
          <table:table-cell table:style-name="ce66" table:formula="of:=([.D196]-0.5)/[.$B$2]" office:value-type="float" office:value="0.750965250965251" calcext:value-type="float">
            <text:p>0,750965250965251</text:p>
          </table:table-cell>
          <table:table-cell table:style-name="ce68" table:formula="of:=-(1/[.$B$6])*LN(1-[.E196])" office:value-type="float" office:value="56.8302862071893" calcext:value-type="float">
            <text:p>56,8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6" calcext:value-type="float">
            <text:p>196</text:p>
          </table:table-cell>
          <table:table-cell table:style-name="ce66" table:formula="of:=([.D197]-0.5)/[.$B$2]" office:value-type="float" office:value="0.754826254826255" calcext:value-type="float">
            <text:p>0,754826254826255</text:p>
          </table:table-cell>
          <table:table-cell table:style-name="ce68" table:formula="of:=-(1/[.$B$6])*LN(1-[.E197])" office:value-type="float" office:value="57.4690540294202" calcext:value-type="float">
            <text:p>57,47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7" calcext:value-type="float">
            <text:p>197</text:p>
          </table:table-cell>
          <table:table-cell table:style-name="ce66" table:formula="of:=([.D198]-0.5)/[.$B$2]" office:value-type="float" office:value="0.758687258687259" calcext:value-type="float">
            <text:p>0,758687258687259</text:p>
          </table:table-cell>
          <table:table-cell table:style-name="ce68" table:formula="of:=-(1/[.$B$6])*LN(1-[.E198])" office:value-type="float" office:value="58.1179614458944" calcext:value-type="float">
            <text:p>58,1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8" calcext:value-type="float">
            <text:p>198</text:p>
          </table:table-cell>
          <table:table-cell table:style-name="ce66" table:formula="of:=([.D199]-0.5)/[.$B$2]" office:value-type="float" office:value="0.762548262548263" calcext:value-type="float">
            <text:p>0,762548262548263</text:p>
          </table:table-cell>
          <table:table-cell table:style-name="ce68" table:formula="of:=-(1/[.$B$6])*LN(1-[.E199])" office:value-type="float" office:value="58.7773355612365" calcext:value-type="float">
            <text:p>58,78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199" calcext:value-type="float">
            <text:p>199</text:p>
          </table:table-cell>
          <table:table-cell table:style-name="ce66" table:formula="of:=([.D200]-0.5)/[.$B$2]" office:value-type="float" office:value="0.766409266409266" calcext:value-type="float">
            <text:p>0,766409266409266</text:p>
          </table:table-cell>
          <table:table-cell table:style-name="ce68" table:formula="of:=-(1/[.$B$6])*LN(1-[.E200])" office:value-type="float" office:value="59.4475195685912" calcext:value-type="float">
            <text:p>59,4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0" calcext:value-type="float">
            <text:p>200</text:p>
          </table:table-cell>
          <table:table-cell table:style-name="ce66" table:formula="of:=([.D201]-0.5)/[.$B$2]" office:value-type="float" office:value="0.77027027027027" calcext:value-type="float">
            <text:p>0,77027027027027</text:p>
          </table:table-cell>
          <table:table-cell table:style-name="ce68" table:formula="of:=-(1/[.$B$6])*LN(1-[.E201])" office:value-type="float" office:value="60.1288738223109" calcext:value-type="float">
            <text:p>60,13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1" calcext:value-type="float">
            <text:p>201</text:p>
          </table:table-cell>
          <table:table-cell table:style-name="ce66" table:formula="of:=([.D202]-0.5)/[.$B$2]" office:value-type="float" office:value="0.774131274131274" calcext:value-type="float">
            <text:p>0,774131274131274</text:p>
          </table:table-cell>
          <table:table-cell table:style-name="ce68" table:formula="of:=-(1/[.$B$6])*LN(1-[.E202])" office:value-type="float" office:value="60.8217770015628" calcext:value-type="float">
            <text:p>60,8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2" calcext:value-type="float">
            <text:p>202</text:p>
          </table:table-cell>
          <table:table-cell table:style-name="ce66" table:formula="of:=([.D203]-0.5)/[.$B$2]" office:value-type="float" office:value="0.777992277992278" calcext:value-type="float">
            <text:p>0,777992277992278</text:p>
          </table:table-cell>
          <table:table-cell table:style-name="ce68" table:formula="of:=-(1/[.$B$6])*LN(1-[.E203])" office:value-type="float" office:value="61.5266273742599" calcext:value-type="float">
            <text:p>61,53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3" calcext:value-type="float">
            <text:p>203</text:p>
          </table:table-cell>
          <table:table-cell table:style-name="ce66" table:formula="of:=([.D204]-0.5)/[.$B$2]" office:value-type="float" office:value="0.781853281853282" calcext:value-type="float">
            <text:p>0,781853281853282</text:p>
          </table:table-cell>
          <table:table-cell table:style-name="ce68" table:formula="of:=-(1/[.$B$6])*LN(1-[.E204])" office:value-type="float" office:value="62.2438441718809" calcext:value-type="float">
            <text:p>62,24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4" calcext:value-type="float">
            <text:p>204</text:p>
          </table:table-cell>
          <table:table-cell table:style-name="ce66" table:formula="of:=([.D205]-0.5)/[.$B$2]" office:value-type="float" office:value="0.785714285714286" calcext:value-type="float">
            <text:p>0,785714285714286</text:p>
          </table:table-cell>
          <table:table-cell table:style-name="ce68" table:formula="of:=-(1/[.$B$6])*LN(1-[.E205])" office:value-type="float" office:value="62.9738690870595" calcext:value-type="float">
            <text:p>62,97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5" calcext:value-type="float">
            <text:p>205</text:p>
          </table:table-cell>
          <table:table-cell table:style-name="ce66" table:formula="of:=([.D206]-0.5)/[.$B$2]" office:value-type="float" office:value="0.78957528957529" calcext:value-type="float">
            <text:p>0,78957528957529</text:p>
          </table:table-cell>
          <table:table-cell table:style-name="ce68" table:formula="of:=-(1/[.$B$6])*LN(1-[.E206])" office:value-type="float" office:value="63.7171679073407" calcext:value-type="float">
            <text:p>63,72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6" calcext:value-type="float">
            <text:p>206</text:p>
          </table:table-cell>
          <table:table-cell table:style-name="ce66" table:formula="of:=([.D207]-0.5)/[.$B$2]" office:value-type="float" office:value="0.793436293436293" calcext:value-type="float">
            <text:p>0,793436293436293</text:p>
          </table:table-cell>
          <table:table-cell table:style-name="ce68" table:formula="of:=-(1/[.$B$6])*LN(1-[.E207])" office:value-type="float" office:value="64.4742323002345" calcext:value-type="float">
            <text:p>64,47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7" calcext:value-type="float">
            <text:p>207</text:p>
          </table:table-cell>
          <table:table-cell table:style-name="ce66" table:formula="of:=([.D208]-0.5)/[.$B$2]" office:value-type="float" office:value="0.797297297297297" calcext:value-type="float">
            <text:p>0,797297297297297</text:p>
          </table:table-cell>
          <table:table-cell table:style-name="ce68" table:formula="of:=-(1/[.$B$6])*LN(1-[.E208])" office:value-type="float" office:value="65.245581766701" calcext:value-type="float">
            <text:p>65,2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8" calcext:value-type="float">
            <text:p>208</text:p>
          </table:table-cell>
          <table:table-cell table:style-name="ce66" table:formula="of:=([.D209]-0.5)/[.$B$2]" office:value-type="float" office:value="0.801158301158301" calcext:value-type="float">
            <text:p>0,801158301158301</text:p>
          </table:table-cell>
          <table:table-cell table:style-name="ce68" table:formula="of:=-(1/[.$B$6])*LN(1-[.E209])" office:value-type="float" office:value="66.031765782502" calcext:value-type="float">
            <text:p>66,03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09" calcext:value-type="float">
            <text:p>209</text:p>
          </table:table-cell>
          <table:table-cell table:style-name="ce66" table:formula="of:=([.D210]-0.5)/[.$B$2]" office:value-type="float" office:value="0.805019305019305" calcext:value-type="float">
            <text:p>0,805019305019305</text:p>
          </table:table-cell>
          <table:table-cell table:style-name="ce68" table:formula="of:=-(1/[.$B$6])*LN(1-[.E210])" office:value-type="float" office:value="66.8333661495295" calcext:value-type="float">
            <text:p>66,83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0" calcext:value-type="float">
            <text:p>210</text:p>
          </table:table-cell>
          <table:table-cell table:style-name="ce66" table:formula="of:=([.D211]-0.5)/[.$B$2]" office:value-type="float" office:value="0.808880308880309" calcext:value-type="float">
            <text:p>0,808880308880309</text:p>
          </table:table-cell>
          <table:table-cell table:style-name="ce68" table:formula="of:=-(1/[.$B$6])*LN(1-[.E211])" office:value-type="float" office:value="67.6509995823103" calcext:value-type="float">
            <text:p>67,65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1" calcext:value-type="float">
            <text:p>211</text:p>
          </table:table-cell>
          <table:table-cell table:style-name="ce66" table:formula="of:=([.D212]-0.5)/[.$B$2]" office:value-type="float" office:value="0.812741312741313" calcext:value-type="float">
            <text:p>0,812741312741313</text:p>
          </table:table-cell>
          <table:table-cell table:style-name="ce68" table:formula="of:=-(1/[.$B$6])*LN(1-[.E212])" office:value-type="float" office:value="68.4853205584926" calcext:value-type="float">
            <text:p>68,49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2" calcext:value-type="float">
            <text:p>212</text:p>
          </table:table-cell>
          <table:table-cell table:style-name="ce66" table:formula="of:=([.D213]-0.5)/[.$B$2]" office:value-type="float" office:value="0.816602316602317" calcext:value-type="float">
            <text:p>0,816602316602317</text:p>
          </table:table-cell>
          <table:table-cell table:style-name="ce68" table:formula="of:=-(1/[.$B$6])*LN(1-[.E213])" office:value-type="float" office:value="69.33702446632" calcext:value-type="float">
            <text:p>69,34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3" calcext:value-type="float">
            <text:p>213</text:p>
          </table:table-cell>
          <table:table-cell table:style-name="ce66" table:formula="of:=([.D214]-0.5)/[.$B$2]" office:value-type="float" office:value="0.82046332046332" calcext:value-type="float">
            <text:p>0,82046332046332</text:p>
          </table:table-cell>
          <table:table-cell table:style-name="ce68" table:formula="of:=-(1/[.$B$6])*LN(1-[.E214])" office:value-type="float" office:value="70.2068510870144" calcext:value-type="float">
            <text:p>70,21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4" calcext:value-type="float">
            <text:p>214</text:p>
          </table:table-cell>
          <table:table-cell table:style-name="ce66" table:formula="of:=([.D215]-0.5)/[.$B$2]" office:value-type="float" office:value="0.824324324324324" calcext:value-type="float">
            <text:p>0,824324324324324</text:p>
          </table:table-cell>
          <table:table-cell table:style-name="ce68" table:formula="of:=-(1/[.$B$6])*LN(1-[.E215])" office:value-type="float" office:value="71.0955884557645" calcext:value-type="float">
            <text:p>71,1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5" calcext:value-type="float">
            <text:p>215</text:p>
          </table:table-cell>
          <table:table-cell table:style-name="ce66" table:formula="of:=([.D216]-0.5)/[.$B$2]" office:value-type="float" office:value="0.828185328185328" calcext:value-type="float">
            <text:p>0,828185328185328</text:p>
          </table:table-cell>
          <table:table-cell table:style-name="ce68" table:formula="of:=-(1/[.$B$6])*LN(1-[.E216])" office:value-type="float" office:value="72.0040771518128" calcext:value-type="float">
            <text:p>72,00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6" calcext:value-type="float">
            <text:p>216</text:p>
          </table:table-cell>
          <table:table-cell table:style-name="ce66" table:formula="of:=([.D217]-0.5)/[.$B$2]" office:value-type="float" office:value="0.832046332046332" calcext:value-type="float">
            <text:p>0,832046332046332</text:p>
          </table:table-cell>
          <table:table-cell table:style-name="ce68" table:formula="of:=-(1/[.$B$6])*LN(1-[.E217])" office:value-type="float" office:value="72.9332150761725" calcext:value-type="float">
            <text:p>72,93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7" calcext:value-type="float">
            <text:p>217</text:p>
          </table:table-cell>
          <table:table-cell table:style-name="ce66" table:formula="of:=([.D218]-0.5)/[.$B$2]" office:value-type="float" office:value="0.835907335907336" calcext:value-type="float">
            <text:p>0,835907335907336</text:p>
          </table:table-cell>
          <table:table-cell table:style-name="ce68" table:formula="of:=-(1/[.$B$6])*LN(1-[.E218])" office:value-type="float" office:value="73.8839627850345" calcext:value-type="float">
            <text:p>73,88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8" calcext:value-type="float">
            <text:p>218</text:p>
          </table:table-cell>
          <table:table-cell table:style-name="ce66" table:formula="of:=([.D219]-0.5)/[.$B$2]" office:value-type="float" office:value="0.83976833976834" calcext:value-type="float">
            <text:p>0,83976833976834</text:p>
          </table:table-cell>
          <table:table-cell table:style-name="ce68" table:formula="of:=-(1/[.$B$6])*LN(1-[.E219])" office:value-type="float" office:value="74.8573494582742" calcext:value-type="float">
            <text:p>74,86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19" calcext:value-type="float">
            <text:p>219</text:p>
          </table:table-cell>
          <table:table-cell table:style-name="ce66" table:formula="of:=([.D220]-0.5)/[.$B$2]" office:value-type="float" office:value="0.843629343629344" calcext:value-type="float">
            <text:p>0,843629343629344</text:p>
          </table:table-cell>
          <table:table-cell table:style-name="ce68" table:formula="of:=-(1/[.$B$6])*LN(1-[.E220])" office:value-type="float" office:value="75.8544795960294" calcext:value-type="float">
            <text:p>75,8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0" calcext:value-type="float">
            <text:p>220</text:p>
          </table:table-cell>
          <table:table-cell table:style-name="ce66" table:formula="of:=([.D221]-0.5)/[.$B$2]" office:value-type="float" office:value="0.847490347490347" calcext:value-type="float">
            <text:p>0,847490347490347</text:p>
          </table:table-cell>
          <table:table-cell table:style-name="ce68" table:formula="of:=-(1/[.$B$6])*LN(1-[.E221])" office:value-type="float" office:value="76.8765405525969" calcext:value-type="float">
            <text:p>76,88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1" calcext:value-type="float">
            <text:p>221</text:p>
          </table:table-cell>
          <table:table-cell table:style-name="ce66" table:formula="of:=([.D222]-0.5)/[.$B$2]" office:value-type="float" office:value="0.851351351351351" calcext:value-type="float">
            <text:p>0,851351351351351</text:p>
          </table:table-cell>
          <table:table-cell table:style-name="ce68" table:formula="of:=-(1/[.$B$6])*LN(1-[.E222])" office:value-type="float" office:value="77.924811036512" calcext:value-type="float">
            <text:p>77,92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2" calcext:value-type="float">
            <text:p>222</text:p>
          </table:table-cell>
          <table:table-cell table:style-name="ce66" table:formula="of:=([.D223]-0.5)/[.$B$2]" office:value-type="float" office:value="0.855212355212355" calcext:value-type="float">
            <text:p>0,855212355212355</text:p>
          </table:table-cell>
          <table:table-cell table:style-name="ce68" table:formula="of:=-(1/[.$B$6])*LN(1-[.E223])" office:value-type="float" office:value="79.0006707294245" calcext:value-type="float">
            <text:p>79,0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3" calcext:value-type="float">
            <text:p>223</text:p>
          </table:table-cell>
          <table:table-cell table:style-name="ce66" table:formula="of:=([.D224]-0.5)/[.$B$2]" office:value-type="float" office:value="0.859073359073359" calcext:value-type="float">
            <text:p>0,859073359073359</text:p>
          </table:table-cell>
          <table:table-cell table:style-name="ce68" table:formula="of:=-(1/[.$B$6])*LN(1-[.E224])" office:value-type="float" office:value="80.1056112052673" calcext:value-type="float">
            <text:p>80,11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4" calcext:value-type="float">
            <text:p>224</text:p>
          </table:table-cell>
          <table:table-cell table:style-name="ce66" table:formula="of:=([.D225]-0.5)/[.$B$2]" office:value-type="float" office:value="0.862934362934363" calcext:value-type="float">
            <text:p>0,862934362934363</text:p>
          </table:table-cell>
          <table:table-cell table:style-name="ce68" table:formula="of:=-(1/[.$B$6])*LN(1-[.E225])" office:value-type="float" office:value="81.241248366525" calcext:value-type="float">
            <text:p>81,24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5" calcext:value-type="float">
            <text:p>225</text:p>
          </table:table-cell>
          <table:table-cell table:style-name="ce66" table:formula="of:=([.D226]-0.5)/[.$B$2]" office:value-type="float" office:value="0.866795366795367" calcext:value-type="float">
            <text:p>0,866795366795367</text:p>
          </table:table-cell>
          <table:table-cell table:style-name="ce68" table:formula="of:=-(1/[.$B$6])*LN(1-[.E226])" office:value-type="float" office:value="82.4093366577901" calcext:value-type="float">
            <text:p>82,41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6" calcext:value-type="float">
            <text:p>226</text:p>
          </table:table-cell>
          <table:table-cell table:style-name="ce66" table:formula="of:=([.D227]-0.5)/[.$B$2]" office:value-type="float" office:value="0.870656370656371" calcext:value-type="float">
            <text:p>0,870656370656371</text:p>
          </table:table-cell>
          <table:table-cell table:style-name="ce68" table:formula="of:=-(1/[.$B$6])*LN(1-[.E227])" office:value-type="float" office:value="83.6117853703933" calcext:value-type="float">
            <text:p>83,61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7" calcext:value-type="float">
            <text:p>227</text:p>
          </table:table-cell>
          <table:table-cell table:style-name="ce66" table:formula="of:=([.D228]-0.5)/[.$B$2]" office:value-type="float" office:value="0.874517374517374" calcext:value-type="float">
            <text:p>0,874517374517374</text:p>
          </table:table-cell>
          <table:table-cell table:style-name="ce68" table:formula="of:=-(1/[.$B$6])*LN(1-[.E228])" office:value-type="float" office:value="84.850677418488" calcext:value-type="float">
            <text:p>84,85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8" calcext:value-type="float">
            <text:p>228</text:p>
          </table:table-cell>
          <table:table-cell table:style-name="ce66" table:formula="of:=([.D229]-0.5)/[.$B$2]" office:value-type="float" office:value="0.878378378378378" calcext:value-type="float">
            <text:p>0,878378378378378</text:p>
          </table:table-cell>
          <table:table-cell table:style-name="ce68" table:formula="of:=-(1/[.$B$6])*LN(1-[.E229])" office:value-type="float" office:value="86.1282910502311" calcext:value-type="float">
            <text:p>86,13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29" calcext:value-type="float">
            <text:p>229</text:p>
          </table:table-cell>
          <table:table-cell table:style-name="ce66" table:formula="of:=([.D230]-0.5)/[.$B$2]" office:value-type="float" office:value="0.882239382239382" calcext:value-type="float">
            <text:p>0,882239382239382</text:p>
          </table:table-cell>
          <table:table-cell table:style-name="ce68" table:formula="of:=-(1/[.$B$6])*LN(1-[.E230])" office:value-type="float" office:value="87.4471250624571" calcext:value-type="float">
            <text:p>87,45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0" calcext:value-type="float">
            <text:p>230</text:p>
          </table:table-cell>
          <table:table-cell table:style-name="ce66" table:formula="of:=([.D231]-0.5)/[.$B$2]" office:value-type="float" office:value="0.886100386100386" calcext:value-type="float">
            <text:p>0,886100386100386</text:p>
          </table:table-cell>
          <table:table-cell table:style-name="ce68" table:formula="of:=-(1/[.$B$6])*LN(1-[.E231])" office:value-type="float" office:value="88.80992821996" calcext:value-type="float">
            <text:p>88,81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1" calcext:value-type="float">
            <text:p>231</text:p>
          </table:table-cell>
          <table:table-cell table:style-name="ce66" table:formula="of:=([.D232]-0.5)/[.$B$2]" office:value-type="float" office:value="0.88996138996139" calcext:value-type="float">
            <text:p>0,88996138996139</text:p>
          </table:table-cell>
          <table:table-cell table:style-name="ce68" table:formula="of:=-(1/[.$B$6])*LN(1-[.E232])" office:value-type="float" office:value="90.2197337498501" calcext:value-type="float">
            <text:p>90,22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2" calcext:value-type="float">
            <text:p>232</text:p>
          </table:table-cell>
          <table:table-cell table:style-name="ce66" table:formula="of:=([.D233]-0.5)/[.$B$2]" office:value-type="float" office:value="0.893822393822394" calcext:value-type="float">
            <text:p>0,893822393822394</text:p>
          </table:table-cell>
          <table:table-cell table:style-name="ce68" table:formula="of:=-(1/[.$B$6])*LN(1-[.E233])" office:value-type="float" office:value="91.6798999992355" calcext:value-type="float">
            <text:p>91,68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3" calcext:value-type="float">
            <text:p>233</text:p>
          </table:table-cell>
          <table:table-cell table:style-name="ce66" table:formula="of:=([.D234]-0.5)/[.$B$2]" office:value-type="float" office:value="0.897683397683398" calcext:value-type="float">
            <text:p>0,897683397683398</text:p>
          </table:table-cell>
          <table:table-cell table:style-name="ce68" table:formula="of:=-(1/[.$B$6])*LN(1-[.E234])" office:value-type="float" office:value="93.1941586268477" calcext:value-type="float">
            <text:p>93,19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4" calcext:value-type="float">
            <text:p>234</text:p>
          </table:table-cell>
          <table:table-cell table:style-name="ce66" table:formula="of:=([.D235]-0.5)/[.$B$2]" office:value-type="float" office:value="0.901544401544401" calcext:value-type="float">
            <text:p>0,901544401544401</text:p>
          </table:table-cell>
          <table:table-cell table:style-name="ce68" table:formula="of:=-(1/[.$B$6])*LN(1-[.E235])" office:value-type="float" office:value="94.7666720685647" calcext:value-type="float">
            <text:p>94,77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5" calcext:value-type="float">
            <text:p>235</text:p>
          </table:table-cell>
          <table:table-cell table:style-name="ce66" table:formula="of:=([.D236]-0.5)/[.$B$2]" office:value-type="float" office:value="0.905405405405405" calcext:value-type="float">
            <text:p>0,905405405405405</text:p>
          </table:table-cell>
          <table:table-cell table:style-name="ce68" table:formula="of:=-(1/[.$B$6])*LN(1-[.E236])" office:value-type="float" office:value="96.4021025044328" calcext:value-type="float">
            <text:p>96,4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6" calcext:value-type="float">
            <text:p>236</text:p>
          </table:table-cell>
          <table:table-cell table:style-name="ce66" table:formula="of:=([.D237]-0.5)/[.$B$2]" office:value-type="float" office:value="0.909266409266409" calcext:value-type="float">
            <text:p>0,909266409266409</text:p>
          </table:table-cell>
          <table:table-cell table:style-name="ce68" table:formula="of:=-(1/[.$B$6])*LN(1-[.E237])" office:value-type="float" office:value="98.1056952051633" calcext:value-type="float">
            <text:p>98,11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7" calcext:value-type="float">
            <text:p>237</text:p>
          </table:table-cell>
          <table:table-cell table:style-name="ce66" table:formula="of:=([.D238]-0.5)/[.$B$2]" office:value-type="float" office:value="0.913127413127413" calcext:value-type="float">
            <text:p>0,913127413127413</text:p>
          </table:table-cell>
          <table:table-cell table:style-name="ce68" table:formula="of:=-(1/[.$B$6])*LN(1-[.E238])" office:value-type="float" office:value="99.8833800129546" calcext:value-type="float">
            <text:p>99,88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8" calcext:value-type="float">
            <text:p>238</text:p>
          </table:table-cell>
          <table:table-cell table:style-name="ce66" table:formula="of:=([.D239]-0.5)/[.$B$2]" office:value-type="float" office:value="0.916988416988417" calcext:value-type="float">
            <text:p>0,916988416988417</text:p>
          </table:table-cell>
          <table:table-cell table:style-name="ce68" table:formula="of:=-(1/[.$B$6])*LN(1-[.E239])" office:value-type="float" office:value="101.741895907645" calcext:value-type="float">
            <text:p>101,74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39" calcext:value-type="float">
            <text:p>239</text:p>
          </table:table-cell>
          <table:table-cell table:style-name="ce66" table:formula="of:=([.D240]-0.5)/[.$B$2]" office:value-type="float" office:value="0.920849420849421" calcext:value-type="float">
            <text:p>0,920849420849421</text:p>
          </table:table-cell>
          <table:table-cell table:style-name="ce68" table:formula="of:=-(1/[.$B$6])*LN(1-[.E240])" office:value-type="float" office:value="103.688945261692" calcext:value-type="float">
            <text:p>103,69</text:p>
          </table:table-cell>
          <table:table-cell table:formula="of:=60+58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0" calcext:value-type="float">
            <text:p>240</text:p>
          </table:table-cell>
          <table:table-cell table:style-name="ce66" table:formula="of:=([.D241]-0.5)/[.$B$2]" office:value-type="float" office:value="0.924710424710425" calcext:value-type="float">
            <text:p>0,924710424710425</text:p>
          </table:table-cell>
          <table:table-cell table:style-name="ce68" table:formula="of:=-(1/[.$B$6])*LN(1-[.E241])" office:value-type="float" office:value="105.733386702018" calcext:value-type="float">
            <text:p>105,73</text:p>
          </table:table-cell>
          <table:table-cell table:formula="of:=58+60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1" calcext:value-type="float">
            <text:p>241</text:p>
          </table:table-cell>
          <table:table-cell table:style-name="ce66" table:formula="of:=([.D242]-0.5)/[.$B$2]" office:value-type="float" office:value="0.928571428571429" calcext:value-type="float">
            <text:p>0,928571428571429</text:p>
          </table:table-cell>
          <table:table-cell table:style-name="ce68" table:formula="of:=-(1/[.$B$6])*LN(1-[.E242])" office:value-type="float" office:value="107.885478787515" calcext:value-type="float">
            <text:p>107,89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2" calcext:value-type="float">
            <text:p>242</text:p>
          </table:table-cell>
          <table:table-cell table:style-name="ce66" table:formula="of:=([.D243]-0.5)/[.$B$2]" office:value-type="float" office:value="0.932432432432432" calcext:value-type="float">
            <text:p>0,932432432432432</text:p>
          </table:table-cell>
          <table:table-cell table:style-name="ce68" table:formula="of:=-(1/[.$B$6])*LN(1-[.E243])" office:value-type="float" office:value="110.157191467156" calcext:value-type="float">
            <text:p>110,16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3" calcext:value-type="float">
            <text:p>243</text:p>
          </table:table-cell>
          <table:table-cell table:style-name="ce66" table:formula="of:=([.D244]-0.5)/[.$B$2]" office:value-type="float" office:value="0.936293436293436" calcext:value-type="float">
            <text:p>0,936293436293436</text:p>
          </table:table-cell>
          <table:table-cell table:style-name="ce68" table:formula="of:=-(1/[.$B$6])*LN(1-[.E244])" office:value-type="float" office:value="112.562609282766" calcext:value-type="float">
            <text:p>112,56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4" calcext:value-type="float">
            <text:p>244</text:p>
          </table:table-cell>
          <table:table-cell table:style-name="ce66" table:formula="of:=([.D245]-0.5)/[.$B$2]" office:value-type="float" office:value="0.94015444015444" calcext:value-type="float">
            <text:p>0,94015444015444</text:p>
          </table:table-cell>
          <table:table-cell table:style-name="ce68" table:formula="of:=-(1/[.$B$6])*LN(1-[.E245])" office:value-type="float" office:value="115.11846078747" calcext:value-type="float">
            <text:p>115,12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5" calcext:value-type="float">
            <text:p>245</text:p>
          </table:table-cell>
          <table:table-cell table:style-name="ce66" table:formula="of:=([.D246]-0.5)/[.$B$2]" office:value-type="float" office:value="0.944015444015444" calcext:value-type="float">
            <text:p>0,944015444015444</text:p>
          </table:table-cell>
          <table:table-cell table:style-name="ce68" table:formula="of:=-(1/[.$B$6])*LN(1-[.E246])" office:value-type="float" office:value="117.844824776628" calcext:value-type="float">
            <text:p>117,84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6" calcext:value-type="float">
            <text:p>246</text:p>
          </table:table-cell>
          <table:table-cell table:style-name="ce66" table:formula="of:=([.D247]-0.5)/[.$B$2]" office:value-type="float" office:value="0.947876447876448" calcext:value-type="float">
            <text:p>0,947876447876448</text:p>
          </table:table-cell>
          <table:table-cell table:style-name="ce68" table:formula="of:=-(1/[.$B$6])*LN(1-[.E247])" office:value-type="float" office:value="120.766089296485" calcext:value-type="float">
            <text:p>120,77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7" calcext:value-type="float">
            <text:p>247</text:p>
          </table:table-cell>
          <table:table-cell table:style-name="ce66" table:formula="of:=([.D248]-0.5)/[.$B$2]" office:value-type="float" office:value="0.951737451737452" calcext:value-type="float">
            <text:p>0,951737451737452</text:p>
          </table:table-cell>
          <table:table-cell table:style-name="ce68" table:formula="of:=-(1/[.$B$6])*LN(1-[.E248])" office:value-type="float" office:value="123.91228042988" calcext:value-type="float">
            <text:p>123,91</text:p>
          </table:table-cell>
          <table:table-cell table:formula="of:=120+27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8" calcext:value-type="float">
            <text:p>248</text:p>
          </table:table-cell>
          <table:table-cell table:style-name="ce66" table:formula="of:=([.D249]-0.5)/[.$B$2]" office:value-type="float" office:value="0.955598455598456" calcext:value-type="float">
            <text:p>0,955598455598456</text:p>
          </table:table-cell>
          <table:table-cell table:style-name="ce68" table:formula="of:=-(1/[.$B$6])*LN(1-[.E249])" office:value-type="float" office:value="127.320946358245" calcext:value-type="float">
            <text:p>127,32</text:p>
          </table:table-cell>
          <table:table-cell table:formula="of:=120+31"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49" calcext:value-type="float">
            <text:p>249</text:p>
          </table:table-cell>
          <table:table-cell table:style-name="ce66" table:formula="of:=([.D250]-0.5)/[.$B$2]" office:value-type="float" office:value="0.959459459459459" calcext:value-type="float">
            <text:p>0,959459459459459</text:p>
          </table:table-cell>
          <table:table-cell table:style-name="ce68" table:formula="of:=-(1/[.$B$6])*LN(1-[.E250])" office:value-type="float" office:value="131.039900750686" calcext:value-type="float">
            <text:p>131,04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0" calcext:value-type="float">
            <text:p>250</text:p>
          </table:table-cell>
          <table:table-cell table:style-name="ce66" table:formula="of:=([.D251]-0.5)/[.$B$2]" office:value-type="float" office:value="0.963320463320463" calcext:value-type="float">
            <text:p>0,963320463320463</text:p>
          </table:table-cell>
          <table:table-cell table:style-name="ce68" table:formula="of:=-(1/[.$B$6])*LN(1-[.E251])" office:value-type="float" office:value="135.131343450306" calcext:value-type="float">
            <text:p>135,13</text:p>
          </table:table-cell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1" calcext:value-type="float">
            <text:p>251</text:p>
          </table:table-cell>
          <table:table-cell table:style-name="ce66" table:formula="of:=([.D252]-0.5)/[.$B$2]" office:value-type="float" office:value="0.967181467181467" calcext:value-type="float">
            <text:p>0,967181467181467</text:p>
          </table:table-cell>
          <table:table-cell table:style-name="ce68" table:formula="of:=-(1/[.$B$6])*LN(1-[.E252])" office:value-type="float" office:value="139.67828176902" calcext:value-type="float">
            <text:p>139,68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2" calcext:value-type="float">
            <text:p>252</text:p>
          </table:table-cell>
          <table:table-cell table:style-name="ce66" table:formula="of:=([.D253]-0.5)/[.$B$2]" office:value-type="float" office:value="0.971042471042471" calcext:value-type="float">
            <text:p>0,971042471042471</text:p>
          </table:table-cell>
          <table:table-cell table:style-name="ce68" table:formula="of:=-(1/[.$B$6])*LN(1-[.E253])" office:value-type="float" office:value="144.79498971341" calcext:value-type="float">
            <text:p>144,79</text:p>
          </table:table-cell>
          <table:table-cell table:formula="of:=120+46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3" calcext:value-type="float">
            <text:p>253</text:p>
          </table:table-cell>
          <table:table-cell table:style-name="ce66" table:formula="of:=([.D254]-0.5)/[.$B$2]" office:value-type="float" office:value="0.974903474903475" calcext:value-type="float">
            <text:p>0,974903474903475</text:p>
          </table:table-cell>
          <table:table-cell table:style-name="ce68" table:formula="of:=-(1/[.$B$6])*LN(1-[.E254])" office:value-type="float" office:value="150.644996402474" calcext:value-type="float">
            <text:p>150,64</text:p>
          </table:table-cell>
          <table:table-cell table:formula="of:=60*2+53"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4" calcext:value-type="float">
            <text:p>254</text:p>
          </table:table-cell>
          <table:table-cell table:style-name="ce66" table:formula="of:=([.D255]-0.5)/[.$B$2]" office:value-type="float" office:value="0.978764478764479" calcext:value-type="float">
            <text:p>0,978764478764479</text:p>
          </table:table-cell>
          <table:table-cell table:style-name="ce68" table:formula="of:=-(1/[.$B$6])*LN(1-[.E255])" office:value-type="float" office:value="157.474218983221" calcext:value-type="float">
            <text:p>157,47</text:p>
          </table:table-cell>
          <table:table-cell table:formula="of:=120+57"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5" calcext:value-type="float">
            <text:p>255</text:p>
          </table:table-cell>
          <table:table-cell table:style-name="ce66" table:formula="of:=([.D256]-0.5)/[.$B$2]" office:value-type="float" office:value="0.982625482625483" calcext:value-type="float">
            <text:p>0,982625482625483</text:p>
          </table:table-cell>
          <table:table-cell table:style-name="ce68" table:formula="of:=-(1/[.$B$6])*LN(1-[.E256])" office:value-type="float" office:value="165.67769899694" calcext:value-type="float">
            <text:p>165,68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6" calcext:value-type="float">
            <text:p>256</text:p>
          </table:table-cell>
          <table:table-cell table:style-name="ce66" table:formula="of:=([.D257]-0.5)/[.$B$2]" office:value-type="float" office:value="0.986486486486487" calcext:value-type="float">
            <text:p>0,986486486486487</text:p>
          </table:table-cell>
          <table:table-cell table:style-name="ce68" table:formula="of:=-(1/[.$B$6])*LN(1-[.E257])" office:value-type="float" office:value="175.951510451142" calcext:value-type="float">
            <text:p>175,95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7" calcext:value-type="float">
            <text:p>257</text:p>
          </table:table-cell>
          <table:table-cell table:style-name="ce66" table:formula="of:=([.D258]-0.5)/[.$B$2]" office:value-type="float" office:value="0.99034749034749" calcext:value-type="float">
            <text:p>0,99034749034749</text:p>
          </table:table-cell>
          <table:table-cell table:style-name="ce68" table:formula="of:=-(1/[.$B$6])*LN(1-[.E258])" office:value-type="float" office:value="189.706599413866" calcext:value-type="float">
            <text:p>189,71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8" calcext:value-type="float">
            <text:p>258</text:p>
          </table:table-cell>
          <table:table-cell table:style-name="ce66" table:formula="of:=([.D259]-0.5)/[.$B$2]" office:value-type="float" office:value="0.994208494208494" calcext:value-type="float">
            <text:p>0,994208494208494</text:p>
          </table:table-cell>
          <table:table-cell table:style-name="ce68" table:formula="of:=-(1/[.$B$6])*LN(1-[.E259])" office:value-type="float" office:value="210.589308697396" calcext:value-type="float">
            <text:p>210,59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9" office:value-type="float" office:value="259" calcext:value-type="float">
            <text:p>259</text:p>
          </table:table-cell>
          <table:table-cell table:style-name="ce66" table:formula="of:=([.D260]-0.5)/[.$B$2]" office:value-type="float" office:value="0.998069498069498" calcext:value-type="float">
            <text:p>0,998069498069498</text:p>
          </table:table-cell>
          <table:table-cell table:style-name="ce68" table:formula="of:=-(1/[.$B$6])*LN(1-[.E260])" office:value-type="float" office:value="255.500918397851" calcext:value-type="float">
            <text:p>255,50</text:p>
          </table:table-cell>
          <table:table-cell table:formula="of:=60*4+17" office:value-type="float" office:value="257" calcext:value-type="float">
            <text:p>257</text:p>
          </table:table-cell>
          <table:table-cell table:number-columns-repeated="1017"/>
        </table:table-row>
        <table:table-row table:style-name="ro1" table:number-rows-repeated="908">
          <table:table-cell table:number-columns-repeated="3"/>
          <table:table-cell table:style-name="ce19"/>
          <table:table-cell table:style-name="ce66"/>
          <table:table-cell table:style-name="ce68"/>
          <table:table-cell table:number-columns-repeated="1018"/>
        </table:table-row>
        <table:table-row table:style-name="ro2" table:number-rows-repeated="1047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Sq 3" table:style-name="ta6">
        <office:forms form:automatic-focus="false" form:apply-design-mode="false"/>
        <table:table-column table:style-name="co1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6" table:default-cell-style-name="ce19"/>
        <table:table-column table:style-name="co5" table:default-cell-style-name="ce38"/>
        <table:table-column table:style-name="co5" table:default-cell-style-name="ce19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" table:number-columns-repeated="10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style-name="ce20" office:value-type="string" calcext:value-type="string">
            <text:p>xmin</text:p>
          </table:table-cell>
          <table:table-cell table:style-name="ce20" office:value-type="string" calcext:value-type="string">
            <text:p>xmax</text:p>
          </table:table-cell>
          <table:table-cell table:style-name="ce20" office:value-type="string" calcext:value-type="string">
            <text:p>Expected</text:p>
          </table:table-cell>
          <table:table-cell table:style-name="ce20" office:value-type="string" calcext:value-type="string">
            <text:p>Observed</text:p>
          </table:table-cell>
          <table:table-cell table:style-name="Default"/>
          <table:table-cell table:style-name="ce19" office:value-type="string" calcext:value-type="string">
            <text:p>Next step: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lambda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39" table:formula="of:=(COM.MICROSOFT.EXPON.DIST([.F2];[.$D$3];1)-COM.MICROSOFT.EXPON.DIST([.E2];[.$D$3];1))*[.$C$5]" office:value-type="float" office:value="93.9493247724849" calcext:value-type="float">
            <text:p>94</text:p>
          </table:table-cell>
          <table:table-cell table:style-name="ce22" office:value-type="float" office:value="114" calcext:value-type="float">
            <text:p>114</text:p>
          </table:table-cell>
          <table:table-cell table:style-name="Default"/>
          <table:table-cell table:style-name="ce19" office:value-type="string" calcext:value-type="string">
            <text:p>Recompute interval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/>
          <table:table-cell table:style-name="Default" table:formula="of:=AVERAGE([.A1:.A259])" office:value-type="float" office:value="40.8803088803089" calcext:value-type="float">
            <text:p>40,8803088803089</text:p>
          </table:table-cell>
          <table:table-cell table:style-name="Default" table:formula="of:=1/[.C3]" office:value-type="float" office:value="0.0244616547034379" calcext:value-type="float">
            <text:p>0,024461654703437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table:style-name="ce39" table:formula="of:=(COM.MICROSOFT.EXPON.DIST([.F3];[.$D$3];1)-COM.MICROSOFT.EXPON.DIST([.E3];[.$D$3];1))*[.$C$5]" office:value-type="float" office:value="57.5999929133966" calcext:value-type="float">
            <text:p>58</text:p>
          </table:table-cell>
          <table:table-cell table:style-name="ce22" office:value-type="float" office:value="52" calcext:value-type="float">
            <text:p>52</text:p>
          </table:table-cell>
          <table:table-cell table:style-name="Default"/>
          <table:table-cell table:style-name="ce19" office:value-type="string" calcext:value-type="string">
            <text:p>Compute chi_0 squared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n</text:p>
          </table:table-cell>
          <table:table-cell table:style-name="Default"/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39" table:formula="of:=(COM.MICROSOFT.EXPON.DIST([.F4];[.$D$3];1)-COM.MICROSOFT.EXPON.DIST([.E4];[.$D$3];1))*[.$C$5]" office:value-type="float" office:value="35.3143483644815" calcext:value-type="float">
            <text:p>35</text:p>
          </table:table-cell>
          <table:table-cell table:style-name="ce22" office:value-type="float" office:value="38" calcext:value-type="float">
            <text:p>3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/>
          <table:table-cell table:style-name="Default" office:value-type="float" office:value="259" calcext:value-type="float">
            <text:p>259</text:p>
          </table:table-cell>
          <table:table-cell table:style-name="Default"/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80" calcext:value-type="float">
            <text:p>80</text:p>
          </table:table-cell>
          <table:table-cell table:style-name="ce39" table:formula="of:=(COM.MICROSOFT.EXPON.DIST([.F5];[.$D$3];1)-COM.MICROSOFT.EXPON.DIST([.E5];[.$D$3];1))*[.$C$5]" office:value-type="float" office:value="21.651099893068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0" calcext:value-type="float">
            <text:p>100</text:p>
          </table:table-cell>
          <table:table-cell table:style-name="ce39" table:formula="of:=(COM.MICROSOFT.EXPON.DIST([.F6];[.$D$3];1)-COM.MICROSOFT.EXPON.DIST([.E6];[.$D$3];1))*[.$C$5]" office:value-type="float" office:value="13.2742114265115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20" calcext:value-type="float">
            <text:p>120</text:p>
          </table:table-cell>
          <table:table-cell table:style-name="ce39" table:formula="of:=(COM.MICROSOFT.EXPON.DIST([.F7];[.$D$3];1)-COM.MICROSOFT.EXPON.DIST([.E7];[.$D$3];1))*[.$C$5]" office:value-type="float" office:value="8.13837125439265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40" calcext:value-type="float">
            <text:p>140</text:p>
          </table:table-cell>
          <table:table-cell table:style-name="ce39" table:formula="of:=(COM.MICROSOFT.EXPON.DIST([.F8];[.$D$3];1)-COM.MICROSOFT.EXPON.DIST([.E8];[.$D$3];1))*[.$C$5]" office:value-type="float" office:value="4.9896061277164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60" calcext:value-type="float">
            <text:p>160</text:p>
          </table:table-cell>
          <table:table-cell table:style-name="ce39" table:formula="of:=(COM.MICROSOFT.EXPON.DIST([.F9];[.$D$3];1)-COM.MICROSOFT.EXPON.DIST([.E9];[.$D$3];1))*[.$C$5]" office:value-type="float" office:value="3.05910956031986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80" calcext:value-type="float">
            <text:p>180</text:p>
          </table:table-cell>
          <table:table-cell table:style-name="ce39" table:formula="of:=(COM.MICROSOFT.EXPON.DIST([.F10];[.$D$3];1)-COM.MICROSOFT.EXPON.DIST([.E10];[.$D$3];1))*[.$C$5]" office:value-type="float" office:value="1.87552906231564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00" calcext:value-type="float">
            <text:p>200</text:p>
          </table:table-cell>
          <table:table-cell table:style-name="ce39" table:formula="of:=(COM.MICROSOFT.EXPON.DIST([.F11];[.$D$3];1)-COM.MICROSOFT.EXPON.DIST([.E11];[.$D$3];1))*[.$C$5]" office:value-type="float" office:value="1.14988011845605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220" calcext:value-type="float">
            <text:p>220</text:p>
          </table:table-cell>
          <table:table-cell table:style-name="ce39" table:formula="of:=(COM.MICROSOFT.EXPON.DIST([.F12];[.$D$3];1)-COM.MICROSOFT.EXPON.DIST([.E12];[.$D$3];1))*[.$C$5]" office:value-type="float" office:value="0.704987362439495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240" calcext:value-type="float">
            <text:p>240</text:p>
          </table:table-cell>
          <table:table-cell table:style-name="ce39" table:formula="of:=(COM.MICROSOFT.EXPON.DIST([.F13];[.$D$3];1)-COM.MICROSOFT.EXPON.DIST([.E13];[.$D$3];1))*[.$C$5]" office:value-type="float" office:value="0.43222521480476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60" calcext:value-type="float">
            <text:p>260</text:p>
          </table:table-cell>
          <table:table-cell table:style-name="ce39" table:formula="of:=(COM.MICROSOFT.EXPON.DIST([.F14];[.$D$3];1)-COM.MICROSOFT.EXPON.DIST([.E14];[.$D$3];1))*[.$C$5]" office:value-type="float" office:value="0.26499572370568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1"/>
          <table:table-cell table:style-name="ce22"/>
          <table:table-cell table:style-name="ce37"/>
          <table:table-cell table:style-name="ce22"/>
          <table:table-cell table:number-columns-repeated="2"/>
          <table:table-cell table:style-name="ce40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2"/>
          <table:table-cell table:style-name="ce40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2" table:number-columns-repeated="2"/>
          <table:table-cell table:style-name="ce37"/>
          <table:table-cell table:style-name="ce22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0" table:number-columns-repeated="2"/>
          <table:table-cell table:style-name="ce23"/>
          <table:table-cell table:style-name="ce20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formula="of:=60+58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formula="of:=58+60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formula="of:=120+27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formula="of:=12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formula="of:=120+46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formula="of:=60*2+53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formula="of:=120+57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formula="of:=60*4+17" office:value-type="float" office:value="257" calcext:value-type="float">
            <text:p>257</text:p>
          </table:table-cell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formula="of:=AVERAGE([.A1:.A1048575])" office:value-type="float" office:value="40.8803088803089" calcext:value-type="float">
            <text:p>40,8803088803089</text:p>
          </table:table-cell>
          <table:table-cell table:number-columns-repeated="1023"/>
        </table:table-row>
      </table:table>
      <table:table table:name="ChiSq 6" table:style-name="ta7" table:print-ranges="'ChiSq 6'.A1:'ChiSq 6'.H22">
        <office:forms form:automatic-focus="false" form:apply-design-mode="false"/>
        <table:table-column table:style-name="co2" table:default-cell-style-name="ce66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5" table:number-columns-repeated="2" table:default-cell-style-name="ce19"/>
        <table:table-column table:style-name="co7" table:default-cell-style-name="ce19"/>
        <table:table-column table:style-name="co1" table:default-cell-style-name="Default"/>
        <table:table-column table:style-name="co9" table:default-cell-style-name="ce18"/>
        <table:table-column table:style-name="co1" table:number-columns-repeated="1014" table:default-cell-style-name="Default"/>
        <table:table-row table:style-name="ro1">
          <table:table-cell table:style-name="ce71"/>
          <table:table-cell table:style-name="ce36" table:number-columns-repeated="2"/>
          <table:table-cell table:style-name="ce20" office:value-type="string" calcext:value-type="string">
            <text:p>xmin</text:p>
          </table:table-cell>
          <table:table-cell table:style-name="ce20" office:value-type="string" calcext:value-type="string">
            <text:p>xmax</text:p>
          </table:table-cell>
          <table:table-cell table:style-name="ce20" office:value-type="string" calcext:value-type="string">
            <text:p>Expected</text:p>
          </table:table-cell>
          <table:table-cell table:style-name="ce20" office:value-type="string" calcext:value-type="string">
            <text:p>Observed</text:p>
          </table:table-cell>
          <table:table-cell table:style-name="ce20" office:value-type="string" calcext:value-type="string">
            <text:p>(Ei-Oi)^2/Ei</text:p>
          </table:table-cell>
          <table:table-cell table:style-name="ce30" table:number-columns-repeated="1016"/>
        </table:table-row>
        <table:table-row table:style-name="ro4">
          <table:table-cell table:style-name="ce7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77" office:value-type="float" office:value="94" calcext:value-type="float">
            <text:p>94</text:p>
          </table:table-cell>
          <table:table-cell table:style-name="ce22" office:value-type="float" office:value="114" calcext:value-type="float">
            <text:p>114</text:p>
          </table:table-cell>
          <table:table-cell table:style-name="ce82" table:formula="of:=([.G2]-[.F2])*([.G2]-[.F2])/[.F2]" office:value-type="float" office:value="4.25531914893617" calcext:value-type="float">
            <text:p>4,26</text:p>
          </table:table-cell>
          <table:table-cell/>
          <table:table-cell table:style-name="ce31" office:value-type="string" calcext:value-type="string">
            <text:p>We accept, so we failed to prove that the data is not exponentially distributed!</text:p>
          </table:table-cell>
          <table:table-cell table:number-columns-repeated="1014"/>
        </table:table-row>
        <table:table-row table:style-name="ro1">
          <table:table-cell table:style-name="ce72"/>
          <table:table-cell table:style-name="ce22" office:value-type="string" calcext:value-type="string">
            <text:p>f</text:p>
          </table:table-cell>
          <table:table-cell table:style-name="ce22" table:formula="of:=13-1-1" office:value-type="float" office:value="11" calcext:value-type="float">
            <text:p>1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table:style-name="ce77" office:value-type="float" office:value="58" calcext:value-type="float">
            <text:p>58</text:p>
          </table:table-cell>
          <table:table-cell table:style-name="ce22" office:value-type="float" office:value="52" calcext:value-type="float">
            <text:p>52</text:p>
          </table:table-cell>
          <table:table-cell table:style-name="ce82" table:formula="of:=([.G3]-[.F3])*([.G3]-[.F3])/[.F3]" office:value-type="float" office:value="0.620689655172414" calcext:value-type="float">
            <text:p>0,6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alpha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77" office:value-type="float" office:value="35" calcext:value-type="float">
            <text:p>35</text:p>
          </table:table-cell>
          <table:table-cell table:style-name="ce22" office:value-type="float" office:value="38" calcext:value-type="float">
            <text:p>38</text:p>
          </table:table-cell>
          <table:table-cell table:style-name="ce82" table:formula="of:=([.G4]-[.F4])*([.G4]-[.F4])/[.F4]" office:value-type="float" office:value="0.257142857142857" calcext:value-type="float">
            <text:p>0,26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chisq</text:p>
          </table:table-cell>
          <table:table-cell table:style-name="ce81" table:formula="of:=LEGACY.CHIINV([.C4];[.C3])" office:value-type="float" office:value="24.7249703113183" calcext:value-type="float">
            <text:p>24,725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80" calcext:value-type="float">
            <text:p>80</text:p>
          </table:table-cell>
          <table:table-cell table:style-name="ce77" office:value-type="float" office:value="22" calcext:value-type="float">
            <text:p>22</text:p>
          </table:table-cell>
          <table:table-cell table:style-name="ce22" office:value-type="float" office:value="19" calcext:value-type="float">
            <text:p>19</text:p>
          </table:table-cell>
          <table:table-cell table:style-name="ce82" table:formula="of:=([.G5]-[.F5])*([.G5]-[.F5])/[.F5]" office:value-type="float" office:value="0.409090909090909" calcext:value-type="float">
            <text:p>0,41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Result</text:p>
          </table:table-cell>
          <table:table-cell table:style-name="ce20" table:formula="of:=IF([.H16]&lt;[.C5];&quot;ACCEPT&quot;;&quot;REJECT&quot;)" office:value-type="string" office:string-value="ACCEPT" calcext:value-type="string">
            <text:p>ACCEPT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0" calcext:value-type="float">
            <text:p>100</text:p>
          </table:table-cell>
          <table:table-cell table:style-name="ce77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82" table:formula="of:=([.G6]-[.F6])*([.G6]-[.F6])/[.F6]" office:value-type="float" office:value="0.0769230769230769" calcext:value-type="float">
            <text:p>0,08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20" calcext:value-type="float">
            <text:p>120</text:p>
          </table:table-cell>
          <table:table-cell table:style-name="ce77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82" table:formula="of:=([.G7]-[.F7])*([.G7]-[.F7])/[.F7]" office:value-type="float" office:value="1.125" calcext:value-type="float">
            <text:p>1,13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121" calcext:value-type="float">
            <text:p>121</text:p>
          </table:table-cell>
          <table:table-cell table:style-name="ce22" office:value-type="float" office:value="140" calcext:value-type="float">
            <text:p>140</text:p>
          </table:table-cell>
          <table:table-cell table:style-name="ce77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2" table:formula="of:=([.G8]-[.F8])*([.G8]-[.F8])/[.F8]" office:value-type="float" office:value="0.2" calcext:value-type="float">
            <text:p>0,20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60" calcext:value-type="float">
            <text:p>160</text:p>
          </table:table-cell>
          <table:table-cell table:style-name="ce7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2" table:formula="of:=([.G9]-[.F9])*([.G9]-[.F9])/[.F9]" office:value-type="float" office:value="0.333333333333333" calcext:value-type="float">
            <text:p>0,33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180" calcext:value-type="float">
            <text:p>180</text:p>
          </table:table-cell>
          <table:table-cell table:style-name="ce77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2" table:formula="of:=([.G10]-[.F10])*([.G10]-[.F10])/[.F10]" office:value-type="float" office:value="2" calcext:value-type="float">
            <text:p>2,00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00" calcext:value-type="float">
            <text:p>200</text:p>
          </table:table-cell>
          <table:table-cell table:style-name="ce7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2" table:formula="of:=([.G11]-[.F11])*([.G11]-[.F11])/[.F11]" office:value-type="float" office:value="9" calcext:value-type="float">
            <text:p>9,00</text:p>
          </table:table-cell>
          <table:table-cell/>
          <table:table-cell>
            <draw:frame draw:z-index="0" draw:name="Chart 2" draw:style-name="gr1" draw:text-style-name="P1" svg:width="14.985cm" svg:height="8.148cm" svg:x="2.272cm" svg:y="0.615cm">
              <draw:object draw:notify-on-update-of-ranges="'ChiSq 6'.D2:'ChiSq 6'.E14 'ChiSq 6'.F1:'ChiSq 6'.F1 'ChiSq 6'.F2:'ChiSq 6'.F14 'ChiSq 6'.G1:'ChiSq 6'.G1 'ChiSq 6'.G2:'ChiSq 6'.G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220" calcext:value-type="float">
            <text:p>220</text:p>
          </table:table-cell>
          <table:table-cell table:style-name="ce7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2" table:formula="of:=([.G12]-[.F12])*([.G12]-[.F12])/[.F12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240" calcext:value-type="float">
            <text:p>240</text:p>
          </table:table-cell>
          <table:table-cell table:style-name="ce7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2" table:formula="of:=([.G13]-[.F13])*([.G13]-[.F13])/[.F13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office:value-type="float" office:value="241" calcext:value-type="float">
            <text:p>241</text:p>
          </table:table-cell>
          <table:table-cell table:style-name="ce22" office:value-type="float" office:value="260" calcext:value-type="float">
            <text:p>260</text:p>
          </table:table-cell>
          <table:table-cell table:style-name="ce7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82" table:formula="of:=([.G14]-[.F14])*([.G14]-[.F14])/[.F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5"/>
          <table:table-cell office:value-type="string" calcext:value-type="string">
            <text:p>chi</text:p>
          </table:table-cell>
          <table:table-cell table:style-name="ce18" table:formula="of:=SUM([.H2:.H14])" office:value-type="float" office:value="20.2774989805988" calcext:value-type="float">
            <text:p>20,2774989805988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6"/>
          <table:table-cell table:style-name="ce18"/>
          <table:table-cell table:number-columns-repeated="1016"/>
        </table:table-row>
        <table:table-row table:style-name="ro1">
          <table:table-cell table:style-name="ce72" office:value-type="string" calcext:value-type="string">
            <text:p>With resized buckets: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2" table:number-columns-repeated="2"/>
          <table:table-cell table:style-name="ce77"/>
          <table:table-cell table:style-name="ce22"/>
          <table:table-cell table:style-name="ce82"/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0" office:value-type="string" calcext:value-type="string">
            <text:p>xmin</text:p>
          </table:table-cell>
          <table:table-cell table:style-name="ce20" office:value-type="string" calcext:value-type="string">
            <text:p>xmax</text:p>
          </table:table-cell>
          <table:table-cell table:style-name="ce20" office:value-type="string" calcext:value-type="string">
            <text:p>Expected</text:p>
          </table:table-cell>
          <table:table-cell table:style-name="ce20" office:value-type="string" calcext:value-type="string">
            <text:p>Observed</text:p>
          </table:table-cell>
          <table:table-cell table:style-name="ce20" office:value-type="string" calcext:value-type="string">
            <text:p>(Ei-Oi)^2/Ei</text:p>
          </table:table-cell>
          <table:table-cell table:number-columns-repeated="1016"/>
        </table:table-row>
        <table:table-row table:style-name="ro1">
          <table:table-cell table:style-name="ce7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39" office:value-type="float" office:value="94" calcext:value-type="float">
            <text:p>94</text:p>
          </table:table-cell>
          <table:table-cell table:style-name="ce22" office:value-type="float" office:value="114" calcext:value-type="float">
            <text:p>114</text:p>
          </table:table-cell>
          <table:table-cell table:style-name="ce82" table:formula="of:=([.G20]-[.F20])*([.G20]-[.F20])/[.F20]" office:value-type="float" office:value="4.25531914893617" calcext:value-type="float">
            <text:p>4,26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f</text:p>
          </table:table-cell>
          <table:table-cell table:style-name="ce22" table:formula="of:=4-1-1" office:value-type="float" office:value="2" calcext:value-type="float">
            <text:p>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table:style-name="ce39" office:value-type="float" office:value="58" calcext:value-type="float">
            <text:p>58</text:p>
          </table:table-cell>
          <table:table-cell table:style-name="ce22" office:value-type="float" office:value="52" calcext:value-type="float">
            <text:p>52</text:p>
          </table:table-cell>
          <table:table-cell table:style-name="ce82" table:formula="of:=([.G21]-[.F21])*([.G21]-[.F21])/[.F21]" office:value-type="float" office:value="0.620689655172414" calcext:value-type="float">
            <text:p>0,6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alpha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0" calcext:value-type="float">
            <text:p>60</text:p>
          </table:table-cell>
          <table:table-cell table:style-name="ce39" office:value-type="float" office:value="35" calcext:value-type="float">
            <text:p>35</text:p>
          </table:table-cell>
          <table:table-cell table:style-name="ce22" office:value-type="float" office:value="38" calcext:value-type="float">
            <text:p>38</text:p>
          </table:table-cell>
          <table:table-cell table:style-name="ce82" table:formula="of:=([.G22]-[.F22])*([.G22]-[.F22])/[.F22]" office:value-type="float" office:value="0.257142857142857" calcext:value-type="float">
            <text:p>0,26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chisq</text:p>
          </table:table-cell>
          <table:table-cell table:style-name="ce81" table:formula="of:=LEGACY.CHIINV([.C22];[.C21])" office:value-type="float" office:value="9.21034037197618" calcext:value-type="float">
            <text:p>9,21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260" calcext:value-type="float">
            <text:p>260</text:p>
          </table:table-cell>
          <table:table-cell table:style-name="ce39" office:value-type="float" office:value="56" calcext:value-type="float">
            <text:p>56</text:p>
          </table:table-cell>
          <table:table-cell table:style-name="ce22" office:value-type="float" office:value="55" calcext:value-type="float">
            <text:p>55</text:p>
          </table:table-cell>
          <table:table-cell table:style-name="ce82" table:formula="of:=([.G23]-[.F23])*([.G23]-[.F23])/[.F23]" office:value-type="float" office:value="0.0178571428571429" calcext:value-type="float">
            <text:p>0,0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office:value-type="string" calcext:value-type="string">
            <text:p>Result</text:p>
          </table:table-cell>
          <table:table-cell table:style-name="ce20" table:formula="of:=IF([.H24]&lt;[.C23];&quot;ACCEPT&quot;;&quot;REJECT&quot;)" office:value-type="string" office:string-value="ACCEPT" calcext:value-type="string">
            <text:p>ACCEPT</text:p>
          </table:table-cell>
          <table:table-cell table:style-name="ce22" table:number-columns-repeated="2"/>
          <table:table-cell table:style-name="ce77"/>
          <table:table-cell table:style-name="ce66" office:value-type="string" calcext:value-type="string">
            <text:p>chi</text:p>
          </table:table-cell>
          <table:table-cell table:style-name="ce29" table:formula="of:=SUM([.H20:.H23])" office:value-type="float" office:value="5.15100880410858" calcext:value-type="float">
            <text:p>5,15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22" table:number-columns-repeated="4"/>
          <table:table-cell table:style-name="ce77"/>
          <table:table-cell table:style-name="ce22"/>
          <table:table-cell table:style-name="ce82"/>
          <table:table-cell table:number-columns-repeated="1016"/>
        </table:table-row>
        <table:table-row table:style-name="ro1" table:number-rows-repeated="1143">
          <table:table-cell table:style-name="ce72"/>
          <table:table-cell table:number-columns-repeated="1023"/>
        </table:table-row>
        <table:table-row table:style-name="ro1" table:number-rows-repeated="1047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Hist 0'.$A$1" table:cell-range-address="$'ChiSq 6'.$A$1:.$H$22" table:range-usable-as="print-range"/>
        </table:named-expressions>
      </table:table>
      <table:named-expressions/>
      <table:database-ranges>
        <table:database-range table:name="__Anonymous_Sheet_DB__1" table:target-range-address="'Hist 1'.A1:'Hist 1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38">
      <number:number number:decimal-places="3" number:min-decimal-places="3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P0" style:volatile="true">
      <number:number number:decimal-places="0" number:min-decimal-places="0" number:min-integer-digits="1" number:grouping="true"/>
      <number:text> DM</number:text>
    </number:number-style>
    <number:number-style style:name="N13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decimal-places="5" number:min-decimal-places="5"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DM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7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4P2" style:volatile="true">
      <number:text> </number:text>
      <number:fill-character> </number:fill-character>
      <number:text>- DM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">
      <number:number number:decimal-places="8" number:min-decimal-places="8" number:min-integer-digits="1"/>
    </number:number-style>
    <number:number-style style:name="N114P0" style:volatile="true">
      <number:number number:decimal-places="2" number:min-decimal-places="2" number:min-integer-digits="1" number:grouping="true"/>
      <number:text> DM</number:text>
    </number:number-style>
    <number:number-style style:name="N11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4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7P2" style:volatile="true">
      <number:text> </number:text>
      <number:fill-character> </number:fill-character>
      <number:text>-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time-style style:name="N1012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de" number:country="DE">
      <number:hours/>
      <number:text>:</number:text>
      <number:minutes number:style="long"/>
      <number:text> </number:text>
      <number:am-pm/>
    </number:time-style>
    <number:date-style style:name="N10121" number:language="de" number:country="DE">
      <number:month number:textual="true"/>
      <number:text> </number:text>
      <number:year/>
    </number:date-style>
    <number:date-style style:name="N10120" number:language="de" number:country="DE">
      <number:day number:style="long"/>
      <number:text>. </number:text>
      <number:month number:textual="true"/>
    </number:date-style>
    <number:date-style style:name="N10119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ist_20_0" style:display-name="PageStyle_Hist 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1" style:display-name="PageStyle_Hist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2" style:display-name="PageStyle_Hist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3" style:display-name="PageStyle_Hist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Q_20_3" style:display-name="PageStyle_QQ 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3" style:display-name="PageStyle_ChiSq 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6" style:display-name="PageStyle_ChiSq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Horton</meta:initial-creator>
    <meta:creation-date>2000-12-14T01:52:24</meta:creation-date>
    <dc:date>2023-06-02T15:04:48.407213853</dc:date>
    <meta:print-date>2001-05-27T17:54:21</meta:print-date>
    <meta:editing-duration>PT1H20M35S</meta:editing-duration>
    <meta:editing-cycles>19</meta:editing-cycles>
    <meta:generator>LibreOffice/7.3.7.2$Linux_X86_64 LibreOffice_project/30$Build-2</meta:generator>
    <meta:document-statistic meta:table-count="7" meta:cell-count="26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3.098cm" svg:height="12.725cm" xlink:href=".." xlink:type="simple" chart:class="chart:bar" chart:column-mapping="1" chart:style-name="ch1">
        <chart:title svg:x="7.153cm" svg:y="0.39cm" chart:style-name="ch2">
          <text:p>Histogram for Braunschweiger Straße West</text:p>
        </chart:title>
        <chart:plot-area chart:style-name="ch3" table:cell-range-address="'Hist 3'.D2:'Hist 3'.E11 'Hist 3'.G2:'Hist 3'.G11" chart:data-source-has-labels="column" svg:x="0.615cm" svg:y="1.203cm" svg:width="21.457cm" svg:height="10.676cm">
          <chart:coordinate-region svg:x="1.58cm" svg:y="1.429cm" svg:width="20.492cm" svg:height="9.299cm"/>
          <chart:axis chart:dimension="x" chart:name="primary-x" chart:style-name="ch4" chartooo:axis-type="auto">
            <chartooo:date-scale/>
            <chart:title svg:x="9.95cm" svg:y="12.133cm" chart:style-name="ch5">
              <text:p>Range in Seconds</text:p>
            </chart:title>
            <chart:categories table:cell-range-address="'Hist 3'.D2:'Hist 3'.E11"/>
          </chart:axis>
          <chart:axis chart:dimension="y" chart:name="primary-y" chart:style-name="ch6">
            <chart:title svg:x="0cm" svg:y="8.225cm" chart:style-name="ch7">
              <text:p>Numbers Encountered</text:p>
            </chart:title>
          </chart:axis>
          <chart:series chart:style-name="ch8" chart:values-cell-range-address="'Hist 3'.G2:'Hist 3'.G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>1 20</text:p>
                <text:list>
                  <text:list-item>
                    <text:p>1</text:p>
                  </text:list-item>
                  <text:list-item>
                    <text:p>20</text:p>
                  </text:list-item>
                </text:list>
                <draw:g>
                  <svg:desc>'Hist 3'.D2:'Hist 3'.E11</svg:desc>
                </draw:g>
              </table:table-cell>
              <table:table-cell office:value-type="float" office:value="114">
                <text:p>114</text:p>
                <draw:g>
                  <svg:desc>'Hist 3'.G2:'Hist 3'.G11</svg:desc>
                </draw:g>
              </table:table-cell>
            </table:table-row>
            <table:table-row>
              <table:table-cell office:value-type="float" office:value="21">
                <text:p>21 40</text:p>
                <text:list>
                  <text:list-item>
                    <text:p>21</text:p>
                  </text:list-item>
                  <text:list-item>
                    <text:p>40</text:p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">
                <text:p>41 60</text:p>
                <text:list>
                  <text:list-item>
                    <text:p>4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1">
                <text:p>61 80</text:p>
                <text:list>
                  <text:list-item>
                    <text:p>61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1">
                <text:p>81 100</text:p>
                <text:list>
                  <text:list-item>
                    <text:p>81</text:p>
                  </text:list-item>
                  <text:list-item>
                    <text:p>100</text:p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">
                <text:p>101 120</text:p>
                <text:list>
                  <text:list-item>
                    <text:p>10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1">
                <text:p>121 140</text:p>
                <text:list>
                  <text:list-item>
                    <text:p>121</text:p>
                  </text:list-item>
                  <text:list-item>
                    <text:p>140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1 160</text:p>
                <text:list>
                  <text:list-item>
                    <text:p>141</text:p>
                  </text:list-item>
                  <text:list-item>
                    <text:p>160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1">
                <text:p>161 180</text:p>
                <text:list>
                  <text:list-item>
                    <text:p>161</text:p>
                  </text:list-item>
                  <text:list-item>
                    <text:p>180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1 200</text:p>
                <text:list>
                  <text:list-item>
                    <text:p>181</text:p>
                  </text:list-item>
                  <text:list-item>
                    <text:p>200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05cm" svg:height="12.073cm" xlink:href=".." xlink:type="simple" chart:class="chart:scatter" chart:column-mapping="1 0" chart:style-name="ch1">
        <chart:title svg:x="5.048cm" svg:y="0.377cm" chart:style-name="ch2">
          <text:p>QQ-Plot Braunschweiger Straße West</text:p>
        </chart:title>
        <chart:plot-area chart:style-name="ch3" table:cell-range-address="'QQ 3'.F1:'QQ 3'.G260" svg:x="1.367cm" svg:y="1.397cm" svg:width="16.082cm" svg:height="9.454cm">
          <chart:coordinate-region svg:x="2.174cm" svg:y="1.596cm" svg:width="14.995cm" svg:height="8.608cm"/>
          <chart:axis chart:dimension="x" chart:name="primary-x" chart:style-name="ch4">
            <chart:title svg:x="8.081cm" svg:y="11.092cm" chart:style-name="ch5">
              <text:p>Measured Values</text:p>
            </chart:title>
          </chart:axis>
          <chart:axis chart:dimension="y" chart:name="primary-y" chart:style-name="ch6">
            <chart:title svg:x="0.451cm" svg:y="7.398cm" chart:style-name="ch7">
              <text:p>Expected Values</text:p>
            </chart:title>
            <chart:grid chart:style-name="ch8" chart:class="major"/>
          </chart:axis>
          <chart:series chart:style-name="ch9" chart:values-cell-range-address="'QQ 3'.F1:'QQ 3'.F260" chart:class="chart:scatter">
            <chart:domain table:cell-range-address="'QQ 3'.G1:'QQ 3'.G260"/>
            <chart:data-point chart:repeated="2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QQ 3'.G1:'QQ 3'.G260</svg:desc>
                </draw:g>
              </table:table-cell>
              <table:table-cell office:value-type="float" office:value="NaN">
                <text:p>NaN</text:p>
                <draw:g>
                  <svg:desc>'QQ 3'.F1:'QQ 3'.F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89957905334322">
                <text:p>0.0789957905334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3744679851648">
                <text:p>0.23744679851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96514348939377">
                <text:p>0.39651434893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556203258558239">
                <text:p>0.556203258558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716518400797187">
                <text:p>0.716518400797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877464706640768">
                <text:p>0.877464706640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39047165544">
                <text:p>1.039047165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.2012708263605">
                <text:p>1.2012708263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36414079828903">
                <text:p>1.36414079828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.5276622518391">
                <text:p>1.5276622518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.69184041981584">
                <text:p>1.69184041981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85668059832476">
                <text:p>1.85668059832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02218814779693">
                <text:p>2.02218814779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18836849403484">
                <text:p>2.18836849403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5522712927977">
                <text:p>2.35522712927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.52276961330095">
                <text:p>2.52276961330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.69100157450708">
                <text:p>2.69100157450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85992871108095">
                <text:p>2.85992871108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.02955679213748">
                <text:p>3.02955679213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.19989165890593">
                <text:p>3.19989165890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.37093922593687">
                <text:p>3.37093922593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.54270548233446">
                <text:p>3.54270548233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.71519649301475">
                <text:p>3.71519649301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.88841839999064">
                <text:p>3.8884183999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.06237742368417">
                <text:p>4.06237742368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.23707986426688">
                <text:p>4.23707986426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.41253210302887">
                <text:p>4.41253210302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.58874060377745">
                <text:p>4.58874060377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.76571191426599">
                <text:p>4.76571191426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.94345266765388">
                <text:p>4.94345266765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.12196958399833">
                <text:p>5.121969583998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5.30126947177893">
                <text:p>5.30126947177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.48135922945576">
                <text:p>5.4813592294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5.66224584706196">
                <text:p>5.66224584706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.84393640783173">
                <text:p>5.84393640783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6.02643808986464">
                <text:p>6.02643808986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6.20975816782724">
                <text:p>6.20975816782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6.39390401469309">
                <text:p>6.39390401469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.57888310352201">
                <text:p>6.57888310352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6.7647030092799">
                <text:p>6.7647030092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6.95137141069999">
                <text:p>6.9513714106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7.13889609218695">
                <text:p>7.13889609218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7.32728494576465">
                <text:p>7.32728494576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.51654597306921">
                <text:p>7.51654597306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.70668728738827">
                <text:p>7.70668728738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7.89771711574799">
                <text:p>7.89771711574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8.08964380104896">
                <text:p>8.08964380104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8.28247580425257">
                <text:p>8.28247580425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8.47622170661912">
                <text:p>8.47622170661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8.67089021199927">
                <text:p>8.67089021199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8.86649014918029">
                <text:p>8.86649014918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9.0630304742887">
                <text:p>9.0630304742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9.26052027325094">
                <text:p>9.26052027325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9.4589687643138">
                <text:p>9.4589687643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9.65838530062634">
                <text:p>9.65838530062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9.85877937288499">
                <text:p>9.85877937288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10.0601606120439">
                <text:p>10.0601606120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10.2625387920924">
                <text:p>10.2625387920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0.4659238329014">
                <text:p>10.4659238329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10.6703258031411">
                <text:p>10.6703258031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10.8757549232719">
                <text:p>10.8757549232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11.0822215686113">
                <text:p>11.0822215686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11.2897362724775">
                <text:p>11.2897362724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11.4983097294145">
                <text:p>11.4983097294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11.7079527984992">
                <text:p>11.7079527984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11.9186765067339">
                <text:p>11.9186765067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12.1304920525264">
                <text:p>12.1304920525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12.3434108092615">
                <text:p>12.3434108092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2.5574443289649">
                <text:p>12.5574443289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12.7726043460644">
                <text:p>12.7726043460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12.9889027812505">
                <text:p>12.9889027812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3.206351745439">
                <text:p>13.206351745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13.4249635438405">
                <text:p>13.4249635438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13.6447506801385">
                <text:p>13.6447506801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13.8657258607811">
                <text:p>13.8657258607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  <table:table-cell office:value-type="float" office:value="14.0879019993885">
                <text:p>14.0879019993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14.3112922212818">
                <text:p>14.3112922212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14.5359098681358">
                <text:p>14.5359098681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14.7617685027601">
                <text:p>14.76176850276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14.9888819140135">
                <text:p>14.9888819140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15.2172641218556">
                <text:p>15.2172641218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15.4469293825394">
                <text:p>15.4469293825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15.6778921939524">
                <text:p>15.6778921939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15.9101673011074">
                <text:p>15.9101673011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16.1437697017919">
                <text:p>16.1437697017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16.3787146523786">
                <text:p>16.3787146523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6.6150176738045">
                <text:p>16.6150176738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16.8526945577237">
                <text:p>16.8526945577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17.0917613728399">
                <text:p>17.0917613728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7.3322344714255">
                <text:p>17.3322344714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17.5741304960332">
                <text:p>17.5741304960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17.8174663864077">
                <text:p>17.8174663864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18.0622593866041">
                <text:p>18.0622593866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18.3085270523207">
                <text:p>18.3085270523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18.5562872584542">
                <text:p>18.55628725845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8.8055582068853">
                <text:p>18.8055582068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">
                <text:p>17</text:p>
              </table:table-cell>
              <table:table-cell office:value-type="float" office:value="19.0563584345025">
                <text:p>19.056358434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9.3087068214746">
                <text:p>19.3087068214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9.5626225997791">
                <text:p>19.5626225997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9.818125361998">
                <text:p>19.818125361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20.075235070389">
                <text:p>20.075235070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20.3339720662456">
                <text:p>20.3339720662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20.5943570795531">
                <text:p>20.5943570795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">
                <text:p>18</text:p>
              </table:table-cell>
              <table:table-cell office:value-type="float" office:value="20.8564112389563">
                <text:p>20.85641123895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  <table:table-cell office:value-type="float" office:value="21.1201560820466">
                <text:p>21.12015608204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21.3856135659852">
                <text:p>21.3856135659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21.6528060784715">
                <text:p>21.6528060784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21.9217564490742">
                <text:p>21.9217564490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22.1924879609356">
                <text:p>22.1924879609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22.465024362868">
                <text:p>22.4650243628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22.7393898818549">
                <text:p>22.73938988185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">
                <text:p>19</text:p>
              </table:table-cell>
              <table:table-cell office:value-type="float" office:value="23.0156092359745">
                <text:p>23.0156092359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3.2937076477633">
                <text:p>23.29370764776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3.5737108580372">
                <text:p>23.5737108580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23.8556451401891">
                <text:p>23.85564514018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">
                <text:p>21</text:p>
              </table:table-cell>
              <table:table-cell office:value-type="float" office:value="24.1395373149828">
                <text:p>24.1395373149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  <table:table-cell office:value-type="float" office:value="24.4254147658646">
                <text:p>24.4254147658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24.7133054548139">
                <text:p>24.7133054548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25.0032379387556">
                <text:p>25.0032379387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25.295241386559">
                <text:p>25.295241386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">
                <text:p>23</text:p>
              </table:table-cell>
              <table:table-cell office:value-type="float" office:value="25.5893455966481">
                <text:p>25.5893455966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25.88558101525">
                <text:p>25.88558101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26.1839787553091">
                <text:p>26.18397875530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26.484570616097">
                <text:p>26.4845706160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26.7873891035488">
                <text:p>26.7873891035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27.0924674513574">
                <text:p>27.09246745135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">
                <text:p>26</text:p>
              </table:table-cell>
              <table:table-cell office:value-type="float" office:value="27.3998396428621">
                <text:p>27.39983964286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27.7095404337654">
                <text:p>27.7095404337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28.0216053757171">
                <text:p>28.0216053757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28.3360708408058">
                <text:p>28.3360708408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28.6529740469993">
                <text:p>28.65297404699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">
                <text:p>27</text:p>
              </table:table-cell>
              <table:table-cell office:value-type="float" office:value="28.9723530845791">
                <text:p>28.97235308457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  <table:table-cell office:value-type="float" office:value="29.2942469436155">
                <text:p>29.2942469436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">
                <text:p>28</text:p>
              </table:table-cell>
              <table:table-cell office:value-type="float" office:value="29.6186955425331">
                <text:p>29.6186955425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29.9457397578188">
                <text:p>29.9457397578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  <table:table-cell office:value-type="float" office:value="30.2754214549281">
                <text:p>30.2754214549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">
                <text:p>29</text:p>
              </table:table-cell>
              <table:table-cell office:value-type="float" office:value="30.6077835204472">
                <text:p>30.6077835204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">
                <text:p>29</text:p>
              </table:table-cell>
              <table:table-cell office:value-type="float" office:value="30.9428698955741">
                <text:p>30.9428698955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31.2807256109821">
                <text:p>31.2807256109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31.6213968231373">
                <text:p>31.6213968231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31.9649308521415">
                <text:p>31.9649308521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32.3113762211778">
                <text:p>32.3113762211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32.6607826976439">
                <text:p>32.66078269764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">
                <text:p>31</text:p>
              </table:table-cell>
              <table:table-cell office:value-type="float" office:value="33.0132013360566">
                <text:p>33.0132013360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33.3686845228228">
                <text:p>33.3686845228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">
                <text:p>32</text:p>
              </table:table-cell>
              <table:table-cell office:value-type="float" office:value="33.7272860229742">
                <text:p>33.7272860229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">
                <text:p>33</text:p>
              </table:table-cell>
              <table:table-cell office:value-type="float" office:value="34.0890610289691">
                <text:p>34.08906102896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">
                <text:p>33</text:p>
              </table:table-cell>
              <table:table-cell office:value-type="float" office:value="34.4540662116744">
                <text:p>34.45406621167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">
                <text:p>33</text:p>
              </table:table-cell>
              <table:table-cell office:value-type="float" office:value="34.8223597736426">
                <text:p>34.8223597736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  <table:table-cell office:value-type="float" office:value="35.194001504812">
                <text:p>35.194001504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">
                <text:p>35</text:p>
              </table:table-cell>
              <table:table-cell office:value-type="float" office:value="35.5690528407607">
                <text:p>35.5690528407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">
                <text:p>35</text:p>
              </table:table-cell>
              <table:table-cell office:value-type="float" office:value="35.9475769236591">
                <text:p>35.9475769236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36.3296386660696">
                <text:p>36.3296386660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36.715304817756">
                <text:p>36.7153048177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37.1046440356756">
                <text:p>37.1046440356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">
                <text:p>38</text:p>
              </table:table-cell>
              <table:table-cell office:value-type="float" office:value="37.4977269573347">
                <text:p>37.49772695733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">
                <text:p>38</text:p>
              </table:table-cell>
              <table:table-cell office:value-type="float" office:value="37.8946262777063">
                <text:p>37.8946262777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">
                <text:p>39</text:p>
              </table:table-cell>
              <table:table-cell office:value-type="float" office:value="38.2954168299188">
                <text:p>38.29541682991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38.7001756699379">
                <text:p>38.70017566993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">
                <text:p>39</text:p>
              </table:table-cell>
              <table:table-cell office:value-type="float" office:value="39.1089821654845">
                <text:p>39.10898216548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">
                <text:p>39</text:p>
              </table:table-cell>
              <table:table-cell office:value-type="float" office:value="39.5219180894424">
                <text:p>39.52191808944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">
                <text:p>39</text:p>
              </table:table-cell>
              <table:table-cell office:value-type="float" office:value="39.9390677180326">
                <text:p>39.93906771803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40.3605179340482">
                <text:p>40.36051793404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40.786358335466">
                <text:p>40.786358335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41.2166813497757">
                <text:p>41.2166813497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41.6515823543901">
                <text:p>41.65158235439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  <table:table-cell office:value-type="float" office:value="42.0911598035294">
                <text:p>42.0911598035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">
                <text:p>41</text:p>
              </table:table-cell>
              <table:table-cell office:value-type="float" office:value="42.5355153620017">
                <text:p>42.5355153620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">
                <text:p>41</text:p>
              </table:table-cell>
              <table:table-cell office:value-type="float" office:value="42.9847540463353">
                <text:p>42.98475404633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">
                <text:p>41</text:p>
              </table:table-cell>
              <table:table-cell office:value-type="float" office:value="43.4389843737509">
                <text:p>43.43898437375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">
                <text:p>41</text:p>
              </table:table-cell>
              <table:table-cell office:value-type="float" office:value="43.8983185195047">
                <text:p>43.8983185195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">
                <text:p>41</text:p>
              </table:table-cell>
              <table:table-cell office:value-type="float" office:value="44.3628724831708">
                <text:p>44.3628724831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  <table:table-cell office:value-type="float" office:value="44.8327662644823">
                <text:p>44.83276626448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">
                <text:p>42</text:p>
              </table:table-cell>
              <table:table-cell office:value-type="float" office:value="45.3081240493948">
                <text:p>45.3081240493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">
                <text:p>42</text:p>
              </table:table-cell>
              <table:table-cell office:value-type="float" office:value="45.7890744070962">
                <text:p>45.7890744070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46.2757504987444">
                <text:p>46.2757504987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46.7682902987802">
                <text:p>46.76829029878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">
                <text:p>43</text:p>
              </table:table-cell>
              <table:table-cell office:value-type="float" office:value="47.2668368297352">
                <text:p>47.2668368297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47.7715384115363">
                <text:p>47.7715384115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48.2825489263923">
                <text:p>48.2825489263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">
                <text:p>45</text:p>
              </table:table-cell>
              <table:table-cell office:value-type="float" office:value="48.800028100446">
                <text:p>48.800028100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">
                <text:p>45</text:p>
              </table:table-cell>
              <table:table-cell office:value-type="float" office:value="49.3241418034843">
                <text:p>49.32414180348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">
                <text:p>46</text:p>
              </table:table-cell>
              <table:table-cell office:value-type="float" office:value="49.8550623681093">
                <text:p>49.85506236810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">
                <text:p>48</text:p>
              </table:table-cell>
              <table:table-cell office:value-type="float" office:value="50.3929689299112">
                <text:p>50.3929689299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">
                <text:p>49</text:p>
              </table:table-cell>
              <table:table-cell office:value-type="float" office:value="50.93804779032">
                <text:p>50.938047790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">
                <text:p>49</text:p>
              </table:table-cell>
              <table:table-cell office:value-type="float" office:value="51.4904928039774">
                <text:p>51.49049280397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52.0505057926423">
                <text:p>52.0505057926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52.6182969878437">
                <text:p>52.6182969878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">
                <text:p>50</text:p>
              </table:table-cell>
              <table:table-cell office:value-type="float" office:value="53.194085504708">
                <text:p>53.1940855047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">
                <text:p>51</text:p>
              </table:table-cell>
              <table:table-cell office:value-type="float" office:value="53.7780998496357">
                <text:p>53.77809984963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  <table:table-cell office:value-type="float" office:value="54.3705784647692">
                <text:p>54.37057846476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">
                <text:p>52</text:p>
              </table:table-cell>
              <table:table-cell office:value-type="float" office:value="54.9717703124993">
                <text:p>54.97177031249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">
                <text:p>52</text:p>
              </table:table-cell>
              <table:table-cell office:value-type="float" office:value="55.5819355035964">
                <text:p>55.58193550359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  <table:table-cell office:value-type="float" office:value="56.2013459729329">
                <text:p>56.2013459729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56.8302862071893">
                <text:p>56.83028620718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">
                <text:p>54</text:p>
              </table:table-cell>
              <table:table-cell office:value-type="float" office:value="57.4690540294202">
                <text:p>57.4690540294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">
                <text:p>55</text:p>
              </table:table-cell>
              <table:table-cell office:value-type="float" office:value="58.1179614458944">
                <text:p>58.1179614458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58.7773355612365">
                <text:p>58.7773355612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59.4475195685912">
                <text:p>59.4475195685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">
                <text:p>56</text:p>
              </table:table-cell>
              <table:table-cell office:value-type="float" office:value="60.1288738223109">
                <text:p>60.1288738223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">
                <text:p>57</text:p>
              </table:table-cell>
              <table:table-cell office:value-type="float" office:value="60.8217770015628">
                <text:p>60.82177700156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">
                <text:p>58</text:p>
              </table:table-cell>
              <table:table-cell office:value-type="float" office:value="61.5266273742599">
                <text:p>61.52662737425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">
                <text:p>58</text:p>
              </table:table-cell>
              <table:table-cell office:value-type="float" office:value="62.2438441718809">
                <text:p>62.24384417188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62.9738690870595">
                <text:p>62.97386908705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">
                <text:p>61</text:p>
              </table:table-cell>
              <table:table-cell office:value-type="float" office:value="63.7171679073407">
                <text:p>63.71716790734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">
                <text:p>61</text:p>
              </table:table-cell>
              <table:table-cell office:value-type="float" office:value="64.4742323002345">
                <text:p>64.4742323002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  <table:table-cell office:value-type="float" office:value="65.245581766701">
                <text:p>65.2455817667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">
                <text:p>62</text:p>
              </table:table-cell>
              <table:table-cell office:value-type="float" office:value="66.031765782502">
                <text:p>66.031765782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">
                <text:p>63</text:p>
              </table:table-cell>
              <table:table-cell office:value-type="float" office:value="66.8333661495295">
                <text:p>66.83336614952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7.6509995823103">
                <text:p>67.65099958231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">
                <text:p>65</text:p>
              </table:table-cell>
              <table:table-cell office:value-type="float" office:value="68.4853205584926">
                <text:p>68.48532055849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">
                <text:p>65</text:p>
              </table:table-cell>
              <table:table-cell office:value-type="float" office:value="69.33702446632">
                <text:p>69.337024466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">
                <text:p>65</text:p>
              </table:table-cell>
              <table:table-cell office:value-type="float" office:value="70.2068510870144">
                <text:p>70.2068510870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">
                <text:p>65</text:p>
              </table:table-cell>
              <table:table-cell office:value-type="float" office:value="71.0955884557645">
                <text:p>71.0955884557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">
                <text:p>67</text:p>
              </table:table-cell>
              <table:table-cell office:value-type="float" office:value="72.0040771518128">
                <text:p>72.0040771518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">
                <text:p>68</text:p>
              </table:table-cell>
              <table:table-cell office:value-type="float" office:value="72.9332150761725">
                <text:p>72.93321507617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">
                <text:p>69</text:p>
              </table:table-cell>
              <table:table-cell office:value-type="float" office:value="73.8839627850345">
                <text:p>73.88396278503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4.8573494582742">
                <text:p>74.8573494582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5.8544795960294">
                <text:p>75.8544795960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6.8765405525969">
                <text:p>76.87654055259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">
                <text:p>73</text:p>
              </table:table-cell>
              <table:table-cell office:value-type="float" office:value="77.924811036512">
                <text:p>77.924811036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">
                <text:p>73</text:p>
              </table:table-cell>
              <table:table-cell office:value-type="float" office:value="79.0006707294245">
                <text:p>79.00067072942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">
                <text:p>78</text:p>
              </table:table-cell>
              <table:table-cell office:value-type="float" office:value="80.1056112052673">
                <text:p>80.10561120526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">
                <text:p>81</text:p>
              </table:table-cell>
              <table:table-cell office:value-type="float" office:value="81.241248366525">
                <text:p>81.241248366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">
                <text:p>83</text:p>
              </table:table-cell>
              <table:table-cell office:value-type="float" office:value="82.4093366577901">
                <text:p>82.40933665779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">
                <text:p>84</text:p>
              </table:table-cell>
              <table:table-cell office:value-type="float" office:value="83.6117853703933">
                <text:p>83.6117853703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">
                <text:p>87</text:p>
              </table:table-cell>
              <table:table-cell office:value-type="float" office:value="84.850677418488">
                <text:p>84.8506774184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">
                <text:p>89</text:p>
              </table:table-cell>
              <table:table-cell office:value-type="float" office:value="86.1282910502311">
                <text:p>86.12829105023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">
                <text:p>91</text:p>
              </table:table-cell>
              <table:table-cell office:value-type="float" office:value="87.4471250624571">
                <text:p>87.44712506245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">
                <text:p>92</text:p>
              </table:table-cell>
              <table:table-cell office:value-type="float" office:value="88.80992821996">
                <text:p>88.80992821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">
                <text:p>94</text:p>
              </table:table-cell>
              <table:table-cell office:value-type="float" office:value="90.2197337498501">
                <text:p>90.21973374985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  <table:table-cell office:value-type="float" office:value="91.6798999992355">
                <text:p>91.67989999923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">
                <text:p>95</text:p>
              </table:table-cell>
              <table:table-cell office:value-type="float" office:value="93.1941586268477">
                <text:p>93.19415862684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">
                <text:p>96</text:p>
              </table:table-cell>
              <table:table-cell office:value-type="float" office:value="94.7666720685647">
                <text:p>94.76667206856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">
                <text:p>99</text:p>
              </table:table-cell>
              <table:table-cell office:value-type="float" office:value="96.4021025044328">
                <text:p>96.4021025044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">
                <text:p>105</text:p>
              </table:table-cell>
              <table:table-cell office:value-type="float" office:value="98.1056952051633">
                <text:p>98.10569520516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99.8833800129546">
                <text:p>99.8833800129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  <table:table-cell office:value-type="float" office:value="101.741895907645">
                <text:p>101.741895907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8">
                <text:p>118</text:p>
              </table:table-cell>
              <table:table-cell office:value-type="float" office:value="103.688945261692">
                <text:p>103.6889452616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  <table:table-cell office:value-type="float" office:value="105.733386702018">
                <text:p>105.7333867020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  <table:table-cell office:value-type="float" office:value="107.885478787515">
                <text:p>107.8854787875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">
                <text:p>123</text:p>
              </table:table-cell>
              <table:table-cell office:value-type="float" office:value="110.157191467156">
                <text:p>110.157191467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">
                <text:p>124</text:p>
              </table:table-cell>
              <table:table-cell office:value-type="float" office:value="112.562609282766">
                <text:p>112.5626092827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5">
                <text:p>125</text:p>
              </table:table-cell>
              <table:table-cell office:value-type="float" office:value="115.11846078747">
                <text:p>115.11846078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">
                <text:p>129</text:p>
              </table:table-cell>
              <table:table-cell office:value-type="float" office:value="117.844824776628">
                <text:p>117.8448247766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5">
                <text:p>135</text:p>
              </table:table-cell>
              <table:table-cell office:value-type="float" office:value="120.766089296485">
                <text:p>120.7660892964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">
                <text:p>147</text:p>
              </table:table-cell>
              <table:table-cell office:value-type="float" office:value="123.91228042988">
                <text:p>123.91228042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1">
                <text:p>151</text:p>
              </table:table-cell>
              <table:table-cell office:value-type="float" office:value="127.320946358245">
                <text:p>127.320946358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3">
                <text:p>153</text:p>
              </table:table-cell>
              <table:table-cell office:value-type="float" office:value="131.039900750686">
                <text:p>131.0399007506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">
                <text:p>157</text:p>
              </table:table-cell>
              <table:table-cell office:value-type="float" office:value="135.131343450306">
                <text:p>135.1313434503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">
                <text:p>161</text:p>
              </table:table-cell>
              <table:table-cell office:value-type="float" office:value="139.67828176902">
                <text:p>139.678281769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6">
                <text:p>166</text:p>
              </table:table-cell>
              <table:table-cell office:value-type="float" office:value="144.79498971341">
                <text:p>144.794989713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3">
                <text:p>173</text:p>
              </table:table-cell>
              <table:table-cell office:value-type="float" office:value="150.644996402474">
                <text:p>150.644996402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157.474218983221">
                <text:p>157.474218983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3">
                <text:p>183</text:p>
              </table:table-cell>
              <table:table-cell office:value-type="float" office:value="165.67769899694">
                <text:p>165.677698996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6">
                <text:p>196</text:p>
              </table:table-cell>
              <table:table-cell office:value-type="float" office:value="175.951510451142">
                <text:p>175.9515104511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7">
                <text:p>197</text:p>
              </table:table-cell>
              <table:table-cell office:value-type="float" office:value="189.706599413866">
                <text:p>189.7065994138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">
                <text:p>200</text:p>
              </table:table-cell>
              <table:table-cell office:value-type="float" office:value="210.589308697396">
                <text:p>210.589308697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55.500918397851">
                <text:p>255.500918397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0.1000003814697pt" style:font-size-asian="10.1000003814697pt" style:font-family-complex="Arial" style:font-size-complex="10.100000381469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1pt" style:font-size-asian="11pt" style:font-family-complex="Arial" style:font-size-complex="11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986cm" svg:height="8.149cm" xlink:href=".." xlink:type="simple" chart:class="chart:bar" chart:column-mapping="1 2" chart:style-name="ch1">
        <chart:subtitle svg:x="0cm" svg:y="0cm" chart:style-name="ch2">
          <text:p/>
        </chart:subtitle>
        <chart:legend chart:legend-position="end" svg:x="12.318cm" svg:y="2.77cm" style:legend-expansion="custom" svg:width="2.293cm" svg:height="1.235cm" style:legend-expansion-aspect-ratio="1.85668016194332" chart:style-name="ch3"/>
        <chart:plot-area chart:style-name="ch4" table:cell-range-address="'ChiSq 6'.D1:'ChiSq 6'.G14" chart:data-source-has-labels="both" svg:x="0.187cm" svg:y="0.396cm" svg:width="11.957cm" svg:height="7.489cm">
          <chart:coordinate-region svg:x="1.073cm" svg:y="0.622cm" svg:width="11.071cm" svg:height="6.112cm"/>
          <chart:axis chart:dimension="x" chart:name="primary-x" chart:style-name="ch5" chartooo:axis-type="auto">
            <chartooo:date-scale/>
            <chart:categories table:cell-range-address="'ChiSq 6'.D2:'ChiSq 6'.E14"/>
          </chart:axis>
          <chart:axis chart:dimension="y" chart:name="primary-y" chart:style-name="ch6"/>
          <chart:series chart:style-name="ch7" chart:values-cell-range-address="'ChiSq 6'.F2:'ChiSq 6'.F14" chart:label-cell-address="'ChiSq 6'.F1:'ChiSq 6'.F1" chart:class="chart:bar">
            <chart:data-point chart:repeated="13"/>
          </chart:series>
          <chart:series chart:style-name="ch8" chart:values-cell-range-address="'ChiSq 6'.G2:'ChiSq 6'.G14" chart:label-cell-address="'ChiSq 6'.G1:'ChiSq 6'.G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'ChiSq 6'.F1:'ChiSq 6'.F1</svg:desc>
                </draw:g>
              </table:table-cell>
              <table:table-cell office:value-type="string">
                <text:p>Observed</text:p>
                <draw:g>
                  <svg:desc>'ChiSq 6'.G1:'ChiSq 6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20</text:p>
                <text:list>
                  <text:list-item>
                    <text:p>1</text:p>
                  </text:list-item>
                  <text:list-item>
                    <text:p>20</text:p>
                  </text:list-item>
                </text:list>
                <draw:g>
                  <svg:desc>'ChiSq 6'.D2:'ChiSq 6'.E14</svg:desc>
                </draw:g>
              </table:table-cell>
              <table:table-cell office:value-type="float" office:value="94">
                <text:p>94</text:p>
                <draw:g>
                  <svg:desc>'ChiSq 6'.F2:'ChiSq 6'.F14</svg:desc>
                </draw:g>
              </table:table-cell>
              <table:table-cell office:value-type="float" office:value="114">
                <text:p>114</text:p>
                <draw:g>
                  <svg:desc>'ChiSq 6'.G2:'ChiSq 6'.G14</svg:desc>
                </draw:g>
              </table:table-cell>
            </table:table-row>
            <table:table-row>
              <table:table-cell office:value-type="float" office:value="21">
                <text:p>21 40</text:p>
                <text:list>
                  <text:list-item>
                    <text:p>21</text:p>
                  </text:list-item>
                  <text:list-item>
                    <text:p>40</text:p>
                  </text:list-item>
                </text:list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">
                <text:p>41 60</text:p>
                <text:list>
                  <text:list-item>
                    <text:p>4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1">
                <text:p>61 80</text:p>
                <text:list>
                  <text:list-item>
                    <text:p>61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1">
                <text:p>81 100</text:p>
                <text:list>
                  <text:list-item>
                    <text:p>81</text:p>
                  </text:list-item>
                  <text:list-item>
                    <text:p>100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">
                <text:p>101 120</text:p>
                <text:list>
                  <text:list-item>
                    <text:p>10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1">
                <text:p>121 140</text:p>
                <text:list>
                  <text:list-item>
                    <text:p>121</text:p>
                  </text:list-item>
                  <text:list-item>
                    <text:p>140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1 160</text:p>
                <text:list>
                  <text:list-item>
                    <text:p>141</text:p>
                  </text:list-item>
                  <text:list-item>
                    <text:p>160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1">
                <text:p>161 180</text:p>
                <text:list>
                  <text:list-item>
                    <text:p>161</text:p>
                  </text:list-item>
                  <text:list-item>
                    <text:p>180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1 200</text:p>
                <text:list>
                  <text:list-item>
                    <text:p>181</text:p>
                  </text:list-item>
                  <text:list-item>
                    <text:p>20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">
                <text:p>201 220</text:p>
                <text:list>
                  <text:list-item>
                    <text:p>201</text:p>
                  </text:list-item>
                  <text:list-item>
                    <text:p>22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 240</text:p>
                <text:list>
                  <text:list-item>
                    <text:p>221</text:p>
                  </text:list-item>
                  <text:list-item>
                    <text:p>24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 260</text:p>
                <text:list>
                  <text:list-item>
                    <text:p>241</text:p>
                  </text:list-item>
                  <text:list-item>
                    <text:p>26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